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63mm"/>
    </style:style>
    <style:style style:name="co2" style:family="table-column">
      <style:table-column-properties fo:break-before="auto" style:column-width="25.38mm"/>
    </style:style>
    <style:style style:name="co3" style:family="table-column">
      <style:table-column-properties fo:break-before="auto" style:column-width="47.2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5.05mm"/>
    </style:style>
    <style:style style:name="co6" style:family="table-column">
      <style:table-column-properties fo:break-before="auto" style:column-width="26.72mm"/>
    </style:style>
    <style:style style:name="co7" style:family="table-column">
      <style:table-column-properties fo:break-before="auto" style:column-width="37.25mm"/>
    </style:style>
    <style:style style:name="co8" style:family="table-column">
      <style:table-column-properties fo:break-before="auto" style:column-width="27.45mm"/>
    </style:style>
    <style:style style:name="co9" style:family="table-column">
      <style:table-column-properties fo:break-before="auto" style:column-width="46.39mm"/>
    </style:style>
    <style:style style:name="co10" style:family="table-column">
      <style:table-column-properties fo:break-before="auto" style:column-width="41.52mm"/>
    </style:style>
    <style:style style:name="co11" style:family="table-column">
      <style:table-column-properties fo:break-before="auto" style:column-width="27.57mm"/>
    </style:style>
    <style:style style:name="co12" style:family="table-column">
      <style:table-column-properties fo:break-before="auto" style:column-width="25.49mm"/>
    </style:style>
    <style:style style:name="co13" style:family="table-column">
      <style:table-column-properties fo:break-before="auto" style:column-width="23.35mm"/>
    </style:style>
    <style:style style:name="co14" style:family="table-column">
      <style:table-column-properties fo:break-before="auto" style:column-width="29.58mm"/>
    </style:style>
    <style:style style:name="co15" style:family="table-column">
      <style:table-column-properties fo:break-before="auto" style:column-width="31.57mm"/>
    </style:style>
    <style:style style:name="co16" style:family="table-column">
      <style:table-column-properties fo:break-before="auto" style:column-width="62.9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09"/>
    <style:style style:name="ce2" style:family="table-cell" style:parent-style-name="Default" style:data-style-name="N2"/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1"/>
        <table:table-column table:style-name="co4" table:default-cell-style-name="ce2"/>
        <table:table-column table:style-name="co4" table:default-cell-style-name="Default"/>
        <table:table-row table:style-name="ro1">
          <table:table-cell office:value-type="string" calcext:value-type="string">
            <text:p>problème</text:p>
          </table:table-cell>
          <table:table-cell/>
          <table:table-cell office:value-type="string" calcext:value-type="string">
            <text:p>méthode</text:p>
          </table:table-cell>
          <table:table-cell office:value-type="string" calcext:value-type="string">
            <text:p>refin_mode</text:p>
          </table:table-cell>
          <table:table-cell office:value-type="string" calcext:value-type="string">
            <text:p>refin_ratio</text:p>
          </table:table-cell>
          <table:table-cell office:value-type="string" calcext:value-type="string">
            <text:p>propa_ratio</text:p>
          </table:table-cell>
          <table:table-cell office:value-type="string" calcext:value-type="string">
            <text:p>nb_slices</text:p>
          </table:table-cell>
          <table:table-cell office:value-type="string" calcext:value-type="string">
            <text:p>3b_ratio</text:p>
          </table:table-cell>
          <table:table-cell office:value-type="string" calcext:value-type="string">
            <text:p>3b_propa</text:p>
          </table:table-cell>
          <table:table-cell office:value-type="string" calcext:value-type="string">
            <text:p>3b_pts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bis_pts</text:p>
          </table:table-cell>
          <table:table-cell office:value-type="string" calcext:value-type="string">
            <text:p>bis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volum s2</text:p>
          </table:table-cell>
          <table:table-cell office:value-type="string" calcext:value-type="string">
            <text:p>temps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01_picar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167" calcext:value-type="float">
            <text:p>0,006167</text:p>
          </table:table-cell>
          <table:table-cell/>
          <table:table-cell office:value-type="float" office:value="1.07" calcext:value-type="float">
            <text:p>1,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16384" calcext:value-type="float">
            <text:p>16384</text:p>
          </table:table-cell>
          <table:table-cell office:value-type="float" office:value="0.99" calcext:value-type="float">
            <text:p>0,99</text:p>
          </table:table-cell>
          <table:table-cell office:value-type="float" office:value="0.9999" calcext:value-type="float">
            <text:p>0,9999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167" calcext:value-type="float">
            <text:p>0,006167</text:p>
          </table:table-cell>
          <table:table-cell/>
          <table:table-cell office:value-type="float" office:value="2.53" calcext:value-type="float">
            <text:p>2,5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-polygone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13384" calcext:value-type="float">
            <text:p>133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10354" calcext:value-type="float">
            <text:p>0,006104</text:p>
          </table:table-cell>
          <table:table-cell/>
          <table:table-cell office:value-type="float" office:value="3.9" calcext:value-type="float">
            <text:p>3,9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13384" calcext:value-type="float">
            <text:p>133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10354" calcext:value-type="float">
            <text:p>0,006104</text:p>
          </table:table-cell>
          <table:table-cell/>
          <table:table-cell office:value-type="float" office:value="2.05" calcext:value-type="float">
            <text:p>2,05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02_sinfwd</text:p>
          </table:table-cell>
          <table:table-cell office:value-type="string" calcext:value-type="string">
            <text:p>Ivp f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50200" calcext:value-type="float">
            <text:p>502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1 bis</text:p>
          </table:table-cell>
          <table:table-cell office:value-type="float" office:value="0.576434" calcext:value-type="float">
            <text:p>0,576434</text:p>
          </table:table-cell>
          <table:table-cell/>
          <table:table-cell office:value-type="float" office:value="8.55" calcext:value-type="float">
            <text:p>8,5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50200" calcext:value-type="float">
            <text:p>5020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499631" calcext:value-type="float">
            <text:p>0,049963</text:p>
          </table:table-cell>
          <table:table-cell/>
          <table:table-cell office:value-type="float" office:value="21.96" calcext:value-type="float">
            <text:p>21,9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-polygone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338" calcext:value-type="float">
            <text:p>0,003380</text:p>
          </table:table-cell>
          <table:table-cell/>
          <table:table-cell office:value-type="float" office:value="2.77" calcext:value-type="float">
            <text:p>2,7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338599" calcext:value-type="float">
            <text:p>0,003386</text:p>
          </table:table-cell>
          <table:table-cell table:style-name="ce2"/>
          <table:table-cell office:value-type="float" office:value="1.58" calcext:value-type="float">
            <text:p>1,58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03_sinbw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4" calcext:value-type="float">
            <text:p>0,004814</text:p>
          </table:table-cell>
          <table:table-cell/>
          <table:table-cell office:value-type="float" office:value="1.8" calcext:value-type="float">
            <text:p>1,8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4" calcext:value-type="float">
            <text:p>0,004814</text:p>
          </table:table-cell>
          <table:table-cell/>
          <table:table-cell office:value-type="float" office:value="2.77" calcext:value-type="float">
            <text:p>2,7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-polygone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432" calcext:value-type="float">
            <text:p>0,004814</text:p>
          </table:table-cell>
          <table:table-cell/>
          <table:table-cell office:value-type="float" office:value="5.13" calcext:value-type="float">
            <text:p>5,1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188" calcext:value-type="float">
            <text:p>0,004812</text:p>
          </table:table-cell>
          <table:table-cell table:style-name="ce2"/>
          <table:table-cell office:value-type="float" office:value="2.04" calcext:value-type="float">
            <text:p>2,04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04_bvp</text:p>
          </table:table-cell>
          <table:table-cell office:value-type="string" calcext:value-type="string">
            <text:p>bvp 1dim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4</text:p>
          </table:table-cell>
          <table:table-cell office:value-type="float" office:value="0.000142376" calcext:value-type="float">
            <text:p>0,000142</text:p>
          </table:table-cell>
          <table:table-cell office:value-type="float" office:value="0.000101736" calcext:value-type="float">
            <text:p>0,000102</text:p>
          </table:table-cell>
          <table:table-cell office:value-type="float" office:value="5.55" calcext:value-type="float">
            <text:p>5,5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0</text:p>
          </table:table-cell>
          <table:table-cell office:value-type="float" office:value="0.000148455" calcext:value-type="float">
            <text:p>0,000148</text:p>
          </table:table-cell>
          <table:table-cell office:value-type="float" office:value="0.000145342" calcext:value-type="float">
            <text:p>0,000145</text:p>
          </table:table-cell>
          <table:table-cell office:value-type="float" office:value="3.76" calcext:value-type="float">
            <text:p>3,7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0</text:p>
          </table:table-cell>
          <table:table-cell table:number-columns-repeated="2" office:value-type="float" office:value="0.000120151" calcext:value-type="float">
            <text:p>0,000120</text:p>
          </table:table-cell>
          <table:table-cell office:value-type="float" office:value="11.21" calcext:value-type="float">
            <text:p>11,2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-polygone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0</text:p>
          </table:table-cell>
          <table:table-cell table:number-columns-repeated="2" office:value-type="float" office:value="0.000120151" calcext:value-type="float">
            <text:p>0,000120</text:p>
          </table:table-cell>
          <table:table-cell office:value-type="float" office:value="2.45" calcext:value-type="float">
            <text:p>2,45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09_csdp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51231" calcext:value-type="float">
            <text:p>512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407105" calcext:value-type="float">
            <text:p>0,407105</text:p>
          </table:table-cell>
          <table:table-cell/>
          <table:table-cell office:value-type="float" office:value="41.62" calcext:value-type="float">
            <text:p>41,6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51231" calcext:value-type="float">
            <text:p>51231</text:p>
          </table:table-cell>
          <table:table-cell office:value-type="float" office:value="0.1" calcext:value-type="float">
            <text:p>0,1</text:p>
          </table:table-cell>
          <table:table-cell office:value-type="float" office:value="0.99999" calcext:value-type="float">
            <text:p>0,99999</text:p>
          </table:table-cell>
          <table:table-cell office:value-type="string" calcext:value-type="string">
            <text:p>t0t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286792" calcext:value-type="float">
            <text:p>0,286792</text:p>
          </table:table-cell>
          <table:table-cell/>
          <table:table-cell office:value-type="float" office:value="101.71" calcext:value-type="float">
            <text:p>101,7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-polygone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505" calcext:value-type="float">
            <text:p>45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285283" calcext:value-type="float">
            <text:p>0,285283</text:p>
          </table:table-cell>
          <table:table-cell/>
          <table:table-cell office:value-type="float" office:value="220.47" calcext:value-type="float">
            <text:p>220,4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505" calcext:value-type="float">
            <text:p>45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28532" calcext:value-type="float">
            <text:p>0,285320</text:p>
          </table:table-cell>
          <table:table-cell table:style-name="ce2"/>
          <table:table-cell office:value-type="float" office:value="3.18" calcext:value-type="float">
            <text:p>3,18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10_largeinitvalue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5584" calcext:value-type="float">
            <text:p>155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85927" calcext:value-type="float">
            <text:p>0,859270</text:p>
          </table:table-cell>
          <table:table-cell/>
          <table:table-cell office:value-type="float" office:value="0.35" calcext:value-type="float">
            <text:p>0,3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5584" calcext:value-type="float">
            <text:p>15584</text:p>
          </table:table-cell>
          <table:table-cell office:value-type="float" office:value="0.9" calcext:value-type="float">
            <text:p>0,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316268" calcext:value-type="float">
            <text:p>0,316268</text:p>
          </table:table-cell>
          <table:table-cell/>
          <table:table-cell office:value-type="float" office:value="4.04" calcext:value-type="float">
            <text:p>4,0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-polygone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0389" calcext:value-type="float">
            <text:p>103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351826" calcext:value-type="float">
            <text:p>0,351826</text:p>
          </table:table-cell>
          <table:table-cell/>
          <table:table-cell office:value-type="float" office:value="4.62" calcext:value-type="float">
            <text:p>4,6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0389" calcext:value-type="float">
            <text:p>103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351828" calcext:value-type="float">
            <text:p>0,351828</text:p>
          </table:table-cell>
          <table:table-cell table:style-name="ce2"/>
          <table:table-cell office:value-type="float" office:value="0.5" calcext:value-type="float">
            <text:p>0,50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11_circle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23862" calcext:value-type="float">
            <text:p>238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388229" calcext:value-type="float">
            <text:p>0,003882</text:p>
          </table:table-cell>
          <table:table-cell/>
          <table:table-cell office:value-type="float" office:value="6.74" calcext:value-type="float">
            <text:p>6,7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23862" calcext:value-type="float">
            <text:p>23862</text:p>
          </table:table-cell>
          <table:table-cell office:value-type="float" office:value="0.99" calcext:value-type="float">
            <text:p>0,99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388229" calcext:value-type="float">
            <text:p>0,003882</text:p>
          </table:table-cell>
          <table:table-cell/>
          <table:table-cell office:value-type="float" office:value="19.9" calcext:value-type="float">
            <text:p>19,9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-polygone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3862" calcext:value-type="float">
            <text:p>238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08146" calcext:value-type="float">
            <text:p>0,006081</text:p>
          </table:table-cell>
          <table:table-cell/>
          <table:table-cell office:value-type="float" office:value="13.78" calcext:value-type="float">
            <text:p>13,7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3862" calcext:value-type="float">
            <text:p>238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08146" calcext:value-type="float">
            <text:p>0,006081</text:p>
          </table:table-cell>
          <table:table-cell/>
          <table:table-cell office:value-type="float" office:value="9.19" calcext:value-type="float">
            <text:p>9,19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12_f-sqr2</text:p>
          </table:table-cell>
          <table:table-cell office:value-type="string" calcext:value-type="string">
            <text:p>large ivp</text:p>
          </table:table-cell>
          <table:table-cell office:value-type="string" calcext:value-type="string">
            <text:p>CtcDeriv 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2400" calcext:value-type="float">
            <text:p>102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1 bis</text:p>
          </table:table-cell>
          <table:table-cell office:value-type="float" office:value="2.33575" calcext:value-type="float">
            <text:p>2,335750</text:p>
          </table:table-cell>
          <table:table-cell/>
          <table:table-cell office:value-type="float" office:value="26.03" calcext:value-type="float">
            <text:p>26,0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2400" calcext:value-type="float">
            <text:p>102400</text:p>
          </table:table-cell>
          <table:table-cell office:value-type="float" office:value="0.9" calcext:value-type="float">
            <text:p>0,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693441" calcext:value-type="float">
            <text:p>0,693441</text:p>
          </table:table-cell>
          <table:table-cell/>
          <table:table-cell office:value-type="float" office:value="35.62" calcext:value-type="float">
            <text:p>35,6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slicing-polygone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2400" calcext:value-type="float">
            <text:p>102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81707" calcext:value-type="float">
            <text:p>0,817070</text:p>
          </table:table-cell>
          <table:table-cell/>
          <table:table-cell office:value-type="float" office:value="43.4" calcext:value-type="float">
            <text:p>43,4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2400" calcext:value-type="float">
            <text:p>102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81707" calcext:value-type="float">
            <text:p>0,817070</text:p>
          </table:table-cell>
          <table:table-cell table:style-name="ce2"/>
          <table:table-cell office:value-type="float" office:value="28.14" calcext:value-type="float">
            <text:p>28,14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13_linear</text:p>
          </table:table-cell>
          <table:table-cell office:value-type="string" calcext:value-type="string">
            <text:p>large ivp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5.36085" calcext:value-type="float">
            <text:p>5,360850</text:p>
          </table:table-cell>
          <table:table-cell/>
          <table:table-cell office:value-type="float" office:value="61.37" calcext:value-type="float">
            <text:p>61,37</text:p>
          </table:table-cell>
          <table:table-cell/>
        </table:table-row>
        <table:table-row table:style-name="ro1">
          <table:table-cell office:value-type="string" calcext:value-type="string">
            <text:p>Predecoupage 100 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999" calcext:value-type="float">
            <text:p>0,999999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693944" calcext:value-type="float">
            <text:p>0,693944</text:p>
          </table:table-cell>
          <table:table-cell/>
          <table:table-cell office:value-type="float" office:value="213.8" calcext:value-type="float">
            <text:p>213,8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slicing-polygone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table:style-name="Default" office:value-type="float" office:value="0.852212" calcext:value-type="float">
            <text:p>0,852212</text:p>
          </table:table-cell>
          <table:table-cell/>
          <table:table-cell office:value-type="float" office:value="71.29" calcext:value-type="float">
            <text:p>71,2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table:style-name="Default" office:value-type="float" office:value="0.852212" calcext:value-type="float">
            <text:p>0,852212</text:p>
          </table:table-cell>
          <table:table-cell/>
          <table:table-cell office:value-type="float" office:value="29.23" calcext:value-type="float">
            <text:p>29,23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15_sinbvp</text:p>
          </table:table-cell>
          <table:table-cell office:value-type="string" calcext:value-type="string">
            <text:p>bvp wikipedia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641" calcext:value-type="float">
            <text:p>206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2</text:p>
          </table:table-cell>
          <table:table-cell office:value-type="float" office:value="0.00141166" calcext:value-type="float">
            <text:p>0,001412</text:p>
          </table:table-cell>
          <table:table-cell/>
          <table:table-cell office:value-type="float" office:value="101.55" calcext:value-type="float">
            <text:p>101,5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5850" calcext:value-type="float">
            <text:p>2585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</text:p>
          </table:table-cell>
          <table:table-cell office:value-type="float" office:value="0.000918733" calcext:value-type="float">
            <text:p>0,000919</text:p>
          </table:table-cell>
          <table:table-cell/>
          <table:table-cell office:value-type="float" office:value="77.57" calcext:value-type="float">
            <text:p>77,5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5730" calcext:value-type="float">
            <text:p>257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&gt; 10</text:p>
          </table:table-cell>
          <table:table-cell table:number-columns-repeated="2"/>
          <table:table-cell office:value-type="string" calcext:value-type="string">
            <text:p>&gt;10mn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16_circlebvp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0tf</text:p>
          </table:table-cell>
          <table:table-cell office:value-type="string" calcext:value-type="string">
            <text:p>Level 81</text:p>
          </table:table-cell>
          <table:table-cell office:value-type="float" office:value="0.00696417" calcext:value-type="float">
            <text:p>0,006964</text:p>
          </table:table-cell>
          <table:table-cell/>
          <table:table-cell office:value-type="float" office:value="313.74" calcext:value-type="float">
            <text:p>313,7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1</text:p>
          </table:table-cell>
          <table:table-cell office:value-type="float" office:value="0.00612472" calcext:value-type="float">
            <text:p>0,006125</text:p>
          </table:table-cell>
          <table:table-cell/>
          <table:table-cell office:value-type="float" office:value="697.42" calcext:value-type="float">
            <text:p>697,4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slicing-polygone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table:number-columns-repeated="4"/>
          <table:table-cell office:value-type="string" calcext:value-type="string">
            <text:p>t0t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table:number-columns-repeated="4"/>
          <table:table-cell office:value-type="string" calcext:value-type="string">
            <text:p>t0tf</text:p>
          </table:table-cell>
          <table:table-cell office:value-type="string" calcext:value-type="string">
            <text:p>Level &gt;75</text:p>
          </table:table-cell>
          <table:table-cell office:value-type="float" office:value="0.010159" calcext:value-type="float">
            <text:p>0,010159</text:p>
          </table:table-cell>
          <table:table-cell/>
          <table:table-cell office:value-type="float" office:value="2521.56" calcext:value-type="float">
            <text:p>2521,56</text:p>
          </table:table-cell>
          <table:table-cell office:value-type="string" calcext:value-type="string">
            <text:p>+2sol parasites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17_bvpsolveprob2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27</text:p>
          </table:table-cell>
          <table:table-cell office:value-type="float" office:value="0.0131786" calcext:value-type="float">
            <text:p>0,013179</text:p>
          </table:table-cell>
          <table:table-cell/>
          <table:table-cell office:value-type="float" office:value="415.59" calcext:value-type="float">
            <text:p>415,5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59" calcext:value-type="float">
            <text:p>20459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8</text:p>
          </table:table-cell>
          <table:table-cell office:value-type="float" office:value="0.0132397" calcext:value-type="float">
            <text:p>0,013240</text:p>
          </table:table-cell>
          <table:table-cell/>
          <table:table-cell office:value-type="float" office:value="89.51" calcext:value-type="float">
            <text:p>89,5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59" calcext:value-type="float">
            <text:p>20459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5" calcext:value-type="float">
            <text:p>0,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23</text:p>
          </table:table-cell>
          <table:table-cell office:value-type="float" office:value="0.00433632" calcext:value-type="float">
            <text:p>0,004336</text:p>
          </table:table-cell>
          <table:table-cell/>
          <table:table-cell office:value-type="float" office:value="160.07" calcext:value-type="float">
            <text:p>160,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cidslicing-polygon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4</text:p>
          </table:table-cell>
          <table:table-cell office:value-type="float" office:value="0.0106221" calcext:value-type="float">
            <text:p>0,010622</text:p>
          </table:table-cell>
          <table:table-cell/>
          <table:table-cell office:value-type="float" office:value="359.51" calcext:value-type="float">
            <text:p>359,5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cidslicing-polygone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7</text:p>
          </table:table-cell>
          <table:table-cell office:value-type="float" office:value="0.00254711" calcext:value-type="float">
            <text:p>0,002547</text:p>
          </table:table-cell>
          <table:table-cell/>
          <table:table-cell office:value-type="float" office:value="1511.07" calcext:value-type="float">
            <text:p>1511,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cidslicing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3</text:p>
          </table:table-cell>
          <table:table-cell office:value-type="float" office:value="0.00563587" calcext:value-type="float">
            <text:p>0,005636</text:p>
          </table:table-cell>
          <table:table-cell/>
          <table:table-cell office:value-type="float" office:value="87.23" calcext:value-type="float">
            <text:p>87,2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cidslicing-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4</text:p>
          </table:table-cell>
          <table:table-cell office:value-type="float" office:value="0.00519042" calcext:value-type="float">
            <text:p>0,005190</text:p>
          </table:table-cell>
          <table:table-cell/>
          <table:table-cell office:value-type="float" office:value="197.7" calcext:value-type="float">
            <text:p>197,70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18_bvpsolveprob34</text:p>
          </table:table-cell>
          <table:table-cell office:value-type="string" calcext:value-type="string">
            <text:p>bvp 2sol.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8700" calcext:value-type="float">
            <text:p>28700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too many bis.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3844" calcext:value-type="float">
            <text:p>23844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20</text:p>
          </table:table-cell>
          <table:table-cell office:value-type="float" office:value="0.0481754" calcext:value-type="float">
            <text:p>0,048175</text:p>
          </table:table-cell>
          <table:table-cell office:value-type="float" office:value="0.045488" calcext:value-type="float">
            <text:p>0,045488</text:p>
          </table:table-cell>
          <table:table-cell office:value-type="float" office:value="920" calcext:value-type="float">
            <text:p>920,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slicing-polygone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4216" calcext:value-type="float">
            <text:p>24216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too many bis.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4216" calcext:value-type="float">
            <text:p>24216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&gt; 40.</text:p>
          </table:table-cell>
          <table:table-cell table:number-columns-repeated="2"/>
          <table:table-cell office:value-type="string" calcext:value-type="string">
            <text:p>&gt;2h.</text:p>
          </table:table-cell>
          <table:table-cell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20_wrappingivp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51907" calcext:value-type="float">
            <text:p>51907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0 bis</text:p>
          </table:table-cell>
          <table:table-cell office:value-type="float" office:value="0.0392676" calcext:value-type="float">
            <text:p>0,039268</text:p>
          </table:table-cell>
          <table:table-cell/>
          <table:table-cell office:value-type="float" office:value="37" calcext:value-type="float">
            <text:p>37,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51855" calcext:value-type="float">
            <text:p>51855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0 bis</text:p>
          </table:table-cell>
          <table:table-cell office:value-type="float" office:value="0.0290679" calcext:value-type="float">
            <text:p>0,029068</text:p>
          </table:table-cell>
          <table:table-cell/>
          <table:table-cell office:value-type="float" office:value="126.95" calcext:value-type="float">
            <text:p>126,9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slicing-polygone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52006" calcext:value-type="float">
            <text:p>52006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0 bis</text:p>
          </table:table-cell>
          <table:table-cell office:value-type="float" office:value="0.0270582" calcext:value-type="float">
            <text:p>0,027058</text:p>
          </table:table-cell>
          <table:table-cell/>
          <table:table-cell office:value-type="float" office:value="134.98" calcext:value-type="float">
            <text:p>134,9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52006" calcext:value-type="float">
            <text:p>52006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0 bis</text:p>
          </table:table-cell>
          <table:table-cell office:value-type="float" office:value="0.0270582" calcext:value-type="float">
            <text:p>0,027058</text:p>
          </table:table-cell>
          <table:table-cell/>
          <table:table-cell office:value-type="float" office:value="92.93" calcext:value-type="float">
            <text:p>92,93</text:p>
          </table:table-cell>
          <table:table-cell/>
        </table:table-row>
        <table:table-row table:style-name="ro1" table:number-rows-repeated="1048501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comparaison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10" table:default-cell-style-name="Default"/>
        <table:table-column table:style-name="co4" table:number-columns-repeated="2" table:default-cell-style-name="ce1"/>
        <table:table-column table:style-name="co4" table:default-cell-style-name="ce2"/>
        <table:table-column table:style-name="co4" table:number-columns-repeated="7" table:default-cell-style-name="Default"/>
        <table:table-row table:style-name="ro1">
          <table:table-cell office:value-type="string" calcext:value-type="string">
            <text:p>problème</text:p>
          </table:table-cell>
          <table:table-cell/>
          <table:table-cell office:value-type="string" calcext:value-type="string">
            <text:p>méthode</text:p>
          </table:table-cell>
          <table:table-cell office:value-type="string" calcext:value-type="string">
            <text:p>refin_mode</text:p>
          </table:table-cell>
          <table:table-cell office:value-type="string" calcext:value-type="string">
            <text:p>refin_ratio</text:p>
          </table:table-cell>
          <table:table-cell office:value-type="string" calcext:value-type="string">
            <text:p>propa_ratio</text:p>
          </table:table-cell>
          <table:table-cell office:value-type="string" calcext:value-type="string">
            <text:p>nb_slices</text:p>
          </table:table-cell>
          <table:table-cell office:value-type="string" calcext:value-type="string">
            <text:p>3b_ratio</text:p>
          </table:table-cell>
          <table:table-cell office:value-type="string" calcext:value-type="string">
            <text:p>3b_propa</text:p>
          </table:table-cell>
          <table:table-cell office:value-type="string" calcext:value-type="string">
            <text:p>3b_pts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bis_pts</text:p>
          </table:table-cell>
          <table:table-cell office:value-type="string" calcext:value-type="string">
            <text:p>bis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volum s2</text:p>
          </table:table-cell>
          <table:table-cell office:value-type="string" calcext:value-type="string">
            <text:p>temps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01_picar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4311" calcext:value-type="float">
            <text:p>0,005431</text:p>
          </table:table-cell>
          <table:table-cell/>
          <table:table-cell office:value-type="float" office:value="1.3" calcext:value-type="float">
            <text:p>1,3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" calcext:value-type="float">
            <text:p>0,99</text:p>
          </table:table-cell>
          <table:table-cell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43" calcext:value-type="float">
            <text:p>0,005430</text:p>
          </table:table-cell>
          <table:table-cell/>
          <table:table-cell office:value-type="float" office:value="3.26" calcext:value-type="float">
            <text:p>3,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-polygon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83217" calcext:value-type="float">
            <text:p>0,005832</text:p>
          </table:table-cell>
          <table:table-cell/>
          <table:table-cell office:value-type="float" office:value="6.43" calcext:value-type="float">
            <text:p>6,4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83217" calcext:value-type="float">
            <text:p>0,005832</text:p>
          </table:table-cell>
          <table:table-cell/>
          <table:table-cell office:value-type="float" office:value="2" calcext:value-type="float">
            <text:p>2,00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02_sinfwd</text:p>
          </table:table-cell>
          <table:table-cell office:value-type="string" calcext:value-type="string">
            <text:p>Ivp f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0.002" calcext:value-type="float">
            <text:p>0,00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9</text:p>
          </table:table-cell>
          <table:table-cell office:value-type="float" office:value="0.00774523" calcext:value-type="float">
            <text:p>0,007745</text:p>
          </table:table-cell>
          <table:table-cell/>
          <table:table-cell office:value-type="float" office:value="17.41" calcext:value-type="float">
            <text:p>17,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50000" calcext:value-type="float">
            <text:p>50000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982795" calcext:value-type="float">
            <text:p>0,009828</text:p>
          </table:table-cell>
          <table:table-cell/>
          <table:table-cell office:value-type="float" office:value="21.32" calcext:value-type="float">
            <text:p>21,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-polygon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3386" calcext:value-type="float">
            <text:p>0,003386</text:p>
          </table:table-cell>
          <table:table-cell/>
          <table:table-cell office:value-type="float" office:value="2.71" calcext:value-type="float">
            <text:p>2,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338599" calcext:value-type="float">
            <text:p>0,003386</text:p>
          </table:table-cell>
          <table:table-cell table:style-name="ce2"/>
          <table:table-cell office:value-type="float" office:value="0.3" calcext:value-type="float">
            <text:p>0,30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03_sinbw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4" calcext:value-type="float">
            <text:p>0,004814</text:p>
          </table:table-cell>
          <table:table-cell/>
          <table:table-cell office:value-type="float" office:value="1.8" calcext:value-type="float">
            <text:p>1,8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4" calcext:value-type="float">
            <text:p>0,004814</text:p>
          </table:table-cell>
          <table:table-cell/>
          <table:table-cell office:value-type="float" office:value="2.7" calcext:value-type="float">
            <text:p>2,7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-polygone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432" calcext:value-type="float">
            <text:p>0,004814</text:p>
          </table:table-cell>
          <table:table-cell/>
          <table:table-cell office:value-type="float" office:value="7.44" calcext:value-type="float">
            <text:p>7,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188" calcext:value-type="float">
            <text:p>0,004812</text:p>
          </table:table-cell>
          <table:table-cell table:style-name="ce2"/>
          <table:table-cell office:value-type="float" office:value="2.5" calcext:value-type="float">
            <text:p>2,50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04_bvp</text:p>
          </table:table-cell>
          <table:table-cell office:value-type="string" calcext:value-type="string">
            <text:p>bvp 1dim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4</text:p>
          </table:table-cell>
          <table:table-cell office:value-type="float" office:value="0.000142376" calcext:value-type="float">
            <text:p>0,000142</text:p>
          </table:table-cell>
          <table:table-cell office:value-type="float" office:value="0.000101736" calcext:value-type="float">
            <text:p>0,000102</text:p>
          </table:table-cell>
          <table:table-cell office:value-type="float" office:value="5.55" calcext:value-type="float">
            <text:p>5,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0</text:p>
          </table:table-cell>
          <table:table-cell office:value-type="float" office:value="0.000148455" calcext:value-type="float">
            <text:p>0,000148</text:p>
          </table:table-cell>
          <table:table-cell office:value-type="float" office:value="0.000145342" calcext:value-type="float">
            <text:p>0,000145</text:p>
          </table:table-cell>
          <table:table-cell office:value-type="float" office:value="3.76" calcext:value-type="float">
            <text:p>3,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-polygone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0</text:p>
          </table:table-cell>
          <table:table-cell table:number-columns-repeated="2" office:value-type="float" office:value="0.000120151" calcext:value-type="float">
            <text:p>0,000120</text:p>
          </table:table-cell>
          <table:table-cell office:value-type="float" office:value="11.21" calcext:value-type="float">
            <text:p>11,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0</text:p>
          </table:table-cell>
          <table:table-cell table:number-columns-repeated="2" office:value-type="float" office:value="0.000120151" calcext:value-type="float">
            <text:p>0,000120</text:p>
          </table:table-cell>
          <table:table-cell office:value-type="float" office:value="2.45" calcext:value-type="float">
            <text:p>2,45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09_csdp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305947" calcext:value-type="float">
            <text:p>0,305947</text:p>
          </table:table-cell>
          <table:table-cell/>
          <table:table-cell office:value-type="float" office:value="33.11" calcext:value-type="float">
            <text:p>33,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float" office:value="0.99999" calcext:value-type="float">
            <text:p>0,99999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275689" calcext:value-type="float">
            <text:p>0,275689</text:p>
          </table:table-cell>
          <table:table-cell/>
          <table:table-cell office:value-type="float" office:value="137.7" calcext:value-type="float">
            <text:p>137,7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-polygone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272926" calcext:value-type="float">
            <text:p>0,272926</text:p>
          </table:table-cell>
          <table:table-cell table:style-name="ce2"/>
          <table:table-cell office:value-type="float" office:value="26.84" calcext:value-type="float">
            <text:p>26,8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273877" calcext:value-type="float">
            <text:p>0,273877</text:p>
          </table:table-cell>
          <table:table-cell table:style-name="ce2"/>
          <table:table-cell office:value-type="float" office:value="31.07" calcext:value-type="float">
            <text:p>31,07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10_largeinitvalue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500134" calcext:value-type="float">
            <text:p>0,500134</text:p>
          </table:table-cell>
          <table:table-cell/>
          <table:table-cell office:value-type="float" office:value="0.46" calcext:value-type="float">
            <text:p>0,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316226" calcext:value-type="float">
            <text:p>0,316226</text:p>
          </table:table-cell>
          <table:table-cell/>
          <table:table-cell office:value-type="float" office:value="2.87" calcext:value-type="float">
            <text:p>2,8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-polygone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0389" calcext:value-type="float">
            <text:p>103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333982" calcext:value-type="float">
            <text:p>0,333982</text:p>
          </table:table-cell>
          <table:table-cell/>
          <table:table-cell office:value-type="float" office:value="7.68" calcext:value-type="float">
            <text:p>7,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0389" calcext:value-type="float">
            <text:p>103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346545" calcext:value-type="float">
            <text:p>0,346545</text:p>
          </table:table-cell>
          <table:table-cell table:style-name="ce2"/>
          <table:table-cell office:value-type="float" office:value="0.81" calcext:value-type="float">
            <text:p>0,81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11_circle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25019" calcext:value-type="float">
            <text:p>0,004250</text:p>
          </table:table-cell>
          <table:table-cell/>
          <table:table-cell office:value-type="float" office:value="5.45" calcext:value-type="float">
            <text:p>5,4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Default" office:value-type="float" office:value="0.00522378" calcext:value-type="float">
            <text:p>0,00522378</text:p>
          </table:table-cell>
          <table:table-cell table:style-name="Default"/>
          <table:table-cell table:style-name="Default" office:value-type="float" office:value="23.91" calcext:value-type="float">
            <text:p>23,9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-polygone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0.003" calcext:value-type="float">
            <text:p>0,003</text:p>
          </table:table-cell>
          <table:table-cell/>
          <table:table-cell office:value-type="string" calcext:value-type="string">
            <text:p>Level &gt;3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idDyncid-polygone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5908" calcext:value-type="float">
            <text:p>159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08146" calcext:value-type="float">
            <text:p>0,006081</text:p>
          </table:table-cell>
          <table:table-cell/>
          <table:table-cell office:value-type="float" office:value="12.28" calcext:value-type="float">
            <text:p>12,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+3B 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604937" calcext:value-type="float">
            <text:p>0,006049</text:p>
          </table:table-cell>
          <table:table-cell/>
          <table:table-cell office:value-type="float" office:value="74.33" calcext:value-type="float">
            <text:p>74,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5908" calcext:value-type="float">
            <text:p>159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08146" calcext:value-type="float">
            <text:p>0,006081</text:p>
          </table:table-cell>
          <table:table-cell/>
          <table:table-cell office:value-type="float" office:value="7.21" calcext:value-type="float">
            <text:p>7,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Level &gt; 6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35793" calcext:value-type="float">
            <text:p>3579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276425" calcext:value-type="float">
            <text:p>0,002764</text:p>
          </table:table-cell>
          <table:table-cell/>
          <table:table-cell office:value-type="float" office:value="17.35" calcext:value-type="float">
            <text:p>17,35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Cid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74" calcext:value-type="float">
            <text:p>1977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4385" calcext:value-type="float">
            <text:p>0,005044</text:p>
          </table:table-cell>
          <table:table-cell/>
          <table:table-cell office:value-type="float" office:value="5.73" calcext:value-type="float">
            <text:p>5,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2568" calcext:value-type="float">
            <text:p>12568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80415" calcext:value-type="float">
            <text:p>0,005804</text:p>
          </table:table-cell>
          <table:table-cell/>
          <table:table-cell office:value-type="float" office:value="22.48" calcext:value-type="float">
            <text:p>22,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82" calcext:value-type="float">
            <text:p>1978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0072" calcext:value-type="float">
            <text:p>0,005001</text:p>
          </table:table-cell>
          <table:table-cell/>
          <table:table-cell office:value-type="float" office:value="8.66" calcext:value-type="float">
            <text:p>8,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82" calcext:value-type="float">
            <text:p>1978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002" calcext:value-type="float">
            <text:p>0,005000</text:p>
          </table:table-cell>
          <table:table-cell/>
          <table:table-cell office:value-type="float" office:value="22.82" calcext:value-type="float">
            <text:p>22,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Guess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82" calcext:value-type="float">
            <text:p>19782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0072" calcext:value-type="float">
            <text:p>0,005001</text:p>
          </table:table-cell>
          <table:table-cell/>
          <table:table-cell office:value-type="float" office:value="165.75" calcext:value-type="float">
            <text:p>165,75</text:p>
          </table:table-cell>
          <table:table-cell table:number-columns-repeated="7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12_f-sqr2</text:p>
          </table:table-cell>
          <table:table-cell office:value-type="string" calcext:value-type="string">
            <text:p>large ivp</text:p>
          </table:table-cell>
          <table:table-cell office:value-type="string" calcext:value-type="string">
            <text:p>CtcDeriv 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office:value-type="float" office:value="1.11892" calcext:value-type="float">
            <text:p>1,118920</text:p>
          </table:table-cell>
          <table:table-cell/>
          <table:table-cell office:value-type="float" office:value="41.48" calcext:value-type="float">
            <text:p>41,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" calcext:value-type="float">
            <text:p>0,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float" office:value="0.693247" calcext:value-type="float">
            <text:p>0,693247</text:p>
          </table:table-cell>
          <table:table-cell/>
          <table:table-cell office:value-type="float" office:value="47.96" calcext:value-type="float">
            <text:p>47,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-polygone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string" calcext:value-type="string">
            <text:p>²</text:p>
          </table:table-cell>
          <table:table-cell/>
          <table:table-cell office:value-type="float" office:value="76.77" calcext:value-type="float">
            <text:p>76,7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float" office:value="0.753178" calcext:value-type="float">
            <text:p>0,753178</text:p>
          </table:table-cell>
          <table:table-cell table:style-name="ce2"/>
          <table:table-cell office:value-type="float" office:value="27.02" calcext:value-type="float">
            <text:p>27,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" calcext:value-type="float">
            <text:p>0,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float" office:value="0.693217" calcext:value-type="float">
            <text:p>0,693217</text:p>
          </table:table-cell>
          <table:table-cell/>
          <table:table-cell office:value-type="float" office:value="70.04" calcext:value-type="float">
            <text:p>70,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float" office:value="0.693161" calcext:value-type="float">
            <text:p>0,693161</text:p>
          </table:table-cell>
          <table:table-cell/>
          <table:table-cell office:value-type="float" office:value="155.56" calcext:value-type="float">
            <text:p>155,56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13_linear</text:p>
          </table:table-cell>
          <table:table-cell office:value-type="string" calcext:value-type="string">
            <text:p>large ivp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5.36085" calcext:value-type="float">
            <text:p>5,360850</text:p>
          </table:table-cell>
          <table:table-cell/>
          <table:table-cell office:value-type="float" office:value="61.37" calcext:value-type="float">
            <text:p>61,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edecoupage 100 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999" calcext:value-type="float">
            <text:p>0,999999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693944" calcext:value-type="float">
            <text:p>0,693944</text:p>
          </table:table-cell>
          <table:table-cell/>
          <table:table-cell office:value-type="float" office:value="213.8" calcext:value-type="float">
            <text:p>213,8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-polygone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table:style-name="Default" office:value-type="float" office:value="0.852212" calcext:value-type="float">
            <text:p>0,852212</text:p>
          </table:table-cell>
          <table:table-cell/>
          <table:table-cell office:value-type="float" office:value="71.29" calcext:value-type="float">
            <text:p>71,2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table:style-name="Default" office:value-type="float" office:value="0.852212" calcext:value-type="float">
            <text:p>0,852212</text:p>
          </table:table-cell>
          <table:table-cell/>
          <table:table-cell office:value-type="float" office:value="29.23" calcext:value-type="float">
            <text:p>29,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ns predecoupage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5"/>
          <table:table-cell office:value-type="string" calcext:value-type="string">
            <text:p>Level 16</text:p>
          </table:table-cell>
          <table:table-cell office:value-type="float" office:value="1.07596" calcext:value-type="float">
            <text:p>1,075960</text:p>
          </table:table-cell>
          <table:table-cell/>
          <table:table-cell office:value-type="float" office:value="902.64" calcext:value-type="float">
            <text:p>902,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ns predecoupage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99" calcext:value-type="float">
            <text:p>0,999999</text:p>
          </table:table-cell>
          <table:table-cell office:value-type="float" office:value="0.9999" calcext:value-type="float">
            <text:p>0,9999</text:p>
          </table:table-cell>
          <table:table-cell table:number-columns-repeated="3"/>
          <table:table-cell office:value-type="string" calcext:value-type="string">
            <text:p>Level 13</text:p>
          </table:table-cell>
          <table:table-cell office:value-type="float" office:value="0.925664" calcext:value-type="float">
            <text:p>0,925664</text:p>
          </table:table-cell>
          <table:table-cell/>
          <table:table-cell office:value-type="float" office:value="4495.1" calcext:value-type="float">
            <text:p>4495,10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15_sinbvp</text:p>
          </table:table-cell>
          <table:table-cell office:value-type="string" calcext:value-type="string">
            <text:p>bvp wikipedia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641" calcext:value-type="float">
            <text:p>206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2</text:p>
          </table:table-cell>
          <table:table-cell office:value-type="float" office:value="0.00141166" calcext:value-type="float">
            <text:p>0,001412</text:p>
          </table:table-cell>
          <table:table-cell/>
          <table:table-cell office:value-type="float" office:value="101.55" calcext:value-type="float">
            <text:p>101,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5850" calcext:value-type="float">
            <text:p>2585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</text:p>
          </table:table-cell>
          <table:table-cell office:value-type="float" office:value="0.000918733" calcext:value-type="float">
            <text:p>0,000919</text:p>
          </table:table-cell>
          <table:table-cell/>
          <table:table-cell office:value-type="float" office:value="77.57" calcext:value-type="float">
            <text:p>77,5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5730" calcext:value-type="float">
            <text:p>257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&gt; 10</text:p>
          </table:table-cell>
          <table:table-cell table:number-columns-repeated="2"/>
          <table:table-cell office:value-type="string" calcext:value-type="string">
            <text:p>&gt;10mn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16_circlebvp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0tf</text:p>
          </table:table-cell>
          <table:table-cell office:value-type="string" calcext:value-type="string">
            <text:p>Level 81</text:p>
          </table:table-cell>
          <table:table-cell office:value-type="float" office:value="0.00696417" calcext:value-type="float">
            <text:p>0,006964</text:p>
          </table:table-cell>
          <table:table-cell/>
          <table:table-cell office:value-type="float" office:value="313.74" calcext:value-type="float">
            <text:p>313,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1</text:p>
          </table:table-cell>
          <table:table-cell office:value-type="float" office:value="0.00612472" calcext:value-type="float">
            <text:p>0,006125</text:p>
          </table:table-cell>
          <table:table-cell/>
          <table:table-cell office:value-type="float" office:value="697.42" calcext:value-type="float">
            <text:p>697,4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-polygone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table:number-columns-repeated="4"/>
          <table:table-cell office:value-type="string" calcext:value-type="string">
            <text:p>t0tf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table:number-columns-repeated="4"/>
          <table:table-cell office:value-type="string" calcext:value-type="string">
            <text:p>t0tf</text:p>
          </table:table-cell>
          <table:table-cell office:value-type="string" calcext:value-type="string">
            <text:p>Level &gt;75</text:p>
          </table:table-cell>
          <table:table-cell office:value-type="float" office:value="0.010159" calcext:value-type="float">
            <text:p>0,010159</text:p>
          </table:table-cell>
          <table:table-cell/>
          <table:table-cell office:value-type="float" office:value="2521.56" calcext:value-type="float">
            <text:p>2521,56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/>
          <table:table-cell office:value-type="string" calcext:value-type="string">
            <text:p>rrt0tf</text:p>
          </table:table-cell>
          <table:table-cell office:value-type="string" calcext:value-type="string">
            <text:p>Level 80</text:p>
          </table:table-cell>
          <table:table-cell office:value-type="float" office:value="0.00743494" calcext:value-type="float">
            <text:p>0,007435</text:p>
          </table:table-cell>
          <table:table-cell/>
          <table:table-cell office:value-type="float" office:value="340.86" calcext:value-type="float">
            <text:p>340,86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4"/>
          <table:table-cell office:value-type="string" calcext:value-type="string">
            <text:p>rrt0tf</text:p>
          </table:table-cell>
          <table:table-cell office:value-type="string" calcext:value-type="string">
            <text:p>Level 79</text:p>
          </table:table-cell>
          <table:table-cell office:value-type="float" office:value="0.00743494" calcext:value-type="float">
            <text:p>0,007435</text:p>
          </table:table-cell>
          <table:table-cell/>
          <table:table-cell office:value-type="float" office:value="322.1" calcext:value-type="float">
            <text:p>322,10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4"/>
          <table:table-cell office:value-type="string" calcext:value-type="string">
            <text:p>rrt0tf</text:p>
          </table:table-cell>
          <table:table-cell office:value-type="string" calcext:value-type="string">
            <text:p>Level 79</text:p>
          </table:table-cell>
          <table:table-cell office:value-type="float" office:value="0.00870715" calcext:value-type="float">
            <text:p>0,008707</text:p>
          </table:table-cell>
          <table:table-cell/>
          <table:table-cell office:value-type="float" office:value="2865.15" calcext:value-type="float">
            <text:p>2865,15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17_bvpsolveprob2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27</text:p>
          </table:table-cell>
          <table:table-cell office:value-type="float" office:value="0.0131786" calcext:value-type="float">
            <text:p>0,013179</text:p>
          </table:table-cell>
          <table:table-cell/>
          <table:table-cell office:value-type="float" office:value="415.59" calcext:value-type="float">
            <text:p>415,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59" calcext:value-type="float">
            <text:p>20459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8</text:p>
          </table:table-cell>
          <table:table-cell office:value-type="float" office:value="0.0132397" calcext:value-type="float">
            <text:p>0,013240</text:p>
          </table:table-cell>
          <table:table-cell/>
          <table:table-cell office:value-type="float" office:value="89.51" calcext:value-type="float">
            <text:p>89,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59" calcext:value-type="float">
            <text:p>20459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5" calcext:value-type="float">
            <text:p>0,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23</text:p>
          </table:table-cell>
          <table:table-cell office:value-type="float" office:value="0.00433632" calcext:value-type="float">
            <text:p>0,004336</text:p>
          </table:table-cell>
          <table:table-cell/>
          <table:table-cell office:value-type="float" office:value="160.07" calcext:value-type="float">
            <text:p>160,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cidDyncid-polygon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4</text:p>
          </table:table-cell>
          <table:table-cell office:value-type="float" office:value="0.0106221" calcext:value-type="float">
            <text:p>0,010622</text:p>
          </table:table-cell>
          <table:table-cell/>
          <table:table-cell office:value-type="float" office:value="359.51" calcext:value-type="float">
            <text:p>359,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cidDyncid-polygone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7</text:p>
          </table:table-cell>
          <table:table-cell office:value-type="float" office:value="0.00254711" calcext:value-type="float">
            <text:p>0,002547</text:p>
          </table:table-cell>
          <table:table-cell/>
          <table:table-cell office:value-type="float" office:value="1511.07" calcext:value-type="float">
            <text:p>1511,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3</text:p>
          </table:table-cell>
          <table:table-cell office:value-type="float" office:value="0.00563587" calcext:value-type="float">
            <text:p>0,005636</text:p>
          </table:table-cell>
          <table:table-cell/>
          <table:table-cell office:value-type="float" office:value="87.23" calcext:value-type="float">
            <text:p>87,2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cidDyncid-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4</text:p>
          </table:table-cell>
          <table:table-cell office:value-type="float" office:value="0.00519042" calcext:value-type="float">
            <text:p>0,005190</text:p>
          </table:table-cell>
          <table:table-cell/>
          <table:table-cell office:value-type="float" office:value="197.7" calcext:value-type="float">
            <text:p>197,70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18_bvpsolveprob34</text:p>
          </table:table-cell>
          <table:table-cell office:value-type="string" calcext:value-type="string">
            <text:p>bvp 2sol.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8700" calcext:value-type="float">
            <text:p>28700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too many bis.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99" calcext:value-type="float">
            <text:p>0,9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0</text:p>
          </table:table-cell>
          <table:table-cell office:value-type="float" office:value="0.0363547" calcext:value-type="float">
            <text:p>0,036355</text:p>
          </table:table-cell>
          <table:table-cell office:value-type="float" office:value="0.034182" calcext:value-type="float">
            <text:p>0,034182</text:p>
          </table:table-cell>
          <table:table-cell office:value-type="float" office:value="816.25" calcext:value-type="float">
            <text:p>816,25</text:p>
          </table:table-cell>
          <table:table-cell table:style-name="ce1"/>
          <table:table-cell table:style-name="ce2" table:number-columns-repeated="2"/>
          <table:table-cell table:style-name="ce1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yncid-polygone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4216" calcext:value-type="float">
            <text:p>24216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too many bis.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4216" calcext:value-type="float">
            <text:p>24216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&gt; 40.</text:p>
          </table:table-cell>
          <table:table-cell table:number-columns-repeated="2"/>
          <table:table-cell office:value-type="string" calcext:value-type="string">
            <text:p>&gt;2h.</text:p>
          </table:table-cell>
          <table:table-cell table:number-columns-repeated="7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19_wrappingivp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</text:p>
          </table:table-cell>
          <table:table-cell office:value-type="float" office:value="0.036159" calcext:value-type="float">
            <text:p>0,036159</text:p>
          </table:table-cell>
          <table:table-cell/>
          <table:table-cell office:value-type="float" office:value="34.99" calcext:value-type="float">
            <text:p>34,9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0</text:p>
          </table:table-cell>
          <table:table-cell office:value-type="float" office:value="0.0266721" calcext:value-type="float">
            <text:p>0,026672</text:p>
          </table:table-cell>
          <table:table-cell/>
          <table:table-cell office:value-type="float" office:value="305.06" calcext:value-type="float">
            <text:p>305,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-polygone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7</text:p>
          </table:table-cell>
          <table:table-cell office:value-type="float" office:value="0.0270582" calcext:value-type="float">
            <text:p>0,027058</text:p>
          </table:table-cell>
          <table:table-cell/>
          <table:table-cell office:value-type="float" office:value="134.98" calcext:value-type="float">
            <text:p>134,9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4</text:p>
          </table:table-cell>
          <table:table-cell office:value-type="float" office:value="0.0283244" calcext:value-type="float">
            <text:p>0,028324</text:p>
          </table:table-cell>
          <table:table-cell/>
          <table:table-cell office:value-type="float" office:value="109.49" calcext:value-type="float">
            <text:p>109,49</text:p>
          </table:table-cell>
          <table:table-cell table:number-columns-repeated="7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20_wrappingiivp</text:p>
          </table:table-cell>
          <table:table-cell office:value-type="string" calcext:value-type="string">
            <text:p>iivp 2d</text:p>
          </table:table-cell>
          <table:table-cell table:number-columns-repeated="21"/>
        </table:table-row>
        <table:table-row table:style-name="ro1">
          <table:table-cell table:number-columns-repeated="23"/>
        </table:table-row>
      </table:table>
      <table:table table:name="bestresults" table:style-name="ta1"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4" table:number-columns-repeated="5" table:default-cell-style-name="Default"/>
        <table:table-column table:style-name="co13" table:default-cell-style-name="Default"/>
        <table:table-column table:style-name="co4" table:number-columns-repeated="6" table:default-cell-style-name="Default"/>
        <table:table-column table:style-name="co4" table:default-cell-style-name="ce1"/>
        <table:table-column table:style-name="co4" table:default-cell-style-name="ce2"/>
        <table:table-column table:style-name="co4" table:default-cell-style-name="ce1"/>
        <table:table-column table:style-name="co14" table:number-columns-repeated="2" table:default-cell-style-name="ce1"/>
        <table:table-column table:style-name="co4" table:number-columns-repeated="2" table:default-cell-style-name="ce1"/>
        <table:table-row table:style-name="ro1">
          <table:table-cell office:value-type="string" calcext:value-type="string">
            <text:p>problème</text:p>
          </table:table-cell>
          <table:table-cell/>
          <table:table-cell office:value-type="string" calcext:value-type="string">
            <text:p>méthode</text:p>
          </table:table-cell>
          <table:table-cell office:value-type="string" calcext:value-type="string">
            <text:p>refin_mode</text:p>
          </table:table-cell>
          <table:table-cell office:value-type="string" calcext:value-type="string">
            <text:p>refin_ratio</text:p>
          </table:table-cell>
          <table:table-cell office:value-type="string" calcext:value-type="string">
            <text:p>propa_ratio</text:p>
          </table:table-cell>
          <table:table-cell office:value-type="string" calcext:value-type="string">
            <text:p>nb_slices</text:p>
          </table:table-cell>
          <table:table-cell office:value-type="string" calcext:value-type="string">
            <text:p>3b_ratio</text:p>
          </table:table-cell>
          <table:table-cell office:value-type="string" calcext:value-type="string">
            <text:p>3b_propa</text:p>
          </table:table-cell>
          <table:table-cell office:value-type="string" calcext:value-type="string">
            <text:p>3b_pts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bis_pts</text:p>
          </table:table-cell>
          <table:table-cell office:value-type="string" calcext:value-type="string">
            <text:p>bis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volum s2</text:p>
          </table:table-cell>
          <table:table-cell table:style-name="ce2" office:value-type="string" calcext:value-type="string">
            <text:p>temps</text:p>
          </table:table-cell>
          <table:table-cell/>
          <table:table-cell office:value-type="string" calcext:value-type="string">
            <text:p>temps sans poly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01_picar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6167" calcext:value-type="float">
            <text:p>0,006167</text:p>
          </table:table-cell>
          <table:table-cell table:style-name="ce1"/>
          <table:table-cell table:style-name="ce2" office:value-type="float" office:value="1.07" calcext:value-type="float">
            <text:p>1,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16384" calcext:value-type="float">
            <text:p>16384</text:p>
          </table:table-cell>
          <table:table-cell office:value-type="float" office:value="0.99" calcext:value-type="float">
            <text:p>0,99</text:p>
          </table:table-cell>
          <table:table-cell office:value-type="float" office:value="0.9999" calcext:value-type="float">
            <text:p>0,9999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6167" calcext:value-type="float">
            <text:p>0,006167</text:p>
          </table:table-cell>
          <table:table-cell table:style-name="ce1"/>
          <table:table-cell table:style-name="ce2" office:value-type="float" office:value="2.53" calcext:value-type="float">
            <text:p>2,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13384" calcext:value-type="float">
            <text:p>133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610354" calcext:value-type="float">
            <text:p>0,006104</text:p>
          </table:table-cell>
          <table:table-cell table:style-name="ce1"/>
          <table:table-cell table:style-name="ce2" office:value-type="float" office:value="3.9" calcext:value-type="float">
            <text:p>3,90</text:p>
          </table:table-cell>
          <table:table-cell office:value-type="float" office:value="0.00610354" calcext:value-type="float">
            <text:p>0,006104</text:p>
          </table:table-cell>
          <table:table-cell office:value-type="float" office:value="2.05" calcext:value-type="float">
            <text:p>2,05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02_sinfwd</text:p>
          </table:table-cell>
          <table:table-cell office:value-type="string" calcext:value-type="string">
            <text:p>Ivp f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50200" calcext:value-type="float">
            <text:p>502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1 bis</text:p>
          </table:table-cell>
          <table:table-cell table:style-name="ce1" office:value-type="float" office:value="0.576434" calcext:value-type="float">
            <text:p>0,576434</text:p>
          </table:table-cell>
          <table:table-cell table:style-name="ce1"/>
          <table:table-cell table:style-name="ce2" office:value-type="float" office:value="8.55" calcext:value-type="float">
            <text:p>8,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50200" calcext:value-type="float">
            <text:p>5020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499631" calcext:value-type="float">
            <text:p>0,049963</text:p>
          </table:table-cell>
          <table:table-cell table:style-name="ce1"/>
          <table:table-cell table:style-name="ce2" office:value-type="float" office:value="21.96" calcext:value-type="float">
            <text:p>21,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338" calcext:value-type="float">
            <text:p>0,003380</text:p>
          </table:table-cell>
          <table:table-cell table:style-name="ce1"/>
          <table:table-cell table:style-name="ce2" office:value-type="float" office:value="2.77" calcext:value-type="float">
            <text:p>2,77</text:p>
          </table:table-cell>
          <table:table-cell office:value-type="float" office:value="0.00338599" calcext:value-type="float">
            <text:p>0,003386</text:p>
          </table:table-cell>
          <table:table-cell office:value-type="float" office:value="1.58" calcext:value-type="float">
            <text:p>1,58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03_sinbw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4" calcext:value-type="float">
            <text:p>0,004814</text:p>
          </table:table-cell>
          <table:table-cell table:style-name="ce1"/>
          <table:table-cell table:style-name="ce2" office:value-type="float" office:value="1.8" calcext:value-type="float">
            <text:p>1,8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4" calcext:value-type="float">
            <text:p>0,004814</text:p>
          </table:table-cell>
          <table:table-cell table:style-name="ce1"/>
          <table:table-cell table:style-name="ce2" office:value-type="float" office:value="2.77" calcext:value-type="float">
            <text:p>2,7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432" calcext:value-type="float">
            <text:p>0,004814</text:p>
          </table:table-cell>
          <table:table-cell table:style-name="ce1"/>
          <table:table-cell table:style-name="ce2" office:value-type="float" office:value="5.13" calcext:value-type="float">
            <text:p>5,13</text:p>
          </table:table-cell>
          <table:table-cell office:value-type="float" office:value="0.00481188" calcext:value-type="float">
            <text:p>0,004812</text:p>
          </table:table-cell>
          <table:table-cell office:value-type="float" office:value="2.04" calcext:value-type="float">
            <text:p>2,04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04_bvp</text:p>
          </table:table-cell>
          <table:table-cell office:value-type="string" calcext:value-type="string">
            <text:p>bvp 1dim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4</text:p>
          </table:table-cell>
          <table:table-cell table:style-name="ce1" office:value-type="float" office:value="0.000142376" calcext:value-type="float">
            <text:p>0,000142</text:p>
          </table:table-cell>
          <table:table-cell table:style-name="ce1" office:value-type="float" office:value="0.000101736" calcext:value-type="float">
            <text:p>0,000102</text:p>
          </table:table-cell>
          <table:table-cell table:style-name="ce2" office:value-type="float" office:value="5.55" calcext:value-type="float">
            <text:p>5,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0148455" calcext:value-type="float">
            <text:p>0,000148</text:p>
          </table:table-cell>
          <table:table-cell table:style-name="ce1" office:value-type="float" office:value="0.000145342" calcext:value-type="float">
            <text:p>0,000145</text:p>
          </table:table-cell>
          <table:table-cell table:style-name="ce2" office:value-type="float" office:value="3.76" calcext:value-type="float">
            <text:p>3,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0</text:p>
          </table:table-cell>
          <table:table-cell table:number-columns-repeated="2" table:style-name="ce1" office:value-type="float" office:value="0.000120151" calcext:value-type="float">
            <text:p>0,000120</text:p>
          </table:table-cell>
          <table:table-cell table:style-name="ce2" office:value-type="float" office:value="11.21" calcext:value-type="float">
            <text:p>11,21</text:p>
          </table:table-cell>
          <table:table-cell office:value-type="float" office:value="0.000120151" calcext:value-type="float">
            <text:p>0,000120</text:p>
          </table:table-cell>
          <table:table-cell office:value-type="float" office:value="2.45" calcext:value-type="float">
            <text:p>2,4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ynCidGuess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021406" calcext:value-type="float">
            <text:p>0,000214</text:p>
          </table:table-cell>
          <table:table-cell table:style-name="ce1"/>
          <table:table-cell table:style-name="ce2"/>
          <table:table-cell office:value-type="float" office:value="0.00021406" calcext:value-type="float">
            <text:p>0,000214</text:p>
          </table:table-cell>
          <table:table-cell office:value-type="float" office:value="29.99" calcext:value-type="float">
            <text:p>29,99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09_csdp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51231" calcext:value-type="float">
            <text:p>512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407105" calcext:value-type="float">
            <text:p>0,407105</text:p>
          </table:table-cell>
          <table:table-cell table:style-name="ce1"/>
          <table:table-cell table:style-name="ce2" office:value-type="float" office:value="41.62" calcext:value-type="float">
            <text:p>41,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51231" calcext:value-type="float">
            <text:p>51231</text:p>
          </table:table-cell>
          <table:table-cell office:value-type="float" office:value="0.1" calcext:value-type="float">
            <text:p>0,1</text:p>
          </table:table-cell>
          <table:table-cell office:value-type="float" office:value="0.99999" calcext:value-type="float">
            <text:p>0,99999</text:p>
          </table:table-cell>
          <table:table-cell office:value-type="string" calcext:value-type="string">
            <text:p>t0t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286792" calcext:value-type="float">
            <text:p>0,286792</text:p>
          </table:table-cell>
          <table:table-cell table:style-name="ce1"/>
          <table:table-cell table:style-name="ce2" office:value-type="float" office:value="101.71" calcext:value-type="float">
            <text:p>101,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505" calcext:value-type="float">
            <text:p>45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285283" calcext:value-type="float">
            <text:p>0,285283</text:p>
          </table:table-cell>
          <table:table-cell table:style-name="ce1"/>
          <table:table-cell table:style-name="ce2" office:value-type="float" office:value="220.47" calcext:value-type="float">
            <text:p>220,47</text:p>
          </table:table-cell>
          <table:table-cell office:value-type="float" office:value="0.285283" calcext:value-type="float">
            <text:p>0,285283</text:p>
          </table:table-cell>
          <table:table-cell office:value-type="float" office:value="3.18" calcext:value-type="float">
            <text:p>3,1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7" calcext:value-type="float">
            <text:p>0,07</text:p>
          </table:table-cell>
          <table:table-cell/>
          <table:table-cell office:value-type="string" calcext:value-type="string">
            <text:p>0 bis</text:p>
          </table:table-cell>
          <table:table-cell table:style-name="ce1" table:number-columns-repeated="2"/>
          <table:table-cell table:style-name="ce2"/>
          <table:table-cell office:value-type="float" office:value="0.285959" calcext:value-type="float">
            <text:p>0,285959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float" office:value="0.5928167007" calcext:value-type="float">
            <text:p>0,592817</text:p>
          </table:table-cell>
          <table:table-cell office:value-type="float" office:value="0.6617221" calcext:value-type="float">
            <text:p>0,661722</text:p>
          </table:table-cell>
          <table:table-cell office:value-type="float" office:value="0.9103467" calcext:value-type="float">
            <text:p>0,910347</text:p>
          </table:table-cell>
          <table:table-cell office:value-type="float" office:value="0.9439708" calcext:value-type="float">
            <text:p>0,9439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7" calcext:value-type="float">
            <text:p>0,07</text:p>
          </table:table-cell>
          <table:table-cell/>
          <table:table-cell office:value-type="string" calcext:value-type="string">
            <text:p>0 bis</text:p>
          </table:table-cell>
          <table:table-cell table:style-name="ce1" table:number-columns-repeated="2"/>
          <table:table-cell table:style-name="ce2"/>
          <table:table-cell office:value-type="float" office:value="0.272736" calcext:value-type="float">
            <text:p>0,272736</text:p>
          </table:table-cell>
          <table:table-cell office:value-type="float" office:value="11.08" calcext:value-type="float">
            <text:p>11,08</text:p>
          </table:table-cell>
          <table:table-cell/>
          <table:table-cell office:value-type="float" office:value="0.59281873" calcext:value-type="float">
            <text:p>0,592819</text:p>
          </table:table-cell>
          <table:table-cell office:value-type="float" office:value="0.6617201" calcext:value-type="float">
            <text:p>0,661720</text:p>
          </table:table-cell>
          <table:table-cell office:value-type="float" office:value="0.91307238" calcext:value-type="float">
            <text:p>0,913072</text:p>
          </table:table-cell>
          <table:table-cell office:value-type="float" office:value="0.9418853" calcext:value-type="float">
            <text:p>0,9418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Level 0</text:p>
          </table:table-cell>
          <table:table-cell table:style-name="ce1" table:number-columns-repeated="2"/>
          <table:table-cell table:style-name="ce2"/>
          <table:table-cell office:value-type="float" office:value="0.274008" calcext:value-type="float">
            <text:p>0,274008</text:p>
          </table:table-cell>
          <table:table-cell office:value-type="float" office:value="10.83" calcext:value-type="float">
            <text:p>10,83</text:p>
          </table:table-cell>
          <table:table-cell/>
          <table:table-cell office:value-type="float" office:value="0.592817" calcext:value-type="float">
            <text:p>0,592817</text:p>
          </table:table-cell>
          <table:table-cell office:value-type="float" office:value="0.66172216" calcext:value-type="float">
            <text:p>0,661722</text:p>
          </table:table-cell>
          <table:table-cell office:value-type="float" office:value="0.9120775" calcext:value-type="float">
            <text:p>0,912078</text:p>
          </table:table-cell>
          <table:table-cell office:value-type="float" office:value="0.9426081" calcext:value-type="float">
            <text:p>0,9426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Level 0</text:p>
          </table:table-cell>
          <table:table-cell table:style-name="ce1" table:number-columns-repeated="2"/>
          <table:table-cell table:style-name="ce2"/>
          <table:table-cell office:value-type="float" office:value="0.267407" calcext:value-type="float">
            <text:p>0,267407</text:p>
          </table:table-cell>
          <table:table-cell office:value-type="float" office:value="73.78" calcext:value-type="float">
            <text:p>73,78</text:p>
          </table:table-cell>
          <table:table-cell/>
          <table:table-cell office:value-type="float" office:value="0.5928188668" calcext:value-type="float">
            <text:p>0,592819</text:p>
          </table:table-cell>
          <table:table-cell office:value-type="float" office:value="0.66172" calcext:value-type="float">
            <text:p>0,661720</text:p>
          </table:table-cell>
          <table:table-cell office:value-type="float" office:value="0.9134795" calcext:value-type="float">
            <text:p>0,913480</text:p>
          </table:table-cell>
          <table:table-cell office:value-type="float" office:value="0.9415915" calcext:value-type="float">
            <text:p>0,9415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Level 0</text:p>
          </table:table-cell>
          <table:table-cell table:style-name="ce1" table:number-columns-repeated="2"/>
          <table:table-cell table:style-name="ce2"/>
          <table:table-cell office:value-type="float" office:value="0.272926" calcext:value-type="float">
            <text:p>0,272926</text:p>
          </table:table-cell>
          <table:table-cell office:value-type="float" office:value="27.44" calcext:value-type="float">
            <text:p>27,44</text:p>
          </table:table-cell>
          <table:table-cell/>
          <table:table-cell office:value-type="float" office:value="0.592817" calcext:value-type="float">
            <text:p>0,592817</text:p>
          </table:table-cell>
          <table:table-cell office:value-type="float" office:value="0.66172216" calcext:value-type="float">
            <text:p>0,661722</text:p>
          </table:table-cell>
          <table:table-cell office:value-type="float" office:value="0.9121795" calcext:value-type="float">
            <text:p>0,912180</text:p>
          </table:table-cell>
          <table:table-cell office:value-type="float" office:value="0.9425211" calcext:value-type="float">
            <text:p>0,9425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Level 0</text:p>
          </table:table-cell>
          <table:table-cell table:style-name="ce1" table:number-columns-repeated="2"/>
          <table:table-cell table:style-name="ce2"/>
          <table:table-cell office:value-type="float" office:value="0.266427" calcext:value-type="float">
            <text:p>0,266427</text:p>
          </table:table-cell>
          <table:table-cell office:value-type="float" office:value="154" calcext:value-type="float">
            <text:p>154,00</text:p>
          </table:table-cell>
          <table:table-cell/>
          <table:table-cell office:value-type="float" office:value="0.5928188" calcext:value-type="float">
            <text:p>0,592819</text:p>
          </table:table-cell>
          <table:table-cell office:value-type="float" office:value="0.66172" calcext:value-type="float">
            <text:p>0,661720</text:p>
          </table:table-cell>
          <table:table-cell office:value-type="float" office:value="0.9135626" calcext:value-type="float">
            <text:p>0,913563</text:p>
          </table:table-cell>
          <table:table-cell office:value-type="float" office:value="0.9415211" calcext:value-type="float">
            <text:p>0,9415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float" office:value="0.99999" calcext:value-type="float">
            <text:p>0,99999</text:p>
          </table:table-cell>
          <table:table-cell office:value-type="string" calcext:value-type="string">
            <text:p>t0tf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Level 0</text:p>
          </table:table-cell>
          <table:table-cell table:style-name="ce1" table:number-columns-repeated="2"/>
          <table:table-cell table:style-name="ce2"/>
          <table:table-cell office:value-type="float" office:value="0.262366" calcext:value-type="float">
            <text:p>0,262366</text:p>
          </table:table-cell>
          <table:table-cell office:value-type="float" office:value="226.59" calcext:value-type="float">
            <text:p>226,59</text:p>
          </table:table-cell>
          <table:table-cell/>
          <table:table-cell office:value-type="float" office:value="0.5939816" calcext:value-type="float">
            <text:p>0,593982</text:p>
          </table:table-cell>
          <table:table-cell office:value-type="float" office:value="0.65798689" calcext:value-type="float">
            <text:p>0,657987</text:p>
          </table:table-cell>
          <table:table-cell office:value-type="float" office:value="0.913545" calcext:value-type="float">
            <text:p>0,913545</text:p>
          </table:table-cell>
          <table:table-cell office:value-type="float" office:value="0.941532017" calcext:value-type="float">
            <text:p>0,9415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Level 1</text:p>
          </table:table-cell>
          <table:table-cell table:style-name="ce1" table:number-columns-repeated="2"/>
          <table:table-cell table:style-name="ce2"/>
          <table:table-cell office:value-type="float" office:value="0.321788" calcext:value-type="float">
            <text:p>0,321788</text:p>
          </table:table-cell>
          <table:table-cell office:value-type="float" office:value="29.41" calcext:value-type="float">
            <text:p>29,41</text:p>
          </table:table-cell>
          <table:table-cell/>
          <table:table-cell office:value-type="float" office:value="0.59397963" calcext:value-type="float">
            <text:p>0,593980</text:p>
          </table:table-cell>
          <table:table-cell office:value-type="float" office:value="0.6580161" calcext:value-type="float">
            <text:p>0,658016</text:p>
          </table:table-cell>
          <table:table-cell office:value-type="float" office:value="0.9030595" calcext:value-type="float">
            <text:p>0,903060</text:p>
          </table:table-cell>
          <table:table-cell office:value-type="float" office:value="0.960379299" calcext:value-type="float">
            <text:p>0,9603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/>
          <table:table-cell office:value-type="string" calcext:value-type="string">
            <text:p>Level 1</text:p>
          </table:table-cell>
          <table:table-cell table:style-name="ce1" table:number-columns-repeated="2"/>
          <table:table-cell table:style-name="ce2"/>
          <table:table-cell office:value-type="float" office:value="0.305947" calcext:value-type="float">
            <text:p>0,305947</text:p>
          </table:table-cell>
          <table:table-cell office:value-type="float" office:value="34.05" calcext:value-type="float">
            <text:p>34,05</text:p>
          </table:table-cell>
          <table:table-cell/>
          <table:table-cell office:value-type="float" office:value="0.59397963" calcext:value-type="float">
            <text:p>0,593980</text:p>
          </table:table-cell>
          <table:table-cell office:value-type="float" office:value="0.6580161" calcext:value-type="float">
            <text:p>0,658016</text:p>
          </table:table-cell>
          <table:table-cell office:value-type="float" office:value="0.9045089" calcext:value-type="float">
            <text:p>0,904509</text:p>
          </table:table-cell>
          <table:table-cell office:value-type="float" office:value="0.960379299" calcext:value-type="float">
            <text:p>0,9603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float" office:value="0.99999" calcext:value-type="float">
            <text:p>0,99999</text:p>
          </table:table-cell>
          <table:table-cell office:value-type="string" calcext:value-type="string">
            <text:p>t0tf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Level 0</text:p>
          </table:table-cell>
          <table:table-cell table:style-name="ce1" table:number-columns-repeated="2"/>
          <table:table-cell table:style-name="ce2"/>
          <table:table-cell office:value-type="float" office:value="0.275689" calcext:value-type="float">
            <text:p>0,275689</text:p>
          </table:table-cell>
          <table:table-cell office:value-type="float" office:value="137.95" calcext:value-type="float">
            <text:p>137,95</text:p>
          </table:table-cell>
          <table:table-cell/>
          <table:table-cell office:value-type="float" office:value="0.5939796416" calcext:value-type="float">
            <text:p>0,593980</text:p>
          </table:table-cell>
          <table:table-cell office:value-type="float" office:value="0.65801615" calcext:value-type="float">
            <text:p>0,658016</text:p>
          </table:table-cell>
          <table:table-cell office:value-type="float" office:value="0.912018574" calcext:value-type="float">
            <text:p>0,912019</text:p>
          </table:table-cell>
          <table:table-cell office:value-type="float" office:value="0.9517689" calcext:value-type="float">
            <text:p>0,9517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float" office:value="0.99999" calcext:value-type="float">
            <text:p>0,99999</text:p>
          </table:table-cell>
          <table:table-cell office:value-type="string" calcext:value-type="string">
            <text:p>t0tf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Level 0</text:p>
          </table:table-cell>
          <table:table-cell table:style-name="ce1" table:number-columns-repeated="2"/>
          <table:table-cell table:style-name="ce2"/>
          <table:table-cell office:value-type="float" office:value="0.261552" calcext:value-type="float">
            <text:p>0,261552</text:p>
          </table:table-cell>
          <table:table-cell office:value-type="float" office:value="930.81" calcext:value-type="float">
            <text:p>930,81</text:p>
          </table:table-cell>
          <table:table-cell/>
          <table:table-cell office:value-type="float" office:value="0.59394757" calcext:value-type="float">
            <text:p>0,593948</text:p>
          </table:table-cell>
          <table:table-cell office:value-type="float" office:value="0.658007671" calcext:value-type="float">
            <text:p>0,658008</text:p>
          </table:table-cell>
          <table:table-cell office:value-type="float" office:value="0.91356266" calcext:value-type="float">
            <text:p>0,913563</text:p>
          </table:table-cell>
          <table:table-cell office:value-type="float" office:value="0.941521183293" calcext:value-type="float">
            <text:p>0,941521</text:p>
          </table:table-cell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0_largeinitvalue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5584" calcext:value-type="float">
            <text:p>155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85927" calcext:value-type="float">
            <text:p>0,859270</text:p>
          </table:table-cell>
          <table:table-cell table:style-name="ce1"/>
          <table:table-cell table:style-name="ce2" office:value-type="float" office:value="0.35" calcext:value-type="float">
            <text:p>0,3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5584" calcext:value-type="float">
            <text:p>15584</text:p>
          </table:table-cell>
          <table:table-cell office:value-type="float" office:value="0.9" calcext:value-type="float">
            <text:p>0,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316268" calcext:value-type="float">
            <text:p>0,316268</text:p>
          </table:table-cell>
          <table:table-cell table:style-name="ce1"/>
          <table:table-cell table:style-name="ce2" office:value-type="float" office:value="4.04" calcext:value-type="float">
            <text:p>4,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0389" calcext:value-type="float">
            <text:p>103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351826" calcext:value-type="float">
            <text:p>0,351826</text:p>
          </table:table-cell>
          <table:table-cell table:style-name="ce1"/>
          <table:table-cell table:style-name="ce2" office:value-type="float" office:value="4.62" calcext:value-type="float">
            <text:p>4,62</text:p>
          </table:table-cell>
          <table:table-cell office:value-type="float" office:value="0.351828" calcext:value-type="float">
            <text:p>0,351828</text:p>
          </table:table-cell>
          <table:table-cell office:value-type="float" office:value="0.5" calcext:value-type="float">
            <text:p>0,50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1_circle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23862" calcext:value-type="float">
            <text:p>238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388229" calcext:value-type="float">
            <text:p>0,003882</text:p>
          </table:table-cell>
          <table:table-cell table:style-name="ce1"/>
          <table:table-cell table:style-name="ce2" office:value-type="float" office:value="6.74" calcext:value-type="float">
            <text:p>6,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23862" calcext:value-type="float">
            <text:p>23862</text:p>
          </table:table-cell>
          <table:table-cell office:value-type="float" office:value="0.99" calcext:value-type="float">
            <text:p>0,99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388229" calcext:value-type="float">
            <text:p>0,003882</text:p>
          </table:table-cell>
          <table:table-cell table:style-name="ce1"/>
          <table:table-cell table:style-name="ce2" office:value-type="float" office:value="19.9" calcext:value-type="float">
            <text:p>19,9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3862" calcext:value-type="float">
            <text:p>238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608146" calcext:value-type="float">
            <text:p>0,006081</text:p>
          </table:table-cell>
          <table:table-cell table:style-name="ce1"/>
          <table:table-cell table:style-name="ce2" office:value-type="float" office:value="13.78" calcext:value-type="float">
            <text:p>13,78</text:p>
          </table:table-cell>
          <table:table-cell office:value-type="float" office:value="0.00608146" calcext:value-type="float">
            <text:p>0,006081</text:p>
          </table:table-cell>
          <table:table-cell office:value-type="float" office:value="9.19" calcext:value-type="float">
            <text:p>9,19</text:p>
          </table:table-cell>
          <table:table-cell table:number-columns-repeated="5"/>
        </table:table-row>
        <table:table-row table:style-name="ro1" table:number-rows-repeated="2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2_f-sqr2</text:p>
          </table:table-cell>
          <table:table-cell office:value-type="string" calcext:value-type="string">
            <text:p>large ivp</text:p>
          </table:table-cell>
          <table:table-cell office:value-type="string" calcext:value-type="string">
            <text:p>CtcDeriv 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2400" calcext:value-type="float">
            <text:p>102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1 bis</text:p>
          </table:table-cell>
          <table:table-cell table:style-name="ce1" office:value-type="float" office:value="2.33575" calcext:value-type="float">
            <text:p>2,335750</text:p>
          </table:table-cell>
          <table:table-cell table:style-name="ce1"/>
          <table:table-cell table:style-name="ce2" office:value-type="float" office:value="26.03" calcext:value-type="float">
            <text:p>26,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2400" calcext:value-type="float">
            <text:p>102400</text:p>
          </table:table-cell>
          <table:table-cell office:value-type="float" office:value="0.9" calcext:value-type="float">
            <text:p>0,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693441" calcext:value-type="float">
            <text:p>0,693441</text:p>
          </table:table-cell>
          <table:table-cell table:style-name="ce1"/>
          <table:table-cell table:style-name="ce2" office:value-type="float" office:value="35.62" calcext:value-type="float">
            <text:p>35,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2400" calcext:value-type="float">
            <text:p>102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81707" calcext:value-type="float">
            <text:p>0,817070</text:p>
          </table:table-cell>
          <table:table-cell table:style-name="ce1"/>
          <table:table-cell table:style-name="ce2" office:value-type="float" office:value="43.4" calcext:value-type="float">
            <text:p>43,40</text:p>
          </table:table-cell>
          <table:table-cell office:value-type="float" office:value="0.81707" calcext:value-type="float">
            <text:p>0,817070</text:p>
          </table:table-cell>
          <table:table-cell office:value-type="float" office:value="28.14" calcext:value-type="float">
            <text:p>28,14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3_linear</text:p>
          </table:table-cell>
          <table:table-cell office:value-type="string" calcext:value-type="string">
            <text:p>large ivp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5.36085" calcext:value-type="float">
            <text:p>5,360850</text:p>
          </table:table-cell>
          <table:table-cell table:style-name="ce1"/>
          <table:table-cell table:style-name="ce2" office:value-type="float" office:value="61.37" calcext:value-type="float">
            <text:p>61,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edecoupage 100 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999" calcext:value-type="float">
            <text:p>0,999999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693944" calcext:value-type="float">
            <text:p>0,693944</text:p>
          </table:table-cell>
          <table:table-cell table:style-name="ce1"/>
          <table:table-cell table:style-name="ce2" office:value-type="float" office:value="213.8" calcext:value-type="float">
            <text:p>213,8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852212" calcext:value-type="float">
            <text:p>0,852212</text:p>
          </table:table-cell>
          <table:table-cell table:style-name="ce1"/>
          <table:table-cell table:style-name="ce2" office:value-type="float" office:value="71.29" calcext:value-type="float">
            <text:p>71,29</text:p>
          </table:table-cell>
          <table:table-cell/>
          <table:table-cell office:value-type="float" office:value="29.23" calcext:value-type="float">
            <text:p>29,23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5_sinbvp</text:p>
          </table:table-cell>
          <table:table-cell office:value-type="string" calcext:value-type="string">
            <text:p>bvp wikipedia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641" calcext:value-type="float">
            <text:p>206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2</text:p>
          </table:table-cell>
          <table:table-cell table:style-name="ce1" office:value-type="float" office:value="0.00141166" calcext:value-type="float">
            <text:p>0,001412</text:p>
          </table:table-cell>
          <table:table-cell table:style-name="ce1"/>
          <table:table-cell table:style-name="ce2" office:value-type="float" office:value="101.55" calcext:value-type="float">
            <text:p>101,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5850" calcext:value-type="float">
            <text:p>2585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0.000918733" calcext:value-type="float">
            <text:p>0,000919</text:p>
          </table:table-cell>
          <table:table-cell table:style-name="ce1"/>
          <table:table-cell table:style-name="ce2" office:value-type="float" office:value="77.57" calcext:value-type="float">
            <text:p>77,57</text:p>
          </table:table-cell>
          <table:table-cell table:number-columns-repeated="3"/>
          <table:table-cell office:value-type="float" office:value="1.999862" calcext:value-type="float">
            <text:p>1,999862</text:p>
          </table:table-cell>
          <table:table-cell office:value-type="float" office:value="2.000107336" calcext:value-type="float">
            <text:p>2,0001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+propag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5850" calcext:value-type="float">
            <text:p>2585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7</text:p>
          </table:table-cell>
          <table:table-cell table:style-name="ce1" office:value-type="float" office:value="0.00132143" calcext:value-type="float">
            <text:p>0,001321</text:p>
          </table:table-cell>
          <table:table-cell table:style-name="ce1"/>
          <table:table-cell table:style-name="ce2" office:value-type="float" office:value="279.85" calcext:value-type="float">
            <text:p>279,85</text:p>
          </table:table-cell>
          <table:table-cell table:number-columns-repeated="3"/>
          <table:table-cell office:value-type="float" office:value="1.99981004" calcext:value-type="float">
            <text:p>1,999810</text:p>
          </table:table-cell>
          <table:table-cell office:value-type="float" office:value="2.000247791" calcext:value-type="float">
            <text:p>2,0002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rand5</text:p>
          </table:table-cell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32768" calcext:value-type="float">
            <text:p>32768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21</text:p>
          </table:table-cell>
          <table:table-cell table:style-name="ce1" office:value-type="float" office:value="0.000929488" calcext:value-type="float">
            <text:p>0,000929</text:p>
          </table:table-cell>
          <table:table-cell table:style-name="ce1"/>
          <table:table-cell table:style-name="ce2" office:value-type="float" office:value="259.58" calcext:value-type="float">
            <text:p>259,5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rand5</text:p>
          </table:table-cell>
          <table:table-cell office:value-type="string" calcext:value-type="string">
            <text:p>CtcDeriv+3B+propag</text:p>
          </table:table-cell>
          <table:table-cell office:value-type="string" calcext:value-type="string">
            <text:p>all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32768" calcext:value-type="float">
            <text:p>32768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8</text:p>
          </table:table-cell>
          <table:table-cell table:style-name="ce1" office:value-type="float" office:value="0.000789432" calcext:value-type="float">
            <text:p>0,000789</text:p>
          </table:table-cell>
          <table:table-cell table:style-name="ce1"/>
          <table:table-cell table:style-name="ce2" office:value-type="float" office:value="314.5" calcext:value-type="float">
            <text:p>314,5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rand5</text:p>
          </table:table-cell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7309" calcext:value-type="float">
            <text:p>27309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8</text:p>
          </table:table-cell>
          <table:table-cell table:style-name="ce1" office:value-type="float" office:value="0.00106023" calcext:value-type="float">
            <text:p>0,001060</text:p>
          </table:table-cell>
          <table:table-cell table:style-name="ce1"/>
          <table:table-cell table:style-name="ce2" office:value-type="float" office:value="168.26" calcext:value-type="float">
            <text:p>168,2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rand5</text:p>
          </table:table-cell>
          <table:table-cell office:value-type="string" calcext:value-type="string">
            <text:p>CtcDeriv+3B+propag</text:p>
          </table:table-cell>
          <table:table-cell office:value-type="string" calcext:value-type="string">
            <text:p>median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7309" calcext:value-type="float">
            <text:p>27309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7</text:p>
          </table:table-cell>
          <table:table-cell table:style-name="ce1" office:value-type="float" office:value="0.000956252" calcext:value-type="float">
            <text:p>0,000956</text:p>
          </table:table-cell>
          <table:table-cell table:style-name="ce1"/>
          <table:table-cell table:style-name="ce2" office:value-type="float" office:value="200.05" calcext:value-type="float">
            <text:p>200,0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ns srand</text:p>
          </table:table-cell>
          <table:table-cell office:value-type="string" calcext:value-type="string">
            <text:p>CtcDeriv+3B+propag</text:p>
          </table:table-cell>
          <table:table-cell office:value-type="string" calcext:value-type="string">
            <text:p>median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7309" calcext:value-type="float">
            <text:p>27309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7</text:p>
          </table:table-cell>
          <table:table-cell table:style-name="ce1" office:value-type="float" office:value="0.0011127" calcext:value-type="float">
            <text:p>0,001113</text:p>
          </table:table-cell>
          <table:table-cell table:style-name="ce1"/>
          <table:table-cell table:style-name="ce2" office:value-type="float" office:value="216.64" calcext:value-type="float">
            <text:p>216,6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ns srand</text:p>
          </table:table-cell>
          <table:table-cell office:value-type="string" calcext:value-type="string">
            <text:p>CtcDeriv+3B+propag</text:p>
          </table:table-cell>
          <table:table-cell office:value-type="string" calcext:value-type="string">
            <text:p>median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1078" calcext:value-type="float">
            <text:p>21078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8</text:p>
          </table:table-cell>
          <table:table-cell table:style-name="ce1" office:value-type="float" office:value="0.00102525" calcext:value-type="float">
            <text:p>0,001025</text:p>
          </table:table-cell>
          <table:table-cell table:style-name="ce1"/>
          <table:table-cell table:style-name="ce2" office:value-type="float" office:value="142.52" calcext:value-type="float">
            <text:p>142,5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rand5</text:p>
          </table:table-cell>
          <table:table-cell office:value-type="string" calcext:value-type="string">
            <text:p>CtcDeriv+3B+propag</text:p>
          </table:table-cell>
          <table:table-cell office:value-type="string" calcext:value-type="string">
            <text:p>median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1078" calcext:value-type="float">
            <text:p>21078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8</text:p>
          </table:table-cell>
          <table:table-cell table:style-name="ce1" office:value-type="float" office:value="0.00124657" calcext:value-type="float">
            <text:p>0,001247</text:p>
          </table:table-cell>
          <table:table-cell table:style-name="ce1"/>
          <table:table-cell table:style-name="ce2" office:value-type="float" office:value="140.49" calcext:value-type="float">
            <text:p>140,4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rand5</text:p>
          </table:table-cell>
          <table:table-cell office:value-type="string" calcext:value-type="string">
            <text:p>CtcDeriv+3B+propag</text:p>
          </table:table-cell>
          <table:table-cell office:value-type="string" calcext:value-type="string">
            <text:p>median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7309" calcext:value-type="float">
            <text:p>27309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8</text:p>
          </table:table-cell>
          <table:table-cell table:style-name="ce1" office:value-type="float" office:value="0.00103847" calcext:value-type="float">
            <text:p>0,001038</text:p>
          </table:table-cell>
          <table:table-cell table:style-name="ce1"/>
          <table:table-cell table:style-name="ce2" office:value-type="float" office:value="149.34" calcext:value-type="float">
            <text:p>149,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5730" calcext:value-type="float">
            <text:p>257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&gt; 10</text:p>
          </table:table-cell>
          <table:table-cell table:style-name="ce1" table:number-columns-repeated="2"/>
          <table:table-cell table:style-name="ce2" office:value-type="string" calcext:value-type="string">
            <text:p>&gt;10m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+3B+propag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/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/>
          <table:table-cell table:style-name="ce1" table:number-columns-repeated="2"/>
          <table:table-cell table:style-name="ce2" office:value-type="string" calcext:value-type="string">
            <text:p>too many bis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+3B+propag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/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46</text:p>
          </table:table-cell>
          <table:table-cell table:style-name="ce1" office:value-type="float" office:value="0.00137215" calcext:value-type="float">
            <text:p>0,001372</text:p>
          </table:table-cell>
          <table:table-cell table:style-name="ce1" office:value-type="string" calcext:value-type="string">
            <text:p>1 sol parasite</text:p>
          </table:table-cell>
          <table:table-cell table:style-name="ce2" office:value-type="float" office:value="1951.72" calcext:value-type="float">
            <text:p>1951,72</text:p>
          </table:table-cell>
          <table:table-cell table:number-columns-repeated="3"/>
          <table:table-cell office:value-type="float" office:value="1.9996685" calcext:value-type="float">
            <text:p>1,999669</text:p>
          </table:table-cell>
          <table:table-cell office:value-type="float" office:value="2.0006033" calcext:value-type="float">
            <text:p>2,0006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cid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/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0</text:p>
          </table:table-cell>
          <table:table-cell table:style-name="ce1" office:value-type="float" office:value="0.00103528" calcext:value-type="float">
            <text:p>0,001035</text:p>
          </table:table-cell>
          <table:table-cell table:style-name="ce1"/>
          <table:table-cell table:style-name="ce2" office:value-type="float" office:value="2370.11" calcext:value-type="float">
            <text:p>2370,11</text:p>
          </table:table-cell>
          <table:table-cell table:number-columns-repeated="3"/>
          <table:table-cell office:value-type="float" office:value="1.9998454119" calcext:value-type="float">
            <text:p>1,999845</text:p>
          </table:table-cell>
          <table:table-cell office:value-type="float" office:value="2.0001349" calcext:value-type="float">
            <text:p>2,0001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cidDynCid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/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7</text:p>
          </table:table-cell>
          <table:table-cell table:style-name="ce1" office:value-type="float" office:value="0.000999412" calcext:value-type="float">
            <text:p>0,000999</text:p>
          </table:table-cell>
          <table:table-cell table:style-name="ce1"/>
          <table:table-cell table:style-name="ce2" office:value-type="float" office:value="1622.46" calcext:value-type="float">
            <text:p>1622,46</text:p>
          </table:table-cell>
          <table:table-cell table:number-columns-repeated="3"/>
          <table:table-cell office:value-type="float" office:value="1.999842742" calcext:value-type="float">
            <text:p>1,999843</text:p>
          </table:table-cell>
          <table:table-cell office:value-type="float" office:value="2.0001814662" calcext:value-type="float">
            <text:p>2,0001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cidDynCid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/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&gt; 64</text:p>
          </table:table-cell>
          <table:table-cell table:style-name="ce1" table:number-columns-repeated="2"/>
          <table:table-cell table:style-name="ce2" office:value-type="string" calcext:value-type="string">
            <text:p>too many bis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&gt;66</text:p>
          </table:table-cell>
          <table:table-cell table:style-name="ce1" table:number-columns-repeated="2"/>
          <table:table-cell table:style-name="ce2" office:value-type="string" calcext:value-type="string">
            <text:p>&gt;1h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ynCidGuess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0</text:p>
          </table:table-cell>
          <table:table-cell table:style-name="ce1" office:value-type="float" office:value="0.00115988" calcext:value-type="float">
            <text:p>0,001160</text:p>
          </table:table-cell>
          <table:table-cell table:style-name="ce1"/>
          <table:table-cell table:style-name="ce2" office:value-type="float" office:value="10688.98" calcext:value-type="float">
            <text:p>10688,98</text:p>
          </table:table-cell>
          <table:table-cell table:number-columns-repeated="3"/>
          <table:table-cell office:value-type="float" office:value="1.99979114" calcext:value-type="float">
            <text:p>1,999791</text:p>
          </table:table-cell>
          <table:table-cell office:value-type="float" office:value="2.00018588" calcext:value-type="float">
            <text:p>2,00018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riv+DynCidGuess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6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6_circlebvp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0tf</text:p>
          </table:table-cell>
          <table:table-cell office:value-type="string" calcext:value-type="string">
            <text:p>Level 81</text:p>
          </table:table-cell>
          <table:table-cell table:style-name="ce1" office:value-type="float" office:value="0.00696417" calcext:value-type="float">
            <text:p>0,006964</text:p>
          </table:table-cell>
          <table:table-cell table:style-name="ce1"/>
          <table:table-cell table:style-name="ce2" office:value-type="float" office:value="313.74" calcext:value-type="float">
            <text:p>313,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1</text:p>
          </table:table-cell>
          <table:table-cell table:style-name="ce1" office:value-type="float" office:value="0.00612472" calcext:value-type="float">
            <text:p>0,006125</text:p>
          </table:table-cell>
          <table:table-cell table:style-name="ce1"/>
          <table:table-cell table:style-name="ce2" office:value-type="float" office:value="697.42" calcext:value-type="float">
            <text:p>697,4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+propag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49</text:p>
          </table:table-cell>
          <table:table-cell table:style-name="ce1" office:value-type="float" office:value="0.0054389" calcext:value-type="float">
            <text:p>0,005439</text:p>
          </table:table-cell>
          <table:table-cell table:style-name="ce1"/>
          <table:table-cell table:style-name="ce2" office:value-type="float" office:value="713.89" calcext:value-type="float">
            <text:p>713,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+propag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9</text:p>
          </table:table-cell>
          <table:table-cell table:style-name="ce1" office:value-type="float" office:value="0.00546477" calcext:value-type="float">
            <text:p>0,005465</text:p>
          </table:table-cell>
          <table:table-cell table:style-name="ce1"/>
          <table:table-cell table:style-name="ce2" office:value-type="float" office:value="703.22" calcext:value-type="float">
            <text:p>703,22</text:p>
          </table:table-cell>
          <table:table-cell table:number-columns-repeated="7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4"/>
          <table:table-cell office:value-type="string" calcext:value-type="string">
            <text:p>rrt0tf</text:p>
          </table:table-cell>
          <table:table-cell office:value-type="string" calcext:value-type="string">
            <text:p>Level 79</text:p>
          </table:table-cell>
          <table:table-cell table:style-name="ce1" office:value-type="float" office:value="0.00870715" calcext:value-type="float">
            <text:p>0,008707</text:p>
          </table:table-cell>
          <table:table-cell table:style-name="ce1"/>
          <table:table-cell table:style-name="ce2" office:value-type="float" office:value="2865.15" calcext:value-type="float">
            <text:p>2865,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/>
          <table:table-cell office:value-type="string" calcext:value-type="string">
            <text:p>rrt0tf</text:p>
          </table:table-cell>
          <table:table-cell office:value-type="string" calcext:value-type="string">
            <text:p>Level 80</text:p>
          </table:table-cell>
          <table:table-cell table:style-name="ce1" office:value-type="float" office:value="0.00870715" calcext:value-type="float">
            <text:p>0,008707</text:p>
          </table:table-cell>
          <table:table-cell table:style-name="ce1"/>
          <table:table-cell table:style-name="ce2" office:value-type="float" office:value="5037.8" calcext:value-type="float">
            <text:p>5037,80</text:p>
          </table:table-cell>
          <table:table-cell table:number-columns-repeated="3"/>
          <table:table-cell office:value-type="float" office:value="0.9991843864" calcext:value-type="float">
            <text:p>0,999184</text:p>
          </table:table-cell>
          <table:table-cell office:value-type="float" office:value="1.000953997" calcext:value-type="float">
            <text:p>1,000954</text:p>
          </table:table-cell>
          <table:table-cell office:value-type="float" office:value="-0.0009485408" calcext:value-type="float">
            <text:p>-0,000949</text:p>
          </table:table-cell>
          <table:table-cell office:value-type="float" office:value="0.00078083388" calcext:value-type="float">
            <text:p>0,0007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1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/>
          <table:table-cell office:value-type="string" calcext:value-type="string">
            <text:p>rrt0tf</text:p>
          </table:table-cell>
          <table:table-cell office:value-type="string" calcext:value-type="string">
            <text:p>Level 81</text:p>
          </table:table-cell>
          <table:table-cell table:style-name="ce1" office:value-type="float" office:value="0.0123017" calcext:value-type="float">
            <text:p>0,012302</text:p>
          </table:table-cell>
          <table:table-cell table:style-name="ce1" office:value-type="string" calcext:value-type="string">
            <text:p>1 sol parasite</text:p>
          </table:table-cell>
          <table:table-cell table:style-name="ce2" office:value-type="float" office:value="945.28" calcext:value-type="float">
            <text:p>945,28</text:p>
          </table:table-cell>
          <table:table-cell table:number-columns-repeated="3"/>
          <table:table-cell office:value-type="float" office:value="0.99871621" calcext:value-type="float">
            <text:p>0,998716</text:p>
          </table:table-cell>
          <table:table-cell office:value-type="float" office:value="1.0018013" calcext:value-type="float">
            <text:p>1,0018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riv+CidDyn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4"/>
          <table:table-cell office:value-type="string" calcext:value-type="string">
            <text:p>rrt0tf</text:p>
          </table:table-cell>
          <table:table-cell office:value-type="string" calcext:value-type="string">
            <text:p>Level 80</text:p>
          </table:table-cell>
          <table:table-cell table:style-name="ce1" office:value-type="float" office:value="0.00743318" calcext:value-type="float">
            <text:p>0,007433</text:p>
          </table:table-cell>
          <table:table-cell table:style-name="ce1"/>
          <table:table-cell table:style-name="ce2" office:value-type="float" office:value="7990.14" calcext:value-type="float">
            <text:p>7990,14</text:p>
          </table:table-cell>
          <table:table-cell table:number-columns-repeated="3"/>
          <table:table-cell office:value-type="float" office:value="0.99918438612" calcext:value-type="float">
            <text:p>0,999184</text:p>
          </table:table-cell>
          <table:table-cell office:value-type="float" office:value="1.00053877" calcext:value-type="float">
            <text:p>1,000539</text:p>
          </table:table-cell>
          <table:table-cell office:value-type="float" office:value="-0.00072813" calcext:value-type="float">
            <text:p>-0,000728</text:p>
          </table:table-cell>
          <table:table-cell office:value-type="float" office:value="0.0005690702" calcext:value-type="float">
            <text:p>0,0005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/>
          <table:table-cell office:value-type="string" calcext:value-type="string">
            <text:p>rrt0tf</text:p>
          </table:table-cell>
          <table:table-cell office:value-type="string" calcext:value-type="string">
            <text:p>Level 80</text:p>
          </table:table-cell>
          <table:table-cell table:style-name="ce1" office:value-type="float" office:value="0.00497463" calcext:value-type="float">
            <text:p>0,004975</text:p>
          </table:table-cell>
          <table:table-cell table:style-name="ce1"/>
          <table:table-cell table:style-name="ce2" office:value-type="float" office:value="7951.15" calcext:value-type="float">
            <text:p>7951,15</text:p>
          </table:table-cell>
          <table:table-cell table:number-columns-repeated="3"/>
          <table:table-cell office:value-type="float" office:value="0.99931051" calcext:value-type="float">
            <text:p>0,999311</text:p>
          </table:table-cell>
          <table:table-cell office:value-type="float" office:value="1.000650388" calcext:value-type="float">
            <text:p>1,000650</text:p>
          </table:table-cell>
          <table:table-cell office:value-type="float" office:value="-0.000352264" calcext:value-type="float">
            <text:p>-0,000352</text:p>
          </table:table-cell>
          <table:table-cell office:value-type="float" office:value="0.0003642" calcext:value-type="float">
            <text:p>0,0003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idDyn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4"/>
          <table:table-cell office:value-type="string" calcext:value-type="string">
            <text:p>rrt0tf</text:p>
          </table:table-cell>
          <table:table-cell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/>
          <table:table-cell office:value-type="string" calcext:value-type="string">
            <text:p>rrt0tf</text:p>
          </table:table-cell>
          <table:table-cell office:value-type="string" calcext:value-type="string">
            <text:p>Level 80</text:p>
          </table:table-cell>
          <table:table-cell table:style-name="ce1" office:value-type="float" office:value="0.00743494" calcext:value-type="float">
            <text:p>0,007435</text:p>
          </table:table-cell>
          <table:table-cell table:style-name="ce1"/>
          <table:table-cell table:style-name="ce2" office:value-type="float" office:value="340.86" calcext:value-type="float">
            <text:p>340,86</text:p>
          </table:table-cell>
          <table:table-cell table:number-columns-repeated="3"/>
          <table:table-cell office:value-type="float" office:value="0.9991843" calcext:value-type="float">
            <text:p>0,999184</text:p>
          </table:table-cell>
          <table:table-cell office:value-type="float" office:value="1.00053877" calcext:value-type="float">
            <text:p>1,000539</text:p>
          </table:table-cell>
          <table:table-cell office:value-type="float" office:value="-0.0007281" calcext:value-type="float">
            <text:p>-0,000728</text:p>
          </table:table-cell>
          <table:table-cell office:value-type="float" office:value="0.00056907" calcext:value-type="float">
            <text:p>0,0005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4"/>
          <table:table-cell office:value-type="string" calcext:value-type="string">
            <text:p>rrt0tf</text:p>
          </table:table-cell>
          <table:table-cell office:value-type="string" calcext:value-type="string">
            <text:p>Level 79</text:p>
          </table:table-cell>
          <table:table-cell table:style-name="ce1" office:value-type="float" office:value="0.00743494" calcext:value-type="float">
            <text:p>0,007435</text:p>
          </table:table-cell>
          <table:table-cell table:style-name="ce1"/>
          <table:table-cell table:style-name="ce2" office:value-type="float" office:value="322.1" calcext:value-type="float">
            <text:p>322,10</text:p>
          </table:table-cell>
          <table:table-cell table:number-columns-repeated="3"/>
          <table:table-cell office:value-type="float" office:value="0.9991843" calcext:value-type="float">
            <text:p>0,999184</text:p>
          </table:table-cell>
          <table:table-cell office:value-type="float" office:value="1.00053877" calcext:value-type="float">
            <text:p>1,000539</text:p>
          </table:table-cell>
          <table:table-cell office:value-type="float" office:value="-0.0007281" calcext:value-type="float">
            <text:p>-0,000728</text:p>
          </table:table-cell>
          <table:table-cell office:value-type="float" office:value="0.00056907" calcext:value-type="float">
            <text:p>0,000569</text:p>
          </table:table-cell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7_bvpsolveprob2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27</text:p>
          </table:table-cell>
          <table:table-cell table:style-name="ce1" office:value-type="float" office:value="0.0131786" calcext:value-type="float">
            <text:p>0,013179</text:p>
          </table:table-cell>
          <table:table-cell table:style-name="ce1"/>
          <table:table-cell table:style-name="ce2" office:value-type="float" office:value="415.59" calcext:value-type="float">
            <text:p>415,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59" calcext:value-type="float">
            <text:p>20459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5" calcext:value-type="float">
            <text:p>0,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23</text:p>
          </table:table-cell>
          <table:table-cell table:style-name="ce1" office:value-type="float" office:value="0.00433632" calcext:value-type="float">
            <text:p>0,004336</text:p>
          </table:table-cell>
          <table:table-cell table:style-name="ce1"/>
          <table:table-cell table:style-name="ce2" office:value-type="float" office:value="160.07" calcext:value-type="float">
            <text:p>160,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59" calcext:value-type="float">
            <text:p>20459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8</text:p>
          </table:table-cell>
          <table:table-cell table:style-name="ce1" office:value-type="float" office:value="0.0132397" calcext:value-type="float">
            <text:p>0,013240</text:p>
          </table:table-cell>
          <table:table-cell table:style-name="ce1"/>
          <table:table-cell table:style-name="ce2" office:value-type="float" office:value="89.58" calcext:value-type="float">
            <text:p>89,58</text:p>
          </table:table-cell>
          <table:table-cell table:number-columns-repeated="3"/>
          <table:table-cell office:value-type="float" office:value="-0.0343165" calcext:value-type="float">
            <text:p>-0,034317</text:p>
          </table:table-cell>
          <table:table-cell office:value-type="float" office:value="-0.0329916261" calcext:value-type="float">
            <text:p>-0,032992</text:p>
          </table:table-cell>
          <table:table-cell office:value-type="float" office:value="-5.0402871" calcext:value-type="float">
            <text:p>-5,040287</text:p>
          </table:table-cell>
          <table:table-cell office:value-type="float" office:value="-5.02285505" calcext:value-type="float">
            <text:p>-5,022855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3B+propag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2244" calcext:value-type="float">
            <text:p>2224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5</text:p>
          </table:table-cell>
          <table:table-cell table:style-name="ce1" office:value-type="float" office:value="0.00691527" calcext:value-type="float">
            <text:p>0,006915</text:p>
          </table:table-cell>
          <table:table-cell table:style-name="ce1"/>
          <table:table-cell table:style-name="ce2" office:value-type="float" office:value="101.73" calcext:value-type="float">
            <text:p>101,73</text:p>
          </table:table-cell>
          <table:table-cell table:number-columns-repeated="2"/>
          <table:table-cell table:style-name="ce2"/>
          <table:table-cell office:value-type="float" office:value="-0.03571343796" calcext:value-type="float">
            <text:p>-0,035713</text:p>
          </table:table-cell>
          <table:table-cell office:value-type="float" office:value="-0.0338346405" calcext:value-type="float">
            <text:p>-0,033835</text:p>
          </table:table-cell>
          <table:table-cell office:value-type="float" office:value="-5.03977231" calcext:value-type="float">
            <text:p>-5,039772</text:p>
          </table:table-cell>
          <table:table-cell office:value-type="float" office:value="-5.0218264355" calcext:value-type="float">
            <text:p>-5,021826</text:p>
          </table:table-cell>
        </table:table-row>
        <table:table-row table:style-name="ro1">
          <table:table-cell office:value-type="string" calcext:value-type="string">
            <text:p>propagafter3B=propag3B</text:p>
          </table:table-cell>
          <table:table-cell/>
          <table:table-cell office:value-type="string" calcext:value-type="string">
            <text:p>CtcDeriv+3B+propag.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59" calcext:value-type="float">
            <text:p>20459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3</text:p>
          </table:table-cell>
          <table:table-cell table:style-name="ce1" office:value-type="float" office:value="0.0128875" calcext:value-type="float">
            <text:p>0,012888</text:p>
          </table:table-cell>
          <table:table-cell table:style-name="ce1"/>
          <table:table-cell table:style-name="ce2" office:value-type="float" office:value="120.28" calcext:value-type="float">
            <text:p>120,28</text:p>
          </table:table-cell>
          <table:table-cell table:style-name="Default" table:number-columns-repeated="3"/>
          <table:table-cell office:value-type="float" office:value="-0.0359290665" calcext:value-type="float">
            <text:p>-0,035929</text:p>
          </table:table-cell>
          <table:table-cell office:value-type="float" office:value="-0.033347612" calcext:value-type="float">
            <text:p>-0,033348</text:p>
          </table:table-cell>
          <table:table-cell office:value-type="float" office:value="-5.04079958" calcext:value-type="float">
            <text:p>-5,040800</text:p>
          </table:table-cell>
          <table:table-cell office:value-type="float" office:value="-5.021676712" calcext:value-type="float">
            <text:p>-5,021677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3B+propag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2244" calcext:value-type="float">
            <text:p>2224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4</text:p>
          </table:table-cell>
          <table:table-cell table:style-name="ce1" office:value-type="float" office:value="0.0144003" calcext:value-type="float">
            <text:p>0,014400</text:p>
          </table:table-cell>
          <table:table-cell table:style-name="ce1"/>
          <table:table-cell table:style-name="ce2" office:value-type="float" office:value="120.52" calcext:value-type="float">
            <text:p>120,52</text:p>
          </table:table-cell>
          <table:table-cell table:number-columns-repeated="2"/>
          <table:table-cell table:style-name="ce2"/>
          <table:table-cell office:value-type="float" office:value="-0.03571343796" calcext:value-type="float">
            <text:p>-0,035713</text:p>
          </table:table-cell>
          <table:table-cell office:value-type="float" office:value="-0.0338346405" calcext:value-type="float">
            <text:p>-0,033835</text:p>
          </table:table-cell>
          <table:table-cell office:value-type="float" office:value="-5.03977231" calcext:value-type="float">
            <text:p>-5,039772</text:p>
          </table:table-cell>
          <table:table-cell office:value-type="float" office:value="-5.0218264355" calcext:value-type="float">
            <text:p>-5,0218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9</text:p>
          </table:table-cell>
          <table:table-cell table:style-name="ce1" office:value-type="float" office:value="0.0112044" calcext:value-type="float">
            <text:p>0,011204</text:p>
          </table:table-cell>
          <table:table-cell table:style-name="ce1"/>
          <table:table-cell table:style-name="ce2" office:value-type="float" office:value="132.58" calcext:value-type="float">
            <text:p>132,58</text:p>
          </table:table-cell>
          <table:table-cell table:number-columns-repeated="2"/>
          <table:table-cell table:style-name="ce2"/>
          <table:table-cell office:value-type="float" office:value="-0.0361274" calcext:value-type="float">
            <text:p>-0,036127</text:p>
          </table:table-cell>
          <table:table-cell office:value-type="float" office:value="-0.02503842" calcext:value-type="float">
            <text:p>-0,025038</text:p>
          </table:table-cell>
          <table:table-cell office:value-type="float" office:value="-5.0371963" calcext:value-type="float">
            <text:p>-5,037196</text:p>
          </table:table-cell>
          <table:table-cell office:value-type="float" office:value="-5.0263053" calcext:value-type="float">
            <text:p>-5,0263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4</text:p>
          </table:table-cell>
          <table:table-cell table:style-name="ce1" office:value-type="float" office:value="0.0101656" calcext:value-type="float">
            <text:p>0,010166</text:p>
          </table:table-cell>
          <table:table-cell table:style-name="ce1"/>
          <table:table-cell table:style-name="ce2" office:value-type="float" office:value="366.65" calcext:value-type="float">
            <text:p>366,65</text:p>
          </table:table-cell>
          <table:table-cell table:number-columns-repeated="2"/>
          <table:table-cell table:style-name="ce2"/>
          <table:table-cell office:value-type="float" office:value="-0.034048767" calcext:value-type="float">
            <text:p>-0,034049</text:p>
          </table:table-cell>
          <table:table-cell office:value-type="float" office:value="-0.0336624" calcext:value-type="float">
            <text:p>-0,033662</text:p>
          </table:table-cell>
          <table:table-cell office:value-type="float" office:value="-5.0535299" calcext:value-type="float">
            <text:p>-5,053530</text:p>
          </table:table-cell>
          <table:table-cell office:value-type="float" office:value="-5.0237776863" calcext:value-type="float">
            <text:p>-5,0237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cidDynCid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8107" calcext:value-type="float">
            <text:p>28107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157" calcext:value-type="float">
            <text:p>0,001570</text:p>
          </table:table-cell>
          <table:table-cell table:style-name="ce1"/>
          <table:table-cell table:style-name="ce2" office:value-type="float" office:value="664.36" calcext:value-type="float">
            <text:p>664,36</text:p>
          </table:table-cell>
          <table:table-cell table:number-columns-repeated="2"/>
          <table:table-cell table:style-name="ce2"/>
          <table:table-cell office:value-type="float" office:value="-0.034077959" calcext:value-type="float">
            <text:p>-0,034078</text:p>
          </table:table-cell>
          <table:table-cell office:value-type="float" office:value="-0.033759" calcext:value-type="float">
            <text:p>-0,033759</text:p>
          </table:table-cell>
          <table:table-cell office:value-type="float" office:value="-5.03569178" calcext:value-type="float">
            <text:p>-5,035692</text:p>
          </table:table-cell>
          <table:table-cell office:value-type="float" office:value="-5.032259338" calcext:value-type="float">
            <text:p>-5,0322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cidDynCid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8160" calcext:value-type="float">
            <text:p>2816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158684" calcext:value-type="float">
            <text:p>0,001587</text:p>
          </table:table-cell>
          <table:table-cell table:style-name="ce1"/>
          <table:table-cell table:style-name="ce2" office:value-type="float" office:value="681.71" calcext:value-type="float">
            <text:p>681,71</text:p>
          </table:table-cell>
          <table:table-cell table:number-columns-repeated="2"/>
          <table:table-cell table:style-name="ce2"/>
          <table:table-cell office:value-type="float" office:value="-0.034077959" calcext:value-type="float">
            <text:p>-0,034078</text:p>
          </table:table-cell>
          <table:table-cell office:value-type="float" office:value="-0.033759" calcext:value-type="float">
            <text:p>-0,033759</text:p>
          </table:table-cell>
          <table:table-cell office:value-type="float" office:value="-5.03569178" calcext:value-type="float">
            <text:p>-5,035692</text:p>
          </table:table-cell>
          <table:table-cell office:value-type="float" office:value="-5.0321724" calcext:value-type="float">
            <text:p>-5,0321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cid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table:style-name="ce4" office:value-type="string" calcext:value-type="string">
            <text:p>Level 1</text:p>
          </table:table-cell>
          <table:table-cell table:style-name="ce1" office:value-type="float" office:value="0.00440672" calcext:value-type="float">
            <text:p>0,004407</text:p>
          </table:table-cell>
          <table:table-cell table:style-name="ce1"/>
          <table:table-cell table:style-name="ce2" office:value-type="float" office:value="440.83" calcext:value-type="float">
            <text:p>440,83</text:p>
          </table:table-cell>
          <table:table-cell table:number-columns-repeated="2"/>
          <table:table-cell table:style-name="ce2"/>
          <table:table-cell office:value-type="float" office:value="-0.034058" calcext:value-type="float">
            <text:p>-0,034058</text:p>
          </table:table-cell>
          <table:table-cell office:value-type="float" office:value="-0.0337694" calcext:value-type="float">
            <text:p>-0,033769</text:p>
          </table:table-cell>
          <table:table-cell office:value-type="float" office:value="-5.045272" calcext:value-type="float">
            <text:p>-5,045272</text:p>
          </table:table-cell>
          <table:table-cell office:value-type="float" office:value="-5.0323808034" calcext:value-type="float">
            <text:p>-5,0323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cid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994" calcext:value-type="float">
            <text:p>20994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eriv+cidDynCid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4123" calcext:value-type="float">
            <text:p>24123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4</text:p>
          </table:table-cell>
          <table:table-cell table:style-name="ce1" office:value-type="float" office:value="0.0105317" calcext:value-type="float">
            <text:p>0,010532</text:p>
          </table:table-cell>
          <table:table-cell table:style-name="ce1"/>
          <table:table-cell table:style-name="ce2" office:value-type="float" office:value="444.91" calcext:value-type="float">
            <text:p>444,91</text:p>
          </table:table-cell>
          <table:table-cell table:number-columns-repeated="2"/>
          <table:table-cell table:style-name="ce2"/>
          <table:table-cell office:value-type="float" office:value="-0.034048233131" calcext:value-type="float">
            <text:p>-0,034048</text:p>
          </table:table-cell>
          <table:table-cell office:value-type="float" office:value="-0.0336618838" calcext:value-type="float">
            <text:p>-0,033662</text:p>
          </table:table-cell>
          <table:table-cell office:value-type="float" office:value="-5.0535209" calcext:value-type="float">
            <text:p>-5,053521</text:p>
          </table:table-cell>
          <table:table-cell office:value-type="float" office:value="-5.023431" calcext:value-type="float">
            <text:p>-5,0234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4</text:p>
          </table:table-cell>
          <table:table-cell table:style-name="ce1" office:value-type="float" office:value="0.0106221" calcext:value-type="float">
            <text:p>0,010622</text:p>
          </table:table-cell>
          <table:table-cell table:style-name="ce1"/>
          <table:table-cell table:style-name="ce2" office:value-type="float" office:value="359.51" calcext:value-type="float">
            <text:p>359,51</text:p>
          </table:table-cell>
          <table:table-cell table:number-columns-repeated="2"/>
          <table:table-cell table:style-name="ce2"/>
          <table:table-cell office:value-type="float" office:value="-0.034151938" calcext:value-type="float">
            <text:p>-0,034152</text:p>
          </table:table-cell>
          <table:table-cell office:value-type="float" office:value="-0.0337158661" calcext:value-type="float">
            <text:p>-0,033716</text:p>
          </table:table-cell>
          <table:table-cell office:value-type="float" office:value="-5.071692144" calcext:value-type="float">
            <text:p>-5,071692</text:p>
          </table:table-cell>
          <table:table-cell office:value-type="float" office:value="-5.024167673" calcext:value-type="float">
            <text:p>-5,0241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7</text:p>
          </table:table-cell>
          <table:table-cell table:style-name="ce1" office:value-type="float" office:value="0.00254711" calcext:value-type="float">
            <text:p>0,002547</text:p>
          </table:table-cell>
          <table:table-cell table:style-name="ce1"/>
          <table:table-cell table:style-name="ce2" office:value-type="float" office:value="1511.07" calcext:value-type="float">
            <text:p>1511,07</text:p>
          </table:table-cell>
          <table:table-cell table:number-columns-repeated="2"/>
          <table:table-cell table:style-name="ce2"/>
          <table:table-cell office:value-type="float" office:value="-0.0339423384" calcext:value-type="float">
            <text:p>-0,033942</text:p>
          </table:table-cell>
          <table:table-cell office:value-type="float" office:value="-0.03385143499" calcext:value-type="float">
            <text:p>-0,033851</text:p>
          </table:table-cell>
          <table:table-cell office:value-type="float" office:value="-5.0353058" calcext:value-type="float">
            <text:p>-5,035306</text:p>
          </table:table-cell>
          <table:table-cell office:value-type="float" office:value="-5.0287826369" calcext:value-type="float">
            <text:p>-5,0287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4</text:p>
          </table:table-cell>
          <table:table-cell table:style-name="ce1" office:value-type="float" office:value="0.0106221" calcext:value-type="float">
            <text:p>0,010622</text:p>
          </table:table-cell>
          <table:table-cell table:style-name="ce1"/>
          <table:table-cell table:style-name="ce2" office:value-type="float" office:value="354.72" calcext:value-type="float">
            <text:p>354,72</text:p>
          </table:table-cell>
          <table:table-cell office:value-type="float" office:value="0.005635" calcext:value-type="float">
            <text:p>0,005635</text:p>
          </table:table-cell>
          <table:table-cell office:value-type="float" office:value="89.17" calcext:value-type="float">
            <text:p>89,17</text:p>
          </table:table-cell>
          <table:table-cell table:style-name="ce2"/>
          <table:table-cell office:value-type="float" office:value="-0.03407569" calcext:value-type="float">
            <text:p>-0,034076</text:p>
          </table:table-cell>
          <table:table-cell office:value-type="float" office:value="-0.0337275" calcext:value-type="float">
            <text:p>-0,033728</text:p>
          </table:table-cell>
          <table:table-cell office:value-type="float" office:value="-5.0453511" calcext:value-type="float">
            <text:p>-5,045351</text:p>
          </table:table-cell>
          <table:table-cell office:value-type="float" office:value="-5.02971909" calcext:value-type="float">
            <text:p>-5,0297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5600" calcext:value-type="float">
            <text:p>256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3</text:p>
          </table:table-cell>
          <table:table-cell table:style-name="ce1" table:number-columns-repeated="2"/>
          <table:table-cell table:style-name="ce2"/>
          <table:table-cell office:value-type="float" office:value="0.00559063" calcext:value-type="float">
            <text:p>0,005591</text:p>
          </table:table-cell>
          <table:table-cell office:value-type="float" office:value="108.26" calcext:value-type="float">
            <text:p>108,26</text:p>
          </table:table-cell>
          <table:table-cell table:style-name="ce2"/>
          <table:table-cell office:value-type="float" office:value="-0.033990869" calcext:value-type="float">
            <text:p>-0,033991</text:p>
          </table:table-cell>
          <table:table-cell office:value-type="float" office:value="-0.0337469" calcext:value-type="float">
            <text:p>-0,033747</text:p>
          </table:table-cell>
          <table:table-cell office:value-type="float" office:value="-5.044092084" calcext:value-type="float">
            <text:p>-5,044092</text:p>
          </table:table-cell>
          <table:table-cell office:value-type="float" office:value="-5.0286937766" calcext:value-type="float">
            <text:p>-5,0286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1</text:p>
          </table:table-cell>
          <table:table-cell table:style-name="ce1" table:number-columns-repeated="2"/>
          <table:table-cell table:style-name="ce2"/>
          <table:table-cell office:value-type="float" office:value="0.00979353" calcext:value-type="float">
            <text:p>0,009794</text:p>
          </table:table-cell>
          <table:table-cell office:value-type="float" office:value="133.33" calcext:value-type="float">
            <text:p>133,33</text:p>
          </table:table-cell>
          <table:table-cell table:style-name="ce2"/>
          <table:table-cell office:value-type="float" office:value="-0.034033177" calcext:value-type="float">
            <text:p>-0,034033</text:p>
          </table:table-cell>
          <table:table-cell office:value-type="float" office:value="-0.0337949037" calcext:value-type="float">
            <text:p>-0,033795</text:p>
          </table:table-cell>
          <table:table-cell office:value-type="float" office:value="-5.0615623424" calcext:value-type="float">
            <text:p>-5,061562</text:p>
          </table:table-cell>
          <table:table-cell office:value-type="float" office:value="-5.023390118" calcext:value-type="float">
            <text:p>-5,02339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4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table:style-name="ce1" table:number-columns-repeated="2"/>
          <table:table-cell table:style-name="ce2"/>
          <table:table-cell office:value-type="float" office:value="0.0072379" calcext:value-type="float">
            <text:p>0,007238</text:p>
          </table:table-cell>
          <table:table-cell office:value-type="float" office:value="54.36" calcext:value-type="float">
            <text:p>54,36</text:p>
          </table:table-cell>
          <table:table-cell table:style-name="ce2"/>
          <table:table-cell office:value-type="float" office:value="-0.0340844" calcext:value-type="float">
            <text:p>-0,034084</text:p>
          </table:table-cell>
          <table:table-cell office:value-type="float" office:value="-0.03353697" calcext:value-type="float">
            <text:p>-0,033537</text:p>
          </table:table-cell>
          <table:table-cell office:value-type="float" office:value="-5.056205" calcext:value-type="float">
            <text:p>-5,056205</text:p>
          </table:table-cell>
          <table:table-cell office:value-type="float" office:value="-5.01848002" calcext:value-type="float">
            <text:p>-5,01848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8</text:p>
          </table:table-cell>
          <table:table-cell table:style-name="ce1" table:number-columns-repeated="2"/>
          <table:table-cell table:style-name="ce2"/>
          <table:table-cell office:value-type="float" office:value="0.00593142" calcext:value-type="float">
            <text:p>0,005931</text:p>
          </table:table-cell>
          <table:table-cell office:value-type="float" office:value="69.26" calcext:value-type="float">
            <text:p>69,26</text:p>
          </table:table-cell>
          <table:table-cell table:style-name="ce2"/>
          <table:table-cell office:value-type="float" office:value="-0.0340844" calcext:value-type="float">
            <text:p>-0,034084</text:p>
          </table:table-cell>
          <table:table-cell office:value-type="float" office:value="-0.03353697" calcext:value-type="float">
            <text:p>-0,033537</text:p>
          </table:table-cell>
          <table:table-cell office:value-type="float" office:value="-5.056205" calcext:value-type="float">
            <text:p>-5,056205</text:p>
          </table:table-cell>
          <table:table-cell office:value-type="float" office:value="-5.01848002" calcext:value-type="float">
            <text:p>-5,01848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20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table:style-name="ce1" table:number-columns-repeated="2"/>
          <table:table-cell table:style-name="ce2"/>
          <table:table-cell office:value-type="float" office:value="0.00326948" calcext:value-type="float">
            <text:p>0,003269</text:p>
          </table:table-cell>
          <table:table-cell office:value-type="float" office:value="275.11" calcext:value-type="float">
            <text:p>275,11</text:p>
          </table:table-cell>
          <table:table-cell table:style-name="ce2"/>
          <table:table-cell office:value-type="float" office:value="-0.0341001148" calcext:value-type="float">
            <text:p>-0,034100</text:p>
          </table:table-cell>
          <table:table-cell office:value-type="float" office:value="-0.0337602" calcext:value-type="float">
            <text:p>-0,033760</text:p>
          </table:table-cell>
          <table:table-cell office:value-type="float" office:value="-5.04024859" calcext:value-type="float">
            <text:p>-5,040249</text:p>
          </table:table-cell>
          <table:table-cell office:value-type="float" office:value="-5.03037" calcext:value-type="float">
            <text:p>-5,03037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32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 table:style-name="ce1" table:number-columns-repeated="2"/>
          <table:table-cell table:style-name="ce2"/>
          <table:table-cell office:value-type="float" office:value="0.00689104" calcext:value-type="float">
            <text:p>0,006891</text:p>
          </table:table-cell>
          <table:table-cell office:value-type="float" office:value="204.68" calcext:value-type="float">
            <text:p>204,68</text:p>
          </table:table-cell>
          <table:table-cell table:style-name="ce2"/>
          <table:table-cell office:value-type="float" office:value="-0.03403952" calcext:value-type="float">
            <text:p>-0,034040</text:p>
          </table:table-cell>
          <table:table-cell office:value-type="float" office:value="-0.03379887115" calcext:value-type="float">
            <text:p>-0,033799</text:p>
          </table:table-cell>
          <table:table-cell office:value-type="float" office:value="-5.049547" calcext:value-type="float">
            <text:p>-5,049547</text:p>
          </table:table-cell>
          <table:table-cell office:value-type="float" office:value="-5.019279" calcext:value-type="float">
            <text:p>-5,0192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6</text:p>
          </table:table-cell>
          <table:table-cell table:style-name="ce1" table:number-columns-repeated="2"/>
          <table:table-cell table:style-name="ce2"/>
          <table:table-cell office:value-type="float" office:value="0.00981939" calcext:value-type="float">
            <text:p>0,009819</text:p>
          </table:table-cell>
          <table:table-cell office:value-type="float" office:value="70.82" calcext:value-type="float">
            <text:p>70,82</text:p>
          </table:table-cell>
          <table:table-cell table:style-name="ce2"/>
          <table:table-cell office:value-type="float" office:value="-0.034033177" calcext:value-type="float">
            <text:p>-0,034033</text:p>
          </table:table-cell>
          <table:table-cell office:value-type="float" office:value="-0.0337949037" calcext:value-type="float">
            <text:p>-0,033795</text:p>
          </table:table-cell>
          <table:table-cell office:value-type="float" office:value="-5.0615623424" calcext:value-type="float">
            <text:p>-5,061562</text:p>
          </table:table-cell>
          <table:table-cell office:value-type="float" office:value="-5.023390118" calcext:value-type="float">
            <text:p>-5,023390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cid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 table:style-name="ce1" table:number-columns-repeated="2"/>
          <table:table-cell table:style-name="ce2"/>
          <table:table-cell office:value-type="float" office:value="0.0107568" calcext:value-type="float">
            <text:p>0,010757</text:p>
          </table:table-cell>
          <table:table-cell office:value-type="float" office:value="57.18" calcext:value-type="float">
            <text:p>57,18</text:p>
          </table:table-cell>
          <table:table-cell table:style-name="ce2"/>
          <table:table-cell office:value-type="float" office:value="-0.03411007" calcext:value-type="float">
            <text:p>-0,034110</text:p>
          </table:table-cell>
          <table:table-cell office:value-type="float" office:value="-0.03367949" calcext:value-type="float">
            <text:p>-0,033679</text:p>
          </table:table-cell>
          <table:table-cell office:value-type="float" office:value="-5.060711196" calcext:value-type="float">
            <text:p>-5,060711</text:p>
          </table:table-cell>
          <table:table-cell office:value-type="float" office:value="-5.016683" calcext:value-type="float">
            <text:p>-5,016683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cidDynCid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1</text:p>
          </table:table-cell>
          <table:table-cell table:style-name="ce1" table:number-columns-repeated="2"/>
          <table:table-cell table:style-name="ce2"/>
          <table:table-cell office:value-type="float" office:value="0.00981893" calcext:value-type="float">
            <text:p>0,009819</text:p>
          </table:table-cell>
          <table:table-cell office:value-type="float" office:value="130.9" calcext:value-type="float">
            <text:p>130,90</text:p>
          </table:table-cell>
          <table:table-cell table:style-name="ce2"/>
          <table:table-cell office:value-type="float" office:value="-0.034033177" calcext:value-type="float">
            <text:p>-0,034033</text:p>
          </table:table-cell>
          <table:table-cell office:value-type="float" office:value="-0.0337949037" calcext:value-type="float">
            <text:p>-0,033795</text:p>
          </table:table-cell>
          <table:table-cell office:value-type="float" office:value="-5.0615623424" calcext:value-type="float">
            <text:p>-5,061562</text:p>
          </table:table-cell>
          <table:table-cell office:value-type="float" office:value="-5.023390118" calcext:value-type="float">
            <text:p>-5,023390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cidDynCid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 table:style-name="ce1" table:number-columns-repeated="2"/>
          <table:table-cell table:style-name="ce2"/>
          <table:table-cell office:value-type="float" office:value="0.00593142" calcext:value-type="float">
            <text:p>0,005931</text:p>
          </table:table-cell>
          <table:table-cell office:value-type="float" office:value="65.27" calcext:value-type="float">
            <text:p>65,27</text:p>
          </table:table-cell>
          <table:table-cell table:style-name="ce2"/>
          <table:table-cell office:value-type="float" office:value="-0.0340844075" calcext:value-type="float">
            <text:p>-0,034084</text:p>
          </table:table-cell>
          <table:table-cell office:value-type="float" office:value="-0.0336952" calcext:value-type="float">
            <text:p>-0,033695</text:p>
          </table:table-cell>
          <table:table-cell office:value-type="float" office:value="-5.046264" calcext:value-type="float">
            <text:p>-5,046264</text:p>
          </table:table-cell>
          <table:table-cell office:value-type="float" office:value="-5.0284864" calcext:value-type="float">
            <text:p>-5,0284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2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0</text:p>
          </table:table-cell>
          <table:table-cell table:style-name="ce1" table:number-columns-repeated="2"/>
          <table:table-cell table:style-name="ce2"/>
          <table:table-cell office:value-type="float" office:value="0.0243783" calcext:value-type="float">
            <text:p>0,024378</text:p>
          </table:table-cell>
          <table:table-cell office:value-type="float" office:value="69.54" calcext:value-type="float">
            <text:p>69,54</text:p>
          </table:table-cell>
          <table:table-cell table:style-name="ce2"/>
          <table:table-cell office:value-type="float" office:value="-0.0355190599" calcext:value-type="float">
            <text:p>-0,035519</text:p>
          </table:table-cell>
          <table:table-cell office:value-type="float" office:value="-0.0315097999" calcext:value-type="float">
            <text:p>-0,031510</text:p>
          </table:table-cell>
          <table:table-cell office:value-type="float" office:value="-5.056818" calcext:value-type="float">
            <text:p>-5,056818</text:p>
          </table:table-cell>
          <table:table-cell office:value-type="float" office:value="-5.01272073822" calcext:value-type="float">
            <text:p>-5,0127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4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4</text:p>
          </table:table-cell>
          <table:table-cell table:style-name="ce1" table:number-columns-repeated="2"/>
          <table:table-cell table:style-name="ce2"/>
          <table:table-cell office:value-type="float" office:value="0.0073926" calcext:value-type="float">
            <text:p>0,007393</text:p>
          </table:table-cell>
          <table:table-cell office:value-type="float" office:value="42.02" calcext:value-type="float">
            <text:p>42,02</text:p>
          </table:table-cell>
          <table:table-cell table:style-name="ce2"/>
          <table:table-cell office:value-type="float" office:value="-0.0341683077" calcext:value-type="float">
            <text:p>-0,034168</text:p>
          </table:table-cell>
          <table:table-cell office:value-type="float" office:value="-0.03384714" calcext:value-type="float">
            <text:p>-0,033847</text:p>
          </table:table-cell>
          <table:table-cell office:value-type="float" office:value="-5.046388" calcext:value-type="float">
            <text:p>-5,046388</text:p>
          </table:table-cell>
          <table:table-cell office:value-type="float" office:value="-5.02015345419" calcext:value-type="float">
            <text:p>-5,0201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table:style-name="ce1" table:number-columns-repeated="2"/>
          <table:table-cell table:style-name="ce2"/>
          <table:table-cell office:value-type="float" office:value="0.008003" calcext:value-type="float">
            <text:p>0,008003</text:p>
          </table:table-cell>
          <table:table-cell office:value-type="float" office:value="88.22" calcext:value-type="float">
            <text:p>88,22</text:p>
          </table:table-cell>
          <table:table-cell table:style-name="ce2"/>
          <table:table-cell office:value-type="float" office:value="-0.034270437" calcext:value-type="float">
            <text:p>-0,034270</text:p>
          </table:table-cell>
          <table:table-cell office:value-type="float" office:value="-0.033882353" calcext:value-type="float">
            <text:p>-0,033882</text:p>
          </table:table-cell>
          <table:table-cell office:value-type="float" office:value="-5.059137" calcext:value-type="float">
            <text:p>-5,059137</text:p>
          </table:table-cell>
          <table:table-cell office:value-type="float" office:value="-5.02537567" calcext:value-type="float">
            <text:p>-5,0253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8</text:p>
          </table:table-cell>
          <table:table-cell table:style-name="ce1" table:number-columns-repeated="2"/>
          <table:table-cell table:style-name="ce2"/>
          <table:table-cell office:value-type="float" office:value="0.00641709" calcext:value-type="float">
            <text:p>0,006417</text:p>
          </table:table-cell>
          <table:table-cell office:value-type="float" office:value="101.45" calcext:value-type="float">
            <text:p>101,45</text:p>
          </table:table-cell>
          <table:table-cell table:style-name="ce2"/>
          <table:table-cell office:value-type="float" office:value="-0.034294708" calcext:value-type="float">
            <text:p>-0,034295</text:p>
          </table:table-cell>
          <table:table-cell office:value-type="float" office:value="-0.033799233" calcext:value-type="float">
            <text:p>-0,033799</text:p>
          </table:table-cell>
          <table:table-cell office:value-type="float" office:value="-5.04429659" calcext:value-type="float">
            <text:p>-5,044297</text:p>
          </table:table-cell>
          <table:table-cell office:value-type="float" office:value="-5.02504674" calcext:value-type="float">
            <text:p>-5,0250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 table:style-name="ce1" table:number-columns-repeated="2"/>
          <table:table-cell table:style-name="ce2"/>
          <table:table-cell office:value-type="float" office:value="0.00512523" calcext:value-type="float">
            <text:p>0,005125</text:p>
          </table:table-cell>
          <table:table-cell office:value-type="float" office:value="204.83" calcext:value-type="float">
            <text:p>204,83</text:p>
          </table:table-cell>
          <table:table-cell table:style-name="ce2"/>
          <table:table-cell office:value-type="float" office:value="-0.033971365251" calcext:value-type="float">
            <text:p>-0,033971</text:p>
          </table:table-cell>
          <table:table-cell office:value-type="float" office:value="-0.0338246677" calcext:value-type="float">
            <text:p>-0,033825</text:p>
          </table:table-cell>
          <table:table-cell office:value-type="float" office:value="-5.04502075" calcext:value-type="float">
            <text:p>-5,045021</text:p>
          </table:table-cell>
          <table:table-cell office:value-type="float" office:value="-5.023235000648" calcext:value-type="float">
            <text:p>-5,0232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 table:style-name="ce1" table:number-columns-repeated="2"/>
          <table:table-cell table:style-name="ce2"/>
          <table:table-cell office:value-type="float" office:value="0.00512523" calcext:value-type="float">
            <text:p>0,005125</text:p>
          </table:table-cell>
          <table:table-cell office:value-type="float" office:value="221.1" calcext:value-type="float">
            <text:p>221,10</text:p>
          </table:table-cell>
          <table:table-cell table:style-name="ce2"/>
          <table:table-cell office:value-type="float" office:value="-0.033971365251" calcext:value-type="float">
            <text:p>-0,033971</text:p>
          </table:table-cell>
          <table:table-cell office:value-type="float" office:value="-0.0338246677" calcext:value-type="float">
            <text:p>-0,033825</text:p>
          </table:table-cell>
          <table:table-cell office:value-type="float" office:value="-5.04502075" calcext:value-type="float">
            <text:p>-5,045021</text:p>
          </table:table-cell>
          <table:table-cell office:value-type="float" office:value="-5.023235000648" calcext:value-type="float">
            <text:p>-5,0232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table:style-name="ce1" table:number-columns-repeated="2"/>
          <table:table-cell table:style-name="ce2"/>
          <table:table-cell office:value-type="float" office:value="0.00574157" calcext:value-type="float">
            <text:p>0,005742</text:p>
          </table:table-cell>
          <table:table-cell office:value-type="float" office:value="183.2" calcext:value-type="float">
            <text:p>183,20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ynCidGuess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table:style-name="ce1" table:number-columns-repeated="2"/>
          <table:table-cell table:style-name="ce2"/>
          <table:table-cell office:value-type="float" office:value="0.00526595" calcext:value-type="float">
            <text:p>0,005266</text:p>
          </table:table-cell>
          <table:table-cell office:value-type="float" office:value="251.28" calcext:value-type="float">
            <text:p>251,28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ynCidGuess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table:style-name="ce1" table:number-columns-repeated="2"/>
          <table:table-cell table:style-name="ce2"/>
          <table:table-cell office:value-type="float" office:value="0.00486604" calcext:value-type="float">
            <text:p>0,004866</text:p>
          </table:table-cell>
          <table:table-cell office:value-type="float" office:value="550.12" calcext:value-type="float">
            <text:p>550,12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table:number-columns-repeated="2"/>
          <table:table-cell table:style-name="ce2"/>
          <table:table-cell office:value-type="float" office:value="0.00215464" calcext:value-type="float">
            <text:p>0,002155</text:p>
          </table:table-cell>
          <table:table-cell office:value-type="float" office:value="517.09" calcext:value-type="float">
            <text:p>517,09</text:p>
          </table:table-cell>
          <table:table-cell table:style-name="ce2"/>
          <table:table-cell office:value-type="float" office:value="-0.03394681571" calcext:value-type="float">
            <text:p>-0,033947</text:p>
          </table:table-cell>
          <table:table-cell office:value-type="float" office:value="-0.0338606" calcext:value-type="float">
            <text:p>-0,033861</text:p>
          </table:table-cell>
          <table:table-cell office:value-type="float" office:value="-5.0354909" calcext:value-type="float">
            <text:p>-5,035491</text:p>
          </table:table-cell>
          <table:table-cell office:value-type="float" office:value="-5.02801892" calcext:value-type="float">
            <text:p>-5,028019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CidGuess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table:number-columns-repeated="2"/>
          <table:table-cell table:style-name="ce2"/>
          <table:table-cell office:value-type="float" office:value="0.00124576" calcext:value-type="float">
            <text:p>0,001246</text:p>
          </table:table-cell>
          <table:table-cell office:value-type="float" office:value="1335.36" calcext:value-type="float">
            <text:p>1335,36</text:p>
          </table:table-cell>
          <table:table-cell table:style-name="ce2"/>
          <table:table-cell office:value-type="float" office:value="-0.034034931" calcext:value-type="float">
            <text:p>-0,034035</text:p>
          </table:table-cell>
          <table:table-cell office:value-type="float" office:value="-0.033799" calcext:value-type="float">
            <text:p>-0,033799</text:p>
          </table:table-cell>
          <table:table-cell office:value-type="float" office:value="-5.035128311" calcext:value-type="float">
            <text:p>-5,035128</text:p>
          </table:table-cell>
          <table:table-cell office:value-type="float" office:value="-5.0322839" calcext:value-type="float">
            <text:p>-5,032284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CidGuess+3B</text:p>
          </table:table-cell>
          <table:table-cell office:value-type="string" calcext:value-type="string">
            <text:p>Median-arret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617" calcext:value-type="float">
            <text:p>4617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table:number-columns-repeated="2"/>
          <table:table-cell table:style-name="ce2"/>
          <table:table-cell office:value-type="float" office:value="0.00579315" calcext:value-type="float">
            <text:p>0,005793</text:p>
          </table:table-cell>
          <table:table-cell office:value-type="float" office:value="340.56" calcext:value-type="float">
            <text:p>340,56</text:p>
          </table:table-cell>
          <table:table-cell table:style-name="ce2"/>
          <table:table-cell office:value-type="float" office:value="-0.0345533111" calcext:value-type="float">
            <text:p>-0,034553</text:p>
          </table:table-cell>
          <table:table-cell office:value-type="float" office:value="-0.033294" calcext:value-type="float">
            <text:p>-0,033294</text:p>
          </table:table-cell>
          <table:table-cell office:value-type="float" office:value="-5.039582" calcext:value-type="float">
            <text:p>-5,039582</text:p>
          </table:table-cell>
          <table:table-cell office:value-type="float" office:value="-5.0271864" calcext:value-type="float">
            <text:p>-5,027186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CidGuess+3B</text:p>
          </table:table-cell>
          <table:table-cell office:value-type="string" calcext:value-type="string">
            <text:p>average-arret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3572" calcext:value-type="float">
            <text:p>3572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table:number-columns-repeated="2"/>
          <table:table-cell table:style-name="ce2"/>
          <table:table-cell office:value-type="float" office:value="0.0074345" calcext:value-type="float">
            <text:p>0,007435</text:p>
          </table:table-cell>
          <table:table-cell office:value-type="float" office:value="257.01" calcext:value-type="float">
            <text:p>257,01</text:p>
          </table:table-cell>
          <table:table-cell table:style-name="ce2"/>
          <table:table-cell office:value-type="float" office:value="-0.034708844" calcext:value-type="float">
            <text:p>-0,034709</text:p>
          </table:table-cell>
          <table:table-cell office:value-type="float" office:value="-0.0331535" calcext:value-type="float">
            <text:p>-0,033154</text:p>
          </table:table-cell>
          <table:table-cell office:value-type="float" office:value="-5.041686" calcext:value-type="float">
            <text:p>-5,041686</text:p>
          </table:table-cell>
          <table:table-cell office:value-type="float" office:value="-5.025894359" calcext:value-type="float">
            <text:p>-5,025894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cid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0</text:p>
          </table:table-cell>
          <table:table-cell table:style-name="ce1" table:number-columns-repeated="2"/>
          <table:table-cell table:style-name="ce2"/>
          <table:table-cell office:value-type="float" office:value="0.00303479" calcext:value-type="float">
            <text:p>0,003035</text:p>
          </table:table-cell>
          <table:table-cell office:value-type="float" office:value="97.93" calcext:value-type="float">
            <text:p>97,93</text:p>
          </table:table-cell>
          <table:table-cell table:style-name="ce2"/>
          <table:table-cell office:value-type="float" office:value="-0.0340193052" calcext:value-type="float">
            <text:p>-0,034019</text:p>
          </table:table-cell>
          <table:table-cell office:value-type="float" office:value="-0.033867322" calcext:value-type="float">
            <text:p>-0,033867</text:p>
          </table:table-cell>
          <table:table-cell office:value-type="float" office:value="-5.03567953045" calcext:value-type="float">
            <text:p>-5,035680</text:p>
          </table:table-cell>
          <table:table-cell office:value-type="float" office:value="-5.0276035936" calcext:value-type="float">
            <text:p>-5,027604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cidDynCid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0 bis</text:p>
          </table:table-cell>
          <table:table-cell table:style-name="ce1" table:number-columns-repeated="2"/>
          <table:table-cell table:style-name="ce2"/>
          <table:table-cell office:value-type="float" office:value="0.00144546" calcext:value-type="float">
            <text:p>0,001445</text:p>
          </table:table-cell>
          <table:table-cell office:value-type="float" office:value="171.77" calcext:value-type="float">
            <text:p>171,77</text:p>
          </table:table-cell>
          <table:table-cell table:style-name="ce2"/>
          <table:table-cell office:value-type="float" office:value="-0.03409192109" calcext:value-type="float">
            <text:p>-0,034092</text:p>
          </table:table-cell>
          <table:table-cell office:value-type="float" office:value="-0.0337463969" calcext:value-type="float">
            <text:p>-0,033746</text:p>
          </table:table-cell>
          <table:table-cell office:value-type="float" office:value="-5.035317" calcext:value-type="float">
            <text:p>-5,035317</text:p>
          </table:table-cell>
          <table:table-cell office:value-type="float" office:value="-5.03265498" calcext:value-type="float">
            <text:p>-5,032655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cidDynCid+3B</text:p>
          </table:table-cell>
          <table:table-cell office:value-type="string" calcext:value-type="string">
            <text:p>Median-arret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617" calcext:value-type="float">
            <text:p>4617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table:number-columns-repeated="2"/>
          <table:table-cell table:style-name="ce2"/>
          <table:table-cell office:value-type="float" office:value="0.00807951" calcext:value-type="float">
            <text:p>0,008080</text:p>
          </table:table-cell>
          <table:table-cell office:value-type="float" office:value="37.53" calcext:value-type="float">
            <text:p>37,53</text:p>
          </table:table-cell>
          <table:table-cell table:style-name="ce2"/>
          <table:table-cell office:value-type="float" office:value="-0.0348798" calcext:value-type="float">
            <text:p>-0,034880</text:p>
          </table:table-cell>
          <table:table-cell office:value-type="float" office:value="-0.03297099" calcext:value-type="float">
            <text:p>-0,0329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cidDynCid4+3B</text:p>
          </table:table-cell>
          <table:table-cell office:value-type="string" calcext:value-type="string">
            <text:p>Median-arret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6926" calcext:value-type="float">
            <text:p>6926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table:number-columns-repeated="2"/>
          <table:table-cell table:style-name="ce2"/>
          <table:table-cell office:value-type="float" office:value="0.00781067" calcext:value-type="float">
            <text:p>0,007811</text:p>
          </table:table-cell>
          <table:table-cell office:value-type="float" office:value="31.98" calcext:value-type="float">
            <text:p>31,98</text:p>
          </table:table-cell>
          <table:table-cell table:style-name="ce2"/>
          <table:table-cell office:value-type="float" office:value="-0.035114112" calcext:value-type="float">
            <text:p>-0,035114</text:p>
          </table:table-cell>
          <table:table-cell office:value-type="float" office:value="-0.03272384" calcext:value-type="float">
            <text:p>-0,032724</text:p>
          </table:table-cell>
          <table:table-cell office:value-type="float" office:value="-5.038965989" calcext:value-type="float">
            <text:p>-5,038966</text:p>
          </table:table-cell>
          <table:table-cell office:value-type="float" office:value="-5.026583487" calcext:value-type="float">
            <text:p>-5,026583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cidDynCid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0 bis</text:p>
          </table:table-cell>
          <table:table-cell table:style-name="ce1" table:number-columns-repeated="2"/>
          <table:table-cell table:style-name="ce2"/>
          <table:table-cell office:value-type="float" office:value="0.0016523" calcext:value-type="float">
            <text:p>0,001652</text:p>
          </table:table-cell>
          <table:table-cell office:value-type="float" office:value="186.21" calcext:value-type="float">
            <text:p>186,21</text:p>
          </table:table-cell>
          <table:table-cell table:style-name="ce2"/>
          <table:table-cell office:value-type="float" office:value="-0.034077959" calcext:value-type="float">
            <text:p>-0,034078</text:p>
          </table:table-cell>
          <table:table-cell office:value-type="float" office:value="-0.033759" calcext:value-type="float">
            <text:p>-0,033759</text:p>
          </table:table-cell>
          <table:table-cell office:value-type="float" office:value="-5.03569178" calcext:value-type="float">
            <text:p>-5,035692</text:p>
          </table:table-cell>
          <table:table-cell office:value-type="float" office:value="-5.0321724" calcext:value-type="float">
            <text:p>-5,032172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cidDynCid+3B</text:p>
          </table:table-cell>
          <table:table-cell office:value-type="string" calcext:value-type="string">
            <text:p>average-arret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5147" calcext:value-type="float">
            <text:p>5147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table:number-columns-repeated="2"/>
          <table:table-cell table:style-name="ce2"/>
          <table:table-cell office:value-type="float" office:value="0.00706091" calcext:value-type="float">
            <text:p>0,007061</text:p>
          </table:table-cell>
          <table:table-cell office:value-type="float" office:value="43.92" calcext:value-type="float">
            <text:p>43,92</text:p>
          </table:table-cell>
          <table:table-cell table:style-name="ce2"/>
          <table:table-cell office:value-type="float" office:value="-0.0347651258" calcext:value-type="float">
            <text:p>-0,034765</text:p>
          </table:table-cell>
          <table:table-cell office:value-type="float" office:value="-0.03308765307" calcext:value-type="float">
            <text:p>-0,033088</text:p>
          </table:table-cell>
          <table:table-cell office:value-type="float" office:value="-5.04057776" calcext:value-type="float">
            <text:p>-5,040578</text:p>
          </table:table-cell>
          <table:table-cell office:value-type="float" office:value="-5.02670862" calcext:value-type="float">
            <text:p>-5,026709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7</text:p>
          </table:table-cell>
          <table:table-cell table:style-name="ce1" table:number-columns-repeated="2"/>
          <table:table-cell table:style-name="ce2"/>
          <table:table-cell office:value-type="float" office:value="0.0197648" calcext:value-type="float">
            <text:p>0,019765</text:p>
          </table:table-cell>
          <table:table-cell office:value-type="float" office:value="265.44" calcext:value-type="float">
            <text:p>265,44</text:p>
          </table:table-cell>
          <table:table-cell table:style-name="ce2"/>
          <table:table-cell office:value-type="float" office:value="-0.040488293" calcext:value-type="float">
            <text:p>-0,040488</text:p>
          </table:table-cell>
          <table:table-cell office:value-type="float" office:value="-0.032535" calcext:value-type="float">
            <text:p>-0,032535</text:p>
          </table:table-cell>
          <table:table-cell office:value-type="float" office:value="-5.053623" calcext:value-type="float">
            <text:p>-5,053623</text:p>
          </table:table-cell>
          <table:table-cell office:value-type="float" office:value="-5.0243772" calcext:value-type="float">
            <text:p>-5,024377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4</text:p>
          </table:table-cell>
          <table:table-cell table:style-name="ce1" table:number-columns-repeated="2"/>
          <table:table-cell table:style-name="ce2"/>
          <table:table-cell office:value-type="float" office:value="0.0169913" calcext:value-type="float">
            <text:p>0,016991</text:p>
          </table:table-cell>
          <table:table-cell office:value-type="float" office:value="117.89" calcext:value-type="float">
            <text:p>117,89</text:p>
          </table:table-cell>
          <table:table-cell table:style-name="ce2"/>
          <table:table-cell office:value-type="float" office:value="-0.0390333" calcext:value-type="float">
            <text:p>-0,039033</text:p>
          </table:table-cell>
          <table:table-cell office:value-type="float" office:value="-0.0260594578" calcext:value-type="float">
            <text:p>-0,026059</text:p>
          </table:table-cell>
          <table:table-cell office:value-type="float" office:value="-5.04135137489" calcext:value-type="float">
            <text:p>-5,041351</text:p>
          </table:table-cell>
          <table:table-cell office:value-type="float" office:value="-5.025776" calcext:value-type="float">
            <text:p>-5,025776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5</text:p>
          </table:table-cell>
          <table:table-cell table:style-name="ce1" table:number-columns-repeated="2"/>
          <table:table-cell table:style-name="ce2"/>
          <table:table-cell office:value-type="float" office:value="0.0069688" calcext:value-type="float">
            <text:p>0,006969</text:p>
          </table:table-cell>
          <table:table-cell office:value-type="float" office:value="98.77" calcext:value-type="float">
            <text:p>98,77</text:p>
          </table:table-cell>
          <table:table-cell table:style-name="ce2"/>
          <table:table-cell office:value-type="float" office:value="-0.035712943" calcext:value-type="float">
            <text:p>-0,035713</text:p>
          </table:table-cell>
          <table:table-cell office:value-type="float" office:value="-0.0338340746943" calcext:value-type="float">
            <text:p>-0,033834</text:p>
          </table:table-cell>
          <table:table-cell office:value-type="float" office:value="-5.0398" calcext:value-type="float">
            <text:p>-5,039800</text:p>
          </table:table-cell>
          <table:table-cell office:value-type="float" office:value="5.0217201269" calcext:value-type="float">
            <text:p>5,021720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4</text:p>
          </table:table-cell>
          <table:table-cell table:style-name="ce1" table:number-columns-repeated="2"/>
          <table:table-cell table:style-name="ce2"/>
          <table:table-cell office:value-type="float" office:value="0.0139499" calcext:value-type="float">
            <text:p>0,013950</text:p>
          </table:table-cell>
          <table:table-cell office:value-type="float" office:value="101.13" calcext:value-type="float">
            <text:p>101,13</text:p>
          </table:table-cell>
          <table:table-cell table:style-name="ce2"/>
          <table:table-cell office:value-type="float" office:value="-0.0380864" calcext:value-type="float">
            <text:p>-0,038086</text:p>
          </table:table-cell>
          <table:table-cell office:value-type="float" office:value="-0.029511" calcext:value-type="float">
            <text:p>-0,029511</text:p>
          </table:table-cell>
          <table:table-cell office:value-type="float" office:value="-5.0396731" calcext:value-type="float">
            <text:p>-5,039673</text:p>
          </table:table-cell>
          <table:table-cell office:value-type="float" office:value="-5.025904" calcext:value-type="float">
            <text:p>-5,025904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2</text:p>
          </table:table-cell>
          <table:table-cell table:style-name="ce1" table:number-columns-repeated="2"/>
          <table:table-cell table:style-name="ce2"/>
          <table:table-cell office:value-type="float" office:value="0.00431695" calcext:value-type="float">
            <text:p>0,004317</text:p>
          </table:table-cell>
          <table:table-cell office:value-type="float" office:value="1602.92" calcext:value-type="float">
            <text:p>1602,92</text:p>
          </table:table-cell>
          <table:table-cell table:style-name="ce2"/>
          <table:table-cell office:value-type="float" office:value="-0.033964769" calcext:value-type="float">
            <text:p>-0,033965</text:p>
          </table:table-cell>
          <table:table-cell office:value-type="float" office:value="-0.0337620953957" calcext:value-type="float">
            <text:p>-0,033762</text:p>
          </table:table-cell>
          <table:table-cell office:value-type="float" office:value="-5.0393681" calcext:value-type="float">
            <text:p>-5,039368</text:p>
          </table:table-cell>
          <table:table-cell office:value-type="float" office:value="-5.0289396" calcext:value-type="float">
            <text:p>-5,028940</text:p>
          </table:table-cell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18_bvpsolveprob34</text:p>
          </table:table-cell>
          <table:table-cell office:value-type="string" calcext:value-type="string">
            <text:p>bvp 2sol.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8700" calcext:value-type="float">
            <text:p>28700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3830" calcext:value-type="float">
            <text:p>2383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20</text:p>
          </table:table-cell>
          <table:table-cell table:style-name="ce1" office:value-type="float" office:value="0.0481754" calcext:value-type="float">
            <text:p>0,048175</text:p>
          </table:table-cell>
          <table:table-cell table:style-name="ce1" office:value-type="float" office:value="0.0449985" calcext:value-type="float">
            <text:p>0,044999</text:p>
          </table:table-cell>
          <table:table-cell table:style-name="ce2" office:value-type="float" office:value="920" calcext:value-type="float">
            <text:p>920,00</text:p>
          </table:table-cell>
          <table:table-cell table:number-columns-repeated="2"/>
          <table:table-cell table:style-name="ce2"/>
          <table:table-cell office:value-type="float" office:value="0.545445565759575" calcext:value-type="float">
            <text:p>0,545446</text:p>
          </table:table-cell>
          <table:table-cell office:value-type="float" office:value="0.58952779" calcext:value-type="float">
            <text:p>0,589528</text:p>
          </table:table-cell>
          <table:table-cell office:value-type="float" office:value="10.83440649" calcext:value-type="float">
            <text:p>10,834406</text:p>
          </table:table-cell>
          <table:table-cell office:value-type="float" office:value="10.854709571" calcext:value-type="float">
            <text:p>10,8547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3B+propag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3603" calcext:value-type="float">
            <text:p>23603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7</text:p>
          </table:table-cell>
          <table:table-cell table:style-name="ce1" office:value-type="float" office:value="0.0199333" calcext:value-type="float">
            <text:p>0,019933</text:p>
          </table:table-cell>
          <table:table-cell table:style-name="ce1" office:value-type="float" office:value="0.041919" calcext:value-type="float">
            <text:p>0,041919</text:p>
          </table:table-cell>
          <table:table-cell table:style-name="ce2" office:value-type="float" office:value="676.61" calcext:value-type="float">
            <text:p>676,61</text:p>
          </table:table-cell>
          <table:table-cell table:number-columns-repeated="2"/>
          <table:table-cell table:style-name="ce2"/>
          <table:table-cell office:value-type="float" office:value="0.545445565759575" calcext:value-type="float">
            <text:p>0,545446</text:p>
          </table:table-cell>
          <table:table-cell office:value-type="float" office:value="0.58952779" calcext:value-type="float">
            <text:p>0,589528</text:p>
          </table:table-cell>
          <table:table-cell office:value-type="float" office:value="10.83440649" calcext:value-type="float">
            <text:p>10,834406</text:p>
          </table:table-cell>
          <table:table-cell office:value-type="float" office:value="10.854709571" calcext:value-type="float">
            <text:p>10,8547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3B+propag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3603" calcext:value-type="float">
            <text:p>23603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0</text:p>
          </table:table-cell>
          <table:table-cell table:style-name="ce1" office:value-type="float" office:value="0.0328447" calcext:value-type="float">
            <text:p>0,032845</text:p>
          </table:table-cell>
          <table:table-cell table:style-name="ce1" office:value-type="float" office:value="0.0353796" calcext:value-type="float">
            <text:p>0,035380</text:p>
          </table:table-cell>
          <table:table-cell table:style-name="ce2" office:value-type="float" office:value="918.08" calcext:value-type="float">
            <text:p>918,08</text:p>
          </table:table-cell>
          <table:table-cell table:number-columns-repeated="2"/>
          <table:table-cell table:style-name="ce2"/>
          <table:table-cell office:value-type="float" office:value="0.545445565759575" calcext:value-type="float">
            <text:p>0,545446</text:p>
          </table:table-cell>
          <table:table-cell office:value-type="float" office:value="0.58952779" calcext:value-type="float">
            <text:p>0,589528</text:p>
          </table:table-cell>
          <table:table-cell office:value-type="float" office:value="10.83440649" calcext:value-type="float">
            <text:p>10,834406</text:p>
          </table:table-cell>
          <table:table-cell office:value-type="float" office:value="10.854709571" calcext:value-type="float">
            <text:p>10,8547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3B+propag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99" calcext:value-type="float">
            <text:p>0,9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0</text:p>
          </table:table-cell>
          <table:table-cell table:style-name="ce1" office:value-type="float" office:value="0.0363547" calcext:value-type="float">
            <text:p>0,036355</text:p>
          </table:table-cell>
          <table:table-cell table:style-name="ce1" office:value-type="float" office:value="0.034182" calcext:value-type="float">
            <text:p>0,034182</text:p>
          </table:table-cell>
          <table:table-cell table:style-name="ce2" office:value-type="float" office:value="816.25" calcext:value-type="float">
            <text:p>816,25</text:p>
          </table:table-cell>
          <table:table-cell table:number-columns-repeated="2"/>
          <table:table-cell table:style-name="ce2"/>
          <table:table-cell office:value-type="float" office:value="0.5259958" calcext:value-type="float">
            <text:p>0,525996</text:p>
          </table:table-cell>
          <table:table-cell office:value-type="float" office:value="0.55569186" calcext:value-type="float">
            <text:p>0,555692</text:p>
          </table:table-cell>
          <table:table-cell office:value-type="float" office:value="10.83374" calcext:value-type="float">
            <text:p>10,833740</text:p>
          </table:table-cell>
          <table:table-cell office:value-type="float" office:value="10.86434302" calcext:value-type="float">
            <text:p>10,8643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4216" calcext:value-type="float">
            <text:p>24216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9</text:p>
          </table:table-cell>
          <table:table-cell table:style-name="ce1" office:value-type="float" office:value="0.019822" calcext:value-type="float">
            <text:p>0,019822</text:p>
          </table:table-cell>
          <table:table-cell table:style-name="ce1" office:value-type="float" office:value="0.0436665" calcext:value-type="float">
            <text:p>0,043667</text:p>
          </table:table-cell>
          <table:table-cell table:style-name="ce2" office:value-type="float" office:value="5711.92" calcext:value-type="float">
            <text:p>5711,92</text:p>
          </table:table-cell>
          <table:table-cell table:number-columns-repeated="3"/>
          <table:table-cell office:value-type="float" office:value="0.54824806051" calcext:value-type="float">
            <text:p>0,548248</text:p>
          </table:table-cell>
          <table:table-cell office:value-type="float" office:value="0.567499" calcext:value-type="float">
            <text:p>0,567499</text:p>
          </table:table-cell>
          <table:table-cell office:value-type="float" office:value="-0.5499802" calcext:value-type="float">
            <text:p>-0,549980</text:p>
          </table:table-cell>
          <table:table-cell office:value-type="float" office:value="-0.531669" calcext:value-type="float">
            <text:p>-0,531669</text:p>
          </table:table-cell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3"/>
          <table:table-cell office:value-type="float" office:value="10.83025601" calcext:value-type="float">
            <text:p>10,830256</text:p>
          </table:table-cell>
          <table:table-cell office:value-type="float" office:value="10.8723413" calcext:value-type="float">
            <text:p>10,872341</text:p>
          </table:table-cell>
          <table:table-cell office:value-type="float" office:value="-10.855658" calcext:value-type="float">
            <text:p>-10,855658</text:p>
          </table:table-cell>
          <table:table-cell office:value-type="float" office:value="-10.825723" calcext:value-type="float">
            <text:p>-10,825723</text:p>
          </table:table-cell>
        </table:table-row>
        <table:table-row table:style-name="ro1" table:number-rows-repeated="2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20_wrappingivp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51907" calcext:value-type="float">
            <text:p>51907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392676" calcext:value-type="float">
            <text:p>0,039268</text:p>
          </table:table-cell>
          <table:table-cell table:style-name="ce1"/>
          <table:table-cell table:style-name="ce2" office:value-type="float" office:value="37" calcext:value-type="float">
            <text:p>37,00</text:p>
          </table:table-cell>
          <table:table-cell table:number-columns-repeated="4"/>
          <table:table-cell office:value-type="float" office:value="-0.0337463969" calcext:value-type="float">
            <text:p>-0,03374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51855" calcext:value-type="float">
            <text:p>51855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290679" calcext:value-type="float">
            <text:p>0,029068</text:p>
          </table:table-cell>
          <table:table-cell table:style-name="ce1"/>
          <table:table-cell table:style-name="ce2" office:value-type="float" office:value="126.95" calcext:value-type="float">
            <text:p>126,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+propag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51855" calcext:value-type="float">
            <text:p>51855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270456" calcext:value-type="float">
            <text:p>0,027046</text:p>
          </table:table-cell>
          <table:table-cell table:style-name="ce1"/>
          <table:table-cell table:style-name="ce2" office:value-type="float" office:value="122.54" calcext:value-type="float">
            <text:p>122,5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52006" calcext:value-type="float">
            <text:p>52006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270582" calcext:value-type="float">
            <text:p>0,027058</text:p>
          </table:table-cell>
          <table:table-cell table:style-name="ce1"/>
          <table:table-cell table:style-name="ce2" office:value-type="float" office:value="134.98" calcext:value-type="float">
            <text:p>134,98</text:p>
          </table:table-cell>
          <table:table-cell table:number-columns-repeated="7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283244" calcext:value-type="float">
            <text:p>0,028324</text:p>
          </table:table-cell>
          <table:table-cell table:style-name="ce1"/>
          <table:table-cell table:style-name="ce2" office:value-type="float" office:value="56.53" calcext:value-type="float">
            <text:p>56,53</text:p>
          </table:table-cell>
          <table:table-cell table:number-columns-repeated="3"/>
          <table:table-cell office:value-type="float" office:value="0.27637965797" calcext:value-type="float">
            <text:p>0,276380</text:p>
          </table:table-cell>
          <table:table-cell office:value-type="float" office:value="0.29094420608" calcext:value-type="float">
            <text:p>0,290944</text:p>
          </table:table-cell>
          <table:table-cell office:value-type="float" office:value="-0.96623" calcext:value-type="float">
            <text:p>-0,966230</text:p>
          </table:table-cell>
          <table:table-cell office:value-type="float" office:value="-0.951616571" calcext:value-type="float">
            <text:p>-0,9516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283258" calcext:value-type="float">
            <text:p>0,028326</text:p>
          </table:table-cell>
          <table:table-cell table:style-name="ce1"/>
          <table:table-cell table:style-name="ce2" office:value-type="float" office:value="275.611" calcext:value-type="float">
            <text:p>275,61</text:p>
          </table:table-cell>
          <table:table-cell table:number-columns-repeated="3"/>
          <table:table-cell office:value-type="float" office:value="0.27637965797" calcext:value-type="float">
            <text:p>0,276380</text:p>
          </table:table-cell>
          <table:table-cell office:value-type="float" office:value="0.29094420608" calcext:value-type="float">
            <text:p>0,290944</text:p>
          </table:table-cell>
          <table:table-cell office:value-type="float" office:value="-0.96623" calcext:value-type="float">
            <text:p>-0,966230</text:p>
          </table:table-cell>
          <table:table-cell office:value-type="float" office:value="-0.951616571" calcext:value-type="float">
            <text:p>-0,9516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51896" calcext:value-type="float">
            <text:p>0,051896</text:p>
          </table:table-cell>
          <table:table-cell table:style-name="ce1"/>
          <table:table-cell table:style-name="ce2" office:value-type="float" office:value="101.88" calcext:value-type="float">
            <text:p>101,88</text:p>
          </table:table-cell>
          <table:table-cell table:number-columns-repeated="3"/>
          <table:table-cell office:value-type="float" office:value="0.2703154719932" calcext:value-type="float">
            <text:p>0,270315</text:p>
          </table:table-cell>
          <table:table-cell office:value-type="float" office:value="0.2970078" calcext:value-type="float">
            <text:p>0,297008</text:p>
          </table:table-cell>
          <table:table-cell office:value-type="float" office:value="-0.972289211" calcext:value-type="float">
            <text:p>-0,972289</text:p>
          </table:table-cell>
          <table:table-cell office:value-type="float" office:value="-0.94555648558" calcext:value-type="float">
            <text:p>-0,9455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757195" calcext:value-type="float">
            <text:p>0,757195</text:p>
          </table:table-cell>
          <table:table-cell table:style-name="ce1"/>
          <table:table-cell table:style-name="ce2" office:value-type="float" office:value="126.05" calcext:value-type="float">
            <text:p>126,05</text:p>
          </table:table-cell>
          <table:table-cell table:number-columns-repeated="3"/>
          <table:table-cell office:value-type="float" office:value="0.088167886" calcext:value-type="float">
            <text:p>0,088168</text:p>
          </table:table-cell>
          <table:table-cell office:value-type="float" office:value="0.47900262" calcext:value-type="float">
            <text:p>0,479003</text:p>
          </table:table-cell>
          <table:table-cell office:value-type="float" office:value="-1.156369" calcext:value-type="float">
            <text:p>-1,156369</text:p>
          </table:table-cell>
          <table:table-cell office:value-type="float" office:value="-0.761928441" calcext:value-type="float">
            <text:p>-0,761928</text:p>
          </table:table-cell>
        </table:table-row>
        <table:table-row table:style-name="ro1" table:number-rows-repeated="1048416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solver3" table:style-name="ta1"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4" table:number-columns-repeated="9" table:default-cell-style-name="Default"/>
        <table:table-column table:style-name="co4" table:default-cell-style-name="ce1"/>
        <table:table-column table:style-name="co4" table:number-columns-repeated="2" table:default-cell-style-name="Default"/>
        <table:table-column table:style-name="co4" table:default-cell-style-name="ce2"/>
        <table:table-column table:style-name="co4" table:default-cell-style-name="Default"/>
        <table:table-column table:style-name="co4" table:number-columns-repeated="4" table:default-cell-style-name="ce1"/>
        <table:table-row table:style-name="ro1">
          <table:table-cell office:value-type="string" calcext:value-type="string">
            <text:p>problème</text:p>
          </table:table-cell>
          <table:table-cell/>
          <table:table-cell office:value-type="string" calcext:value-type="string">
            <text:p>méthode</text:p>
          </table:table-cell>
          <table:table-cell office:value-type="string" calcext:value-type="string">
            <text:p>refin_mode</text:p>
          </table:table-cell>
          <table:table-cell office:value-type="string" calcext:value-type="string">
            <text:p>refin_ratio</text:p>
          </table:table-cell>
          <table:table-cell office:value-type="string" calcext:value-type="string">
            <text:p>propa_ratio</text:p>
          </table:table-cell>
          <table:table-cell office:value-type="string" calcext:value-type="string">
            <text:p>nb_slices</text:p>
          </table:table-cell>
          <table:table-cell office:value-type="string" calcext:value-type="string">
            <text:p>3b_ratio</text:p>
          </table:table-cell>
          <table:table-cell office:value-type="string" calcext:value-type="string">
            <text:p>3b_pts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bis_pts</text:p>
          </table:table-cell>
          <table:table-cell office:value-type="string" calcext:value-type="string">
            <text:p>bis</text:p>
          </table:table-cell>
          <table:table-cell office:value-type="string" calcext:value-type="string">
            <text:p>volume</text:p>
          </table:table-cell>
          <table:table-cell table:style-name="ce1" office:value-type="string" calcext:value-type="string">
            <text:p>volum s2</text:p>
          </table:table-cell>
          <table:table-cell table:style-name="ce2" office:value-type="string" calcext:value-type="string">
            <text:p>temps</text:p>
          </table:table-cell>
          <table:table-cell/>
          <table:table-cell office:value-type="string" calcext:value-type="string">
            <text:p>Temps avec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1"/>
          <table:table-cell table:style-name="ce2"/>
          <table:table-cell/>
          <table:table-cell office:value-type="string" calcext:value-type="string">
            <text:p>increment re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1_picar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4311" calcext:value-type="float">
            <text:p>0,005431</text:p>
          </table:table-cell>
          <table:table-cell table:style-name="ce1"/>
          <table:table-cell table:style-name="ce2" office:value-type="float" office:value="1.3" calcext:value-type="float">
            <text:p>1,3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43" calcext:value-type="float">
            <text:p>0,005430</text:p>
          </table:table-cell>
          <table:table-cell table:style-name="ce1"/>
          <table:table-cell table:style-name="ce2" office:value-type="float" office:value="3.07" calcext:value-type="float">
            <text:p>3,0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Pl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43" calcext:value-type="float">
            <text:p>0,005430</text:p>
          </table:table-cell>
          <table:table-cell table:style-name="ce1"/>
          <table:table-cell table:style-name="ce2"/>
          <table:table-cell office:value-type="float" office:value="3.49" calcext:value-type="float">
            <text:p>3,4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43" calcext:value-type="float">
            <text:p>0,005430</text:p>
          </table:table-cell>
          <table:table-cell table:style-name="ce1"/>
          <table:table-cell table:style-name="ce2" office:value-type="float" office:value="5.28" calcext:value-type="float">
            <text:p>5,28</text:p>
          </table:table-cell>
          <table:table-cell office:value-type="float" office:value="4.51" calcext:value-type="float">
            <text:p>4,5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43" calcext:value-type="float">
            <text:p>0,005430</text:p>
          </table:table-cell>
          <table:table-cell table:style-name="ce1"/>
          <table:table-cell table:style-name="ce2"/>
          <table:table-cell office:value-type="float" office:value="2.58" calcext:value-type="float">
            <text:p>2,5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+3B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43" calcext:value-type="float">
            <text:p>0,005430</text:p>
          </table:table-cell>
          <table:table-cell table:style-name="ce1"/>
          <table:table-cell table:style-name="ce2" office:value-type="float" office:value="12.59" calcext:value-type="float">
            <text:p>12,59</text:p>
          </table:table-cell>
          <table:table-cell office:value-type="float" office:value="4.74" calcext:value-type="float">
            <text:p>4,7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43" calcext:value-type="float">
            <text:p>0,005430</text:p>
          </table:table-cell>
          <table:table-cell table:style-name="ce1"/>
          <table:table-cell table:style-name="ce2" office:value-type="float" office:value="25.29" calcext:value-type="float">
            <text:p>25,29</text:p>
          </table:table-cell>
          <table:table-cell office:value-type="float" office:value="4.63" calcext:value-type="float">
            <text:p>4,6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diamgate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43" calcext:value-type="float">
            <text:p>0,005430</text:p>
          </table:table-cell>
          <table:table-cell table:style-name="ce1"/>
          <table:table-cell table:style-name="ce2" office:value-type="float" office:value="68.38" calcext:value-type="float">
            <text:p>68,38</text:p>
          </table:table-cell>
          <table:table-cell office:value-type="float" office:value="5.78" calcext:value-type="float">
            <text:p>5,7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Guess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43" calcext:value-type="float">
            <text:p>0,005430</text:p>
          </table:table-cell>
          <table:table-cell table:style-name="ce1"/>
          <table:table-cell table:style-name="ce2"/>
          <table:table-cell office:value-type="float" office:value="3.16" calcext:value-type="float">
            <text:p>3,16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02_sinfwd</text:p>
          </table:table-cell>
          <table:table-cell office:value-type="string" calcext:value-type="string">
            <text:p>Ivp f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50000" calcext:value-type="float">
            <text:p>50000</text:p>
          </table:table-cell>
          <table:table-cell table:number-columns-repeated="2"/>
          <table:table-cell office:value-type="float" office:value="0.002" calcext:value-type="float">
            <text:p>0,00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9</text:p>
          </table:table-cell>
          <table:table-cell office:value-type="float" office:value="0.00774523" calcext:value-type="float">
            <text:p>0,007745</text:p>
          </table:table-cell>
          <table:table-cell table:style-name="ce1"/>
          <table:table-cell table:style-name="ce2" office:value-type="float" office:value="16.6" calcext:value-type="float">
            <text:p>16,6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50000" calcext:value-type="float">
            <text:p>5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982795" calcext:value-type="float">
            <text:p>0,009828</text:p>
          </table:table-cell>
          <table:table-cell table:style-name="ce1"/>
          <table:table-cell table:style-name="ce2" office:value-type="float" office:value="20.53" calcext:value-type="float">
            <text:p>20,5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Basic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115305" calcext:value-type="float">
            <text:p>0,011531</text:p>
          </table:table-cell>
          <table:table-cell table:style-name="ce2" table:number-columns-repeated="2"/>
          <table:table-cell office:value-type="float" office:value="11.88" calcext:value-type="float">
            <text:p>11,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338599" calcext:value-type="float">
            <text:p>0,003386</text:p>
          </table:table-cell>
          <table:table-cell table:style-name="ce2"/>
          <table:table-cell table:style-name="ce2" office:value-type="float" office:value="1.18" calcext:value-type="float">
            <text:p>1,18</text:p>
          </table:table-cell>
          <table:table-cell office:value-type="float" office:value="1.21" calcext:value-type="float">
            <text:p>1,2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idDyncid+3B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3379" calcext:value-type="float">
            <text:p>0,003379</text:p>
          </table:table-cell>
          <table:table-cell table:style-name="ce2"/>
          <table:table-cell table:style-name="ce2" office:value-type="float" office:value="4.91" calcext:value-type="float">
            <text:p>4,91</text:p>
          </table:table-cell>
          <table:table-cell office:value-type="float" office:value="3.46" calcext:value-type="float">
            <text:p>3,4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294488" calcext:value-type="float">
            <text:p>0,002945</text:p>
          </table:table-cell>
          <table:table-cell table:style-name="ce2"/>
          <table:table-cell table:style-name="ce2" office:value-type="float" office:value="10.43" calcext:value-type="float">
            <text:p>10,43</text:p>
          </table:table-cell>
          <table:table-cell office:value-type="float" office:value="0.92" calcext:value-type="float">
            <text:p>0,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id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294488" calcext:value-type="float">
            <text:p>0,002945</text:p>
          </table:table-cell>
          <table:table-cell table:style-name="ce2"/>
          <table:table-cell table:style-name="ce2" office:value-type="float" office:value="10" calcext:value-type="float">
            <text:p>10,00</text:p>
          </table:table-cell>
          <table:table-cell office:value-type="float" office:value="1.41" calcext:value-type="float">
            <text:p>1,41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03_sinbw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4" calcext:value-type="float">
            <text:p>0,004814</text:p>
          </table:table-cell>
          <table:table-cell table:style-name="ce1"/>
          <table:table-cell table:style-name="ce2" office:value-type="float" office:value="1.68" calcext:value-type="float">
            <text:p>1,68</text:p>
          </table:table-cell>
          <table:table-cell office:value-type="float" office:value="1.74" calcext:value-type="float">
            <text:p>1,7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2" calcext:value-type="float">
            <text:p>0,004812</text:p>
          </table:table-cell>
          <table:table-cell table:style-name="ce1"/>
          <table:table-cell table:style-name="ce2" office:value-type="float" office:value="2.5" calcext:value-type="float">
            <text:p>2,50</text:p>
          </table:table-cell>
          <table:table-cell office:value-type="float" office:value="2.56" calcext:value-type="float">
            <text:p>2,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idDynBasic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2" calcext:value-type="float">
            <text:p>0,004812</text:p>
          </table:table-cell>
          <table:table-cell table:style-name="ce2" table:number-columns-repeated="2"/>
          <table:table-cell office:value-type="float" office:value="1.21" calcext:value-type="float">
            <text:p>1,2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188" calcext:value-type="float">
            <text:p>0,004812</text:p>
          </table:table-cell>
          <table:table-cell table:style-name="ce2"/>
          <table:table-cell table:style-name="ce2" office:value-type="float" office:value="4.17" calcext:value-type="float">
            <text:p>4,17</text:p>
          </table:table-cell>
          <table:table-cell office:value-type="float" office:value="4.68" calcext:value-type="float">
            <text:p>4,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idDyncid+3B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188" calcext:value-type="float">
            <text:p>0,004812</text:p>
          </table:table-cell>
          <table:table-cell table:style-name="ce2"/>
          <table:table-cell table:style-name="ce2" office:value-type="float" office:value="5.66" calcext:value-type="float">
            <text:p>5,66</text:p>
          </table:table-cell>
          <table:table-cell office:value-type="float" office:value="5.65" calcext:value-type="float">
            <text:p>5,6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idDyncidGuess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188" calcext:value-type="float">
            <text:p>0,004812</text:p>
          </table:table-cell>
          <table:table-cell table:style-name="ce2"/>
          <table:table-cell table:style-name="ce2" office:value-type="float" office:value="23.27" calcext:value-type="float">
            <text:p>23,27</text:p>
          </table:table-cell>
          <table:table-cell office:value-type="float" office:value="4.37" calcext:value-type="float">
            <text:p>4,3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idDyncid+3B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188" calcext:value-type="float">
            <text:p>0,004812</text:p>
          </table:table-cell>
          <table:table-cell table:style-name="ce2"/>
          <table:table-cell table:style-name="ce2" office:value-type="float" office:value="38.83" calcext:value-type="float">
            <text:p>38,83</text:p>
          </table:table-cell>
          <table:table-cell office:value-type="float" office:value="7.2" calcext:value-type="float">
            <text:p>7,20</text:p>
          </table:table-cell>
          <table:table-cell table:number-columns-repeated="5"/>
        </table:table-row>
        <table:table-row table:style-name="ro1" table:number-rows-repeated="3">
          <table:table-cell table:number-columns-repeated="13"/>
          <table:table-cell table:style-name="ce1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04_bvp</text:p>
          </table:table-cell>
          <table:table-cell office:value-type="string" calcext:value-type="string">
            <text:p>bvp 1dim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 office:value-type="float" office:value="0.000184886" calcext:value-type="float">
            <text:p>0,000185</text:p>
          </table:table-cell>
          <table:table-cell table:style-name="ce1" office:value-type="float" office:value="0.000214603" calcext:value-type="float">
            <text:p>0,000215</text:p>
          </table:table-cell>
          <table:table-cell table:style-name="ce2" office:value-type="float" office:value="3.54" calcext:value-type="float">
            <text:p>3,54</text:p>
          </table:table-cell>
          <table:table-cell table:number-columns-repeated="2"/>
          <table:table-cell office:value-type="float" office:value="-0.3452948346" calcext:value-type="float">
            <text:p>-0,345295</text:p>
          </table:table-cell>
          <table:table-cell office:value-type="float" office:value="-0.34515529" calcext:value-type="float">
            <text:p>-0,345155</text:p>
          </table:table-cell>
          <table:table-cell office:value-type="float" office:value="-0.9385456" calcext:value-type="float">
            <text:p>-0,938546</text:p>
          </table:table-cell>
          <table:table-cell office:value-type="float" office:value="-0.9384942" calcext:value-type="float">
            <text:p>-0,9384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0138876" calcext:value-type="float">
            <text:p>0,000139</text:p>
          </table:table-cell>
          <table:table-cell table:style-name="ce1" office:value-type="float" office:value="0.000145342" calcext:value-type="float">
            <text:p>0,000145</text:p>
          </table:table-cell>
          <table:table-cell table:style-name="ce2" office:value-type="float" office:value="4.12" calcext:value-type="float">
            <text:p>4,1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 office:value-type="float" office:value="0.000190539" calcext:value-type="float">
            <text:p>0,000191</text:p>
          </table:table-cell>
          <table:table-cell table:style-name="ce1" office:value-type="float" office:value="0.000213435" calcext:value-type="float">
            <text:p>0,000213</text:p>
          </table:table-cell>
          <table:table-cell table:style-name="ce2"/>
          <table:table-cell office:value-type="float" office:value="6.48" calcext:value-type="float">
            <text:p>6,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0109527" calcext:value-type="float">
            <text:p>0,000110</text:p>
          </table:table-cell>
          <table:table-cell table:style-name="ce1" office:value-type="float" office:value="0.00010953" calcext:value-type="float">
            <text:p>0,000110</text:p>
          </table:table-cell>
          <table:table-cell table:style-name="ce2"/>
          <table:table-cell table:style-name="Default" office:value-type="float" office:value="6.72" calcext:value-type="float">
            <text:p>6,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0112885" calcext:value-type="float">
            <text:p>0,000113</text:p>
          </table:table-cell>
          <table:table-cell table:style-name="ce1" office:value-type="float" office:value="0.000112885" calcext:value-type="float">
            <text:p>0,000113</text:p>
          </table:table-cell>
          <table:table-cell table:style-name="ce2" office:value-type="float" office:value="7.1" calcext:value-type="float">
            <text:p>7,10</text:p>
          </table:table-cell>
          <table:table-cell table:style-name="Default" office:value-type="float" office:value="6.67" calcext:value-type="float">
            <text:p>6,67</text:p>
          </table:table-cell>
          <table:table-cell/>
          <table:table-cell office:value-type="float" office:value="-0.3452991738" calcext:value-type="float">
            <text:p>-0,345299</text:p>
          </table:table-cell>
          <table:table-cell office:value-type="float" office:value="-0.34519329867" calcext:value-type="float">
            <text:p>-0,345193</text:p>
          </table:table-cell>
          <table:table-cell office:value-type="float" office:value="-0.9385316" calcext:value-type="float">
            <text:p>-0,938532</text:p>
          </table:table-cell>
          <table:table-cell office:value-type="float" office:value="-0.93849266" calcext:value-type="float">
            <text:p>-0,93849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0109527" calcext:value-type="float">
            <text:p>0,000110</text:p>
          </table:table-cell>
          <table:table-cell table:style-name="ce1" office:value-type="float" office:value="0.00010953" calcext:value-type="float">
            <text:p>0,000110</text:p>
          </table:table-cell>
          <table:table-cell/>
          <table:table-cell table:style-name="Default" office:value-type="float" office:value="6.71" calcext:value-type="float">
            <text:p>6,71</text:p>
          </table:table-cell>
          <table:table-cell/>
          <table:table-cell office:value-type="float" office:value="-0.3452991738" calcext:value-type="float">
            <text:p>-0,345299</text:p>
          </table:table-cell>
          <table:table-cell office:value-type="float" office:value="-0.34519329867" calcext:value-type="float">
            <text:p>-0,345193</text:p>
          </table:table-cell>
          <table:table-cell office:value-type="float" office:value="-0.9385316" calcext:value-type="float">
            <text:p>-0,938532</text:p>
          </table:table-cell>
          <table:table-cell office:value-type="float" office:value="-0.93849266" calcext:value-type="float">
            <text:p>-0,93849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+3B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011357" calcext:value-type="float">
            <text:p>0,000114</text:p>
          </table:table-cell>
          <table:table-cell table:style-name="ce1" office:value-type="float" office:value="0.000127829" calcext:value-type="float">
            <text:p>0,000128</text:p>
          </table:table-cell>
          <table:table-cell table:style-name="ce2" office:value-type="float" office:value="26.41" calcext:value-type="float">
            <text:p>26,4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0107028" calcext:value-type="float">
            <text:p>0,000107</text:p>
          </table:table-cell>
          <table:table-cell table:style-name="ce1" office:value-type="float" office:value="0.000107028" calcext:value-type="float">
            <text:p>0,000107</text:p>
          </table:table-cell>
          <table:table-cell table:style-name="ce2" office:value-type="float" office:value="50.86" calcext:value-type="float">
            <text:p>50,86</text:p>
          </table:table-cell>
          <table:table-cell office:value-type="float" office:value="7.19" calcext:value-type="float">
            <text:p>7,19</text:p>
          </table:table-cell>
          <table:table-cell/>
          <table:table-cell office:value-type="float" office:value="-0.3452872836" calcext:value-type="float">
            <text:p>-0,345287</text:p>
          </table:table-cell>
          <table:table-cell office:value-type="float" office:value="-0.34523111" calcext:value-type="float">
            <text:p>-0,345231</text:p>
          </table:table-cell>
          <table:table-cell office:value-type="float" office:value="-0.9385177" calcext:value-type="float">
            <text:p>-0,938518</text:p>
          </table:table-cell>
          <table:table-cell office:value-type="float" office:value="-0.938497" calcext:value-type="float">
            <text:p>-0,93849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0106061" calcext:value-type="float">
            <text:p>0,000106</text:p>
          </table:table-cell>
          <table:table-cell table:style-name="ce1" office:value-type="float" office:value="0.000106076" calcext:value-type="float">
            <text:p>0,000106</text:p>
          </table:table-cell>
          <table:table-cell table:style-name="ce2"/>
          <table:table-cell office:value-type="float" office:value="6.12" calcext:value-type="float">
            <text:p>6,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id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0103938" calcext:value-type="float">
            <text:p>0,000104</text:p>
          </table:table-cell>
          <table:table-cell table:style-name="ce1" office:value-type="float" office:value="0.000103938" calcext:value-type="float">
            <text:p>0,000104</text:p>
          </table:table-cell>
          <table:table-cell table:style-name="ce2" office:value-type="float" office:value="142.32" calcext:value-type="float">
            <text:p>142,32</text:p>
          </table:table-cell>
          <table:table-cell table:number-columns-repeated="2"/>
          <table:table-cell office:value-type="float" office:value="-0.345279454" calcext:value-type="float">
            <text:p>-0,345279</text:p>
          </table:table-cell>
          <table:table-cell office:value-type="float" office:value="-0.3452386" calcext:value-type="float">
            <text:p>-0,345239</text:p>
          </table:table-cell>
          <table:table-cell office:value-type="float" office:value="-0.938514948" calcext:value-type="float">
            <text:p>-0,938515</text:p>
          </table:table-cell>
          <table:table-cell office:value-type="float" office:value="-0.93849991" calcext:value-type="float">
            <text:p>-0,938500</text:p>
          </table:table-cell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07 integrodiff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3</text:p>
          </table:table-cell>
          <table:table-cell office:value-type="float" office:value="0.0169397" calcext:value-type="float">
            <text:p>0,016940</text:p>
          </table:table-cell>
          <table:table-cell table:style-name="ce1" office:value-type="float" office:value="0.0200566" calcext:value-type="float">
            <text:p>0,020057</text:p>
          </table:table-cell>
          <table:table-cell table:style-name="ce2" office:value-type="float" office:value="14.28" calcext:value-type="float">
            <text:p>14,2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" calcext:value-type="float">
            <text:p>4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10 </text:p>
          </table:table-cell>
          <table:table-cell office:value-type="float" office:value="0.0229283" calcext:value-type="float">
            <text:p>0,022928</text:p>
          </table:table-cell>
          <table:table-cell table:style-name="ce1" office:value-type="float" office:value="0.0146975" calcext:value-type="float">
            <text:p>0,014698</text:p>
          </table:table-cell>
          <table:table-cell table:style-name="ce2" office:value-type="float" office:value="41.44" calcext:value-type="float">
            <text:p>41,4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" calcext:value-type="float">
            <text:p>4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 </text:p>
          </table:table-cell>
          <table:table-cell office:value-type="float" office:value="0.0147112" calcext:value-type="float">
            <text:p>0,014711</text:p>
          </table:table-cell>
          <table:table-cell table:style-name="ce1" office:value-type="float" office:value="0.0157831" calcext:value-type="float">
            <text:p>0,015783</text:p>
          </table:table-cell>
          <table:table-cell table:style-name="ce2" office:value-type="float" office:value="42.64" calcext:value-type="float">
            <text:p>42,64</text:p>
          </table:table-cell>
          <table:table-cell table:number-columns-repeated="6"/>
        </table:table-row>
        <table:table-row table:style-name="ro1" table:number-rows-repeated="2">
          <table:table-cell table:number-columns-repeated="13"/>
          <table:table-cell table:style-name="ce1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09_csdp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</text:p>
          </table:table-cell>
          <table:table-cell office:value-type="float" office:value="0.31896" calcext:value-type="float">
            <text:p>0,318960</text:p>
          </table:table-cell>
          <table:table-cell table:style-name="ce1"/>
          <table:table-cell table:style-name="ce2" office:value-type="float" office:value="16.92" calcext:value-type="float">
            <text:p>16,9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279328" calcext:value-type="float">
            <text:p>0,279328</text:p>
          </table:table-cell>
          <table:table-cell table:style-name="ce1"/>
          <table:table-cell table:style-name="ce2" office:value-type="float" office:value="57.51" calcext:value-type="float">
            <text:p>57,5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</text:p>
          </table:table-cell>
          <table:table-cell office:value-type="float" office:value="0.310498" calcext:value-type="float">
            <text:p>0,310498</text:p>
          </table:table-cell>
          <table:table-cell table:style-name="ce1"/>
          <table:table-cell table:style-name="ce2"/>
          <table:table-cell office:value-type="float" office:value="15.49" calcext:value-type="float">
            <text:p>15,4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279306" calcext:value-type="float">
            <text:p>0,279306</text:p>
          </table:table-cell>
          <table:table-cell table:style-name="ce1"/>
          <table:table-cell table:style-name="ce2"/>
          <table:table-cell office:value-type="float" office:value="57.82" calcext:value-type="float">
            <text:p>57,8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Basic+3B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</text:p>
          </table:table-cell>
          <table:table-cell office:value-type="float" office:value="0.306862" calcext:value-type="float">
            <text:p>0,306862</text:p>
          </table:table-cell>
          <table:table-cell table:style-name="ce1"/>
          <table:table-cell table:style-name="ce2"/>
          <table:table-cell office:value-type="float" office:value="64.54" calcext:value-type="float">
            <text:p>64,5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73784" calcext:value-type="float">
            <text:p>0,273784</text:p>
          </table:table-cell>
          <table:table-cell table:style-name="ce2"/>
          <table:table-cell table:style-name="ce2" office:value-type="float" office:value="42.28" calcext:value-type="float">
            <text:p>42,28</text:p>
          </table:table-cell>
          <table:table-cell office:value-type="float" office:value="40.68" calcext:value-type="float">
            <text:p>40,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id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Default" office:value-type="float" office:value="0.262752" calcext:value-type="float">
            <text:p>0,262752</text:p>
          </table:table-cell>
          <table:table-cell table:style-name="ce2"/>
          <table:table-cell/>
          <table:table-cell table:style-name="Default" office:value-type="float" office:value="68.59" calcext:value-type="float">
            <text:p>68,59</text:p>
          </table:table-cell>
          <table:table-cell/>
          <table:table-cell office:value-type="float" office:value="0.59398161" calcext:value-type="float">
            <text:p>0,593982</text:p>
          </table:table-cell>
          <table:table-cell office:value-type="float" office:value="0.6579864061" calcext:value-type="float">
            <text:p>0,657986</text:p>
          </table:table-cell>
          <table:table-cell office:value-type="float" office:value="0.913502719" calcext:value-type="float">
            <text:p>0,913503</text:p>
          </table:table-cell>
          <table:table-cell office:value-type="float" office:value="0.9415429" calcext:value-type="float">
            <text:p>0,9415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idDyncid+3B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maxdiamgate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73784" calcext:value-type="float">
            <text:p>0,273784</text:p>
          </table:table-cell>
          <table:table-cell table:style-name="ce2"/>
          <table:table-cell table:style-name="ce2" office:value-type="float" office:value="45.22" calcext:value-type="float">
            <text:p>45,2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+3B<text:span text:style-name="T1"> </text:span>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63306" calcext:value-type="float">
            <text:p>0,263306</text:p>
          </table:table-cell>
          <table:table-cell table:style-name="ce2"/>
          <table:table-cell table:style-name="ce2" office:value-type="float" office:value="91.09" calcext:value-type="float">
            <text:p>91,0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+3B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62664" calcext:value-type="float">
            <text:p>0,262664</text:p>
          </table:table-cell>
          <table:table-cell table:style-name="ce2"/>
          <table:table-cell table:style-name="ce2" office:value-type="float" office:value="101.52" calcext:value-type="float">
            <text:p>101,5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61383" calcext:value-type="float">
            <text:p>0,261383</text:p>
          </table:table-cell>
          <table:table-cell table:style-name="ce2"/>
          <table:table-cell table:style-name="ce2" office:value-type="float" office:value="138.93" calcext:value-type="float">
            <text:p>138,93</text:p>
          </table:table-cell>
          <table:table-cell office:value-type="float" office:value="34.9" calcext:value-type="float">
            <text:p>34,90</text:p>
          </table:table-cell>
          <table:table-cell/>
          <table:table-cell office:value-type="float" office:value="0.59398181" calcext:value-type="float">
            <text:p>0,593982</text:p>
          </table:table-cell>
          <table:table-cell office:value-type="float" office:value="0.6579845" calcext:value-type="float">
            <text:p>0,657985</text:p>
          </table:table-cell>
          <table:table-cell office:value-type="float" office:value="0.9135626" calcext:value-type="float">
            <text:p>0,913563</text:p>
          </table:table-cell>
          <table:table-cell office:value-type="float" office:value="0.941521" calcext:value-type="float">
            <text:p>0,9415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idDyncidGuess+3BCtcDeriv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61383" calcext:value-type="float">
            <text:p>0,261383</text:p>
          </table:table-cell>
          <table:table-cell table:style-name="ce2"/>
          <table:table-cell/>
          <table:table-cell office:value-type="float" office:value="46.37" calcext:value-type="float">
            <text:p>46,3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idDyncidGuess+3B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maxdiamgate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61383" calcext:value-type="float">
            <text:p>0,261383</text:p>
          </table:table-cell>
          <table:table-cell table:style-name="ce2"/>
          <table:table-cell table:style-name="ce2" office:value-type="float" office:value="219.14" calcext:value-type="float">
            <text:p>219,1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+3B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61383" calcext:value-type="float">
            <text:p>0,261383</text:p>
          </table:table-cell>
          <table:table-cell table:style-name="ce2"/>
          <table:table-cell table:style-name="ce2" office:value-type="float" office:value="216.75" calcext:value-type="float">
            <text:p>216,75</text:p>
          </table:table-cell>
          <table:table-cell table:number-columns-repeated="6"/>
        </table:table-row>
        <table:table-row table:style-name="ro1">
          <table:table-cell table:number-columns-repeated="13"/>
          <table:table-cell table:style-name="ce2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10_largeinitvalue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1</text:p>
          </table:table-cell>
          <table:table-cell office:value-type="float" office:value="0.452012" calcext:value-type="float">
            <text:p>0,452012</text:p>
          </table:table-cell>
          <table:table-cell table:style-name="ce1"/>
          <table:table-cell table:style-name="ce2" office:value-type="float" office:value="0.75" calcext:value-type="float">
            <text:p>0,7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316239" calcext:value-type="float">
            <text:p>0,316239</text:p>
          </table:table-cell>
          <table:table-cell table:style-name="ce1"/>
          <table:table-cell table:style-name="ce2" office:value-type="float" office:value="1.57" calcext:value-type="float">
            <text:p>1,57</text:p>
          </table:table-cell>
          <table:table-cell table:number-columns-repeated="2"/>
          <table:table-cell office:value-type="float" office:value="0.183924357" calcext:value-type="float">
            <text:p>0,183924</text:p>
          </table:table-cell>
          <table:table-cell office:value-type="float" office:value="0.36790834" calcext:value-type="float">
            <text:p>0,3679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1</text:p>
          </table:table-cell>
          <table:table-cell office:value-type="float" office:value="0.45197" calcext:value-type="float">
            <text:p>0,451970</text:p>
          </table:table-cell>
          <table:table-cell table:style-name="ce1"/>
          <table:table-cell table:style-name="ce2"/>
          <table:table-cell office:value-type="float" office:value="0.8" calcext:value-type="float">
            <text:p>0,8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Basic+Picsl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float" office:value="0.316232" calcext:value-type="float">
            <text:p>0,316232</text:p>
          </table:table-cell>
          <table:table-cell table:style-name="ce1"/>
          <table:table-cell table:style-name="ce2"/>
          <table:table-cell table:style-name="Default" office:value-type="float" office:value="2.48" calcext:value-type="float">
            <text:p>2,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Basic+Picsl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float" office:value="0.316243" calcext:value-type="float">
            <text:p>0,316243</text:p>
          </table:table-cell>
          <table:table-cell table:style-name="ce1"/>
          <table:table-cell table:style-name="ce2"/>
          <table:table-cell office:value-type="float" office:value="2.31" calcext:value-type="float">
            <text:p>2,3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float" office:value="0.33398" calcext:value-type="float">
            <text:p>0,333980</text:p>
          </table:table-cell>
          <table:table-cell table:style-name="ce2" table:number-columns-repeated="2"/>
          <table:table-cell office:value-type="float" office:value="2.03" calcext:value-type="float">
            <text:p>2,0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float" office:value="0.316219" calcext:value-type="float">
            <text:p>0,316219</text:p>
          </table:table-cell>
          <table:table-cell table:style-name="ce2" table:number-columns-repeated="2"/>
          <table:table-cell table:style-name="Default" office:value-type="float" office:value="6.13" calcext:value-type="float">
            <text:p>6,13</text:p>
          </table:table-cell>
          <table:table-cell/>
          <table:table-cell office:value-type="float" office:value="0.18392572" calcext:value-type="float">
            <text:p>0,183926</text:p>
          </table:table-cell>
          <table:table-cell office:value-type="float" office:value="0.367906784" calcext:value-type="float">
            <text:p>0,3679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 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316221" calcext:value-type="float">
            <text:p>0,316221</text:p>
          </table:table-cell>
          <table:table-cell table:style-name="ce2" table:number-columns-repeated="2"/>
          <table:table-cell office:value-type="float" office:value="5.79" calcext:value-type="float">
            <text:p>5,79</text:p>
          </table:table-cell>
          <table:table-cell/>
          <table:table-cell office:value-type="float" office:value="0.18392572" calcext:value-type="float">
            <text:p>0,183926</text:p>
          </table:table-cell>
          <table:table-cell office:value-type="float" office:value="0.367906784" calcext:value-type="float">
            <text:p>0,3679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31613" calcext:value-type="float">
            <text:p>0,316130</text:p>
          </table:table-cell>
          <table:table-cell table:style-name="ce2"/>
          <table:table-cell table:style-name="ce2" office:value-type="float" office:value="15.54" calcext:value-type="float">
            <text:p>15,54</text:p>
          </table:table-cell>
          <table:table-cell office:value-type="float" office:value="1.57" calcext:value-type="float">
            <text:p>1,57</text:p>
          </table:table-cell>
          <table:table-cell/>
          <table:table-cell office:value-type="float" office:value="0.1839288" calcext:value-type="float">
            <text:p>0,183929</text:p>
          </table:table-cell>
          <table:table-cell office:value-type="float" office:value="0.367901268" calcext:value-type="float">
            <text:p>0,3679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316242" calcext:value-type="float">
            <text:p>0,316242</text:p>
          </table:table-cell>
          <table:table-cell table:style-name="ce2"/>
          <table:table-cell/>
          <table:table-cell table:style-name="Default" office:value-type="float" office:value="4.15" calcext:value-type="float">
            <text:p>4,15</text:p>
          </table:table-cell>
          <table:table-cell/>
          <table:table-cell office:value-type="float" office:value="0.18391754308" calcext:value-type="float">
            <text:p>0,183918</text:p>
          </table:table-cell>
          <table:table-cell office:value-type="float" office:value="0.36791135" calcext:value-type="float">
            <text:p>0,3679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31613" calcext:value-type="float">
            <text:p>0,316130</text:p>
          </table:table-cell>
          <table:table-cell table:style-name="ce2"/>
          <table:table-cell table:style-name="ce2" office:value-type="float" office:value="17.5" calcext:value-type="float">
            <text:p>17,50</text:p>
          </table:table-cell>
          <table:table-cell office:value-type="float" office:value="2.47" calcext:value-type="float">
            <text:p>2,47</text:p>
          </table:table-cell>
          <table:table-cell/>
          <table:table-cell office:value-type="float" office:value="0.1839288" calcext:value-type="float">
            <text:p>0,183929</text:p>
          </table:table-cell>
          <table:table-cell office:value-type="float" office:value="0.367901268" calcext:value-type="float">
            <text:p>0,367901</text:p>
          </table:table-cell>
          <table:table-cell table:number-columns-repeated="2"/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11_circle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id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74" calcext:value-type="float">
            <text:p>197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4385" calcext:value-type="float">
            <text:p>0,005044</text:p>
          </table:table-cell>
          <table:table-cell table:style-name="ce1"/>
          <table:table-cell table:style-name="ce2" office:value-type="float" office:value="8.49" calcext:value-type="float">
            <text:p>8,49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2568" calcext:value-type="float">
            <text:p>1256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28776" calcext:value-type="float">
            <text:p>0,006288</text:p>
          </table:table-cell>
          <table:table-cell table:style-name="ce1"/>
          <table:table-cell table:style-name="ce2" office:value-type="float" office:value="13.964" calcext:value-type="float">
            <text:p>13,9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Basic+Picsl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74" calcext:value-type="float">
            <text:p>197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0383" calcext:value-type="float">
            <text:p>0,005004</text:p>
          </table:table-cell>
          <table:table-cell table:style-name="ce1"/>
          <table:table-cell table:style-name="ce2"/>
          <table:table-cell office:value-type="float" office:value="12.87" calcext:value-type="float">
            <text:p>12,8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idDynBasic+Picsl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74" calcext:value-type="float">
            <text:p>19774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0383" calcext:value-type="float">
            <text:p>0,005004</text:p>
          </table:table-cell>
          <table:table-cell table:style-name="ce1"/>
          <table:table-cell table:style-name="ce2"/>
          <table:table-cell office:value-type="float" office:value="16.57" calcext:value-type="float">
            <text:p>16,5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Basic+Picsl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2568" calcext:value-type="float">
            <text:p>1256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80199" calcext:value-type="float">
            <text:p>0,005802</text:p>
          </table:table-cell>
          <table:table-cell table:style-name="ce1"/>
          <table:table-cell table:style-name="ce2"/>
          <table:table-cell office:value-type="float" office:value="28.4301" calcext:value-type="float">
            <text:p>28,4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74" calcext:value-type="float">
            <text:p>197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0217" calcext:value-type="float">
            <text:p>0,005002</text:p>
          </table:table-cell>
          <table:table-cell table:style-name="ce1"/>
          <table:table-cell office:value-type="float" office:value="39.99" calcext:value-type="float">
            <text:p>39,99</text:p>
          </table:table-cell>
          <table:table-cell office:value-type="float" office:value="19.12" calcext:value-type="float">
            <text:p>19,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+3B 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82" calcext:value-type="float">
            <text:p>19782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0217" calcext:value-type="float">
            <text:p>0,005002</text:p>
          </table:table-cell>
          <table:table-cell table:style-name="ce1"/>
          <table:table-cell office:value-type="float" office:value="41.24" calcext:value-type="float">
            <text:p>41,24</text:p>
          </table:table-cell>
          <table:table-cell table:style-name="Default" office:value-type="float" office:value="32.64" calcext:value-type="float">
            <text:p>32,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2568" calcext:value-type="float">
            <text:p>1256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80117" calcext:value-type="float">
            <text:p>0,005801</text:p>
          </table:table-cell>
          <table:table-cell table:style-name="ce1"/>
          <table:table-cell/>
          <table:table-cell office:value-type="float" office:value="32.42" calcext:value-type="float">
            <text:p>32,4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74" calcext:value-type="float">
            <text:p>197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0217" calcext:value-type="float">
            <text:p>0,005002</text:p>
          </table:table-cell>
          <table:table-cell table:style-name="ce1"/>
          <table:table-cell/>
          <table:table-cell table:style-name="Default" office:value-type="float" office:value="26.75" calcext:value-type="float">
            <text:p>26,7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idDyncidGuess+3B 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82" calcext:value-type="float">
            <text:p>19782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0382" calcext:value-type="float">
            <text:p>0,005004</text:p>
          </table:table-cell>
          <table:table-cell table:style-name="ce1"/>
          <table:table-cell table:style-name="ce2" office:value-type="float" office:value="58.62" calcext:value-type="float">
            <text:p>58,62</text:p>
          </table:table-cell>
          <table:table-cell office:value-type="float" office:value="39.4" calcext:value-type="float">
            <text:p>39,4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idDyncidGuess+3BCtcDeriv 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82" calcext:value-type="float">
            <text:p>19782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80199" calcext:value-type="float">
            <text:p>0,005802</text:p>
          </table:table-cell>
          <table:table-cell table:style-name="ce1"/>
          <table:table-cell/>
          <table:table-cell table:style-name="Default" office:value-type="float" office:value="36.39" calcext:value-type="float">
            <text:p>36,39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12_f-sqr2</text:p>
          </table:table-cell>
          <table:table-cell office:value-type="string" calcext:value-type="string">
            <text:p>large ivp</text:p>
          </table:table-cell>
          <table:table-cell office:value-type="string" calcext:value-type="string">
            <text:p>CtcDeriv 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office:value-type="float" office:value="1.119" calcext:value-type="float">
            <text:p>1,119000</text:p>
          </table:table-cell>
          <table:table-cell table:style-name="ce1"/>
          <table:table-cell table:style-name="ce2" office:value-type="float" office:value="8.88" calcext:value-type="float">
            <text:p>8,8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float" office:value="0.693333" calcext:value-type="float">
            <text:p>0,693333</text:p>
          </table:table-cell>
          <table:table-cell table:style-name="ce1"/>
          <table:table-cell table:style-name="ce2" office:value-type="float" office:value="15.55" calcext:value-type="float">
            <text:p>15,5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office:value-type="float" office:value="1.11526" calcext:value-type="float">
            <text:p>1,115260</text:p>
          </table:table-cell>
          <table:table-cell table:style-name="ce1"/>
          <table:table-cell table:style-name="ce2"/>
          <table:table-cell office:value-type="float" office:value="12.81" calcext:value-type="float">
            <text:p>12,8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Basic+Picsl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1</text:p>
          </table:table-cell>
          <table:table-cell office:value-type="float" office:value="0.733678" calcext:value-type="float">
            <text:p>0,733678</text:p>
          </table:table-cell>
          <table:table-cell table:style-name="ce1"/>
          <table:table-cell table:style-name="ce2"/>
          <table:table-cell office:value-type="float" office:value="13.35" calcext:value-type="float">
            <text:p>13,3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float" office:value="0.753198" calcext:value-type="float">
            <text:p>0,753198</text:p>
          </table:table-cell>
          <table:table-cell table:style-name="ce2"/>
          <table:table-cell table:style-name="ce2" office:value-type="float" office:value="16.25" calcext:value-type="float">
            <text:p>16,25</text:p>
          </table:table-cell>
          <table:table-cell table:style-name="Default" office:value-type="float" office:value="10.18" calcext:value-type="float">
            <text:p>10,1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93346" calcext:value-type="float">
            <text:p>0,693346</text:p>
          </table:table-cell>
          <table:table-cell table:style-name="ce1"/>
          <table:table-cell table:style-name="ce2"/>
          <table:table-cell office:value-type="float" office:value="11.48" calcext:value-type="float">
            <text:p>11,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Default" office:value-type="float" office:value="0.693323" calcext:value-type="float">
            <text:p>0,693323</text:p>
          </table:table-cell>
          <table:table-cell table:style-name="ce1"/>
          <table:table-cell table:style-name="ce2"/>
          <table:table-cell table:style-name="Default" office:value-type="float" office:value="9.34" calcext:value-type="float">
            <text:p>9,3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93179" calcext:value-type="float">
            <text:p>0,693179</text:p>
          </table:table-cell>
          <table:table-cell table:style-name="ce1"/>
          <table:table-cell table:style-name="ce2" office:value-type="float" office:value="42.53" calcext:value-type="float">
            <text:p>42,53</text:p>
          </table:table-cell>
          <table:table-cell office:value-type="float" office:value="5.42" calcext:value-type="float">
            <text:p>5,42</text:p>
          </table:table-cell>
          <table:table-cell/>
          <table:table-cell office:value-type="float" office:value="0.066666" calcext:value-type="float">
            <text:p>0,066666</text:p>
          </table:table-cell>
          <table:table-cell office:value-type="float" office:value="0.133336" calcext:value-type="float">
            <text:p>0,13333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93179" calcext:value-type="float">
            <text:p>0,693179</text:p>
          </table:table-cell>
          <table:table-cell table:style-name="ce1"/>
          <table:table-cell table:style-name="ce2" office:value-type="float" office:value="47.59" calcext:value-type="float">
            <text:p>47,59</text:p>
          </table:table-cell>
          <table:table-cell office:value-type="float" office:value="7.97" calcext:value-type="float">
            <text:p>7,97</text:p>
          </table:table-cell>
          <table:table-cell/>
          <table:table-cell office:value-type="float" office:value="0.066666" calcext:value-type="float">
            <text:p>0,066666</text:p>
          </table:table-cell>
          <table:table-cell office:value-type="float" office:value="0.133336" calcext:value-type="float">
            <text:p>0,13333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93179" calcext:value-type="float">
            <text:p>0,693179</text:p>
          </table:table-cell>
          <table:table-cell table:style-name="ce1"/>
          <table:table-cell/>
          <table:table-cell table:style-name="Default" office:value-type="float" office:value="8.24" calcext:value-type="float">
            <text:p>8,24</text:p>
          </table:table-cell>
          <table:table-cell/>
          <table:table-cell office:value-type="float" office:value="0.066666" calcext:value-type="float">
            <text:p>0,066666</text:p>
          </table:table-cell>
          <table:table-cell office:value-type="float" office:value="0.133336" calcext:value-type="float">
            <text:p>0,133336</text:p>
          </table:table-cell>
          <table:table-cell table:number-columns-repeated="2"/>
        </table:table-row>
        <table:table-row table:style-name="ro1" table:number-rows-repeated="5">
          <table:table-cell table:number-columns-repeated="13"/>
          <table:table-cell table:style-name="ce1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13_linear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4"/>
          <table:table-cell office:value-type="string" calcext:value-type="string">
            <text:p>Level 16</text:p>
          </table:table-cell>
          <table:table-cell office:value-type="float" office:value="1.07596" calcext:value-type="float">
            <text:p>1,075960</text:p>
          </table:table-cell>
          <table:table-cell table:style-name="ce1"/>
          <table:table-cell table:style-name="ce2" office:value-type="float" office:value="902.64" calcext:value-type="float">
            <text:p>902,6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99" calcext:value-type="float">
            <text:p>0,999999</text:p>
          </table:table-cell>
          <table:table-cell table:number-columns-repeated="3"/>
          <table:table-cell office:value-type="string" calcext:value-type="string">
            <text:p>Level 13</text:p>
          </table:table-cell>
          <table:table-cell office:value-type="float" office:value="0.925664" calcext:value-type="float">
            <text:p>0,925664</text:p>
          </table:table-cell>
          <table:table-cell table:style-name="ce1"/>
          <table:table-cell table:style-name="ce2" office:value-type="float" office:value="4495.1" calcext:value-type="float">
            <text:p>4495,1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6"/>
          <table:table-cell table:style-name="ce1"/>
          <table:table-cell table:style-name="ce2"/>
          <table:table-cell table:number-columns-repeated="2"/>
          <table:table-cell office:value-type="float" office:value="5.22708207" calcext:value-type="float">
            <text:p>5,227082</text:p>
          </table:table-cell>
          <table:table-cell office:value-type="float" office:value="5.79193535" calcext:value-type="float">
            <text:p>5,791935</text:p>
          </table:table-cell>
          <table:table-cell office:value-type="float" office:value="-5.6105971" calcext:value-type="float">
            <text:p>-5,610597</text:p>
          </table:table-cell>
          <table:table-cell office:value-type="float" office:value="-5.042028633" calcext:value-type="float">
            <text:p>-5,0420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Basic+Picsl+3B</text:p>
          </table:table-cell>
          <table:table-cell office:value-type="string" calcext:value-type="string">
            <text:p>all</text:p>
          </table:table-cell>
          <table:table-cell table:number-columns-repeated="3"/>
          <table:table-cell office:value-type="float" office:value="0.9999" calcext:value-type="float">
            <text:p>0,9999</text:p>
          </table:table-cell>
          <table:table-cell table:number-columns-repeated="3"/>
          <table:table-cell office:value-type="string" calcext:value-type="string">
            <text:p>Level 15</text:p>
          </table:table-cell>
          <table:table-cell/>
          <table:table-cell table:style-name="ce1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Picsl+3BCtcDeriv</text:p>
          </table:table-cell>
          <table:table-cell office:value-type="string" calcext:value-type="string">
            <text:p>all</text:p>
          </table:table-cell>
          <table:table-cell table:number-columns-repeated="3"/>
          <table:table-cell office:value-type="float" office:value="0.9999" calcext:value-type="float">
            <text:p>0,9999</text:p>
          </table:table-cell>
          <table:table-cell table:number-columns-repeated="3"/>
          <table:table-cell office:value-type="string" calcext:value-type="string">
            <text:p>Level <text:s/>14</text:p>
          </table:table-cell>
          <table:table-cell/>
          <table:table-cell table:style-name="ce1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4"/>
          <table:table-cell office:value-type="string" calcext:value-type="string">
            <text:p>Level 6</text:p>
          </table:table-cell>
          <table:table-cell office:value-type="float" office:value="0.704009" calcext:value-type="float">
            <text:p>0,704009</text:p>
          </table:table-cell>
          <table:table-cell table:style-name="ce1"/>
          <table:table-cell table:style-name="ce2" office:value-type="float" office:value="1054.16" calcext:value-type="float">
            <text:p>1054,16</text:p>
          </table:table-cell>
          <table:table-cell table:number-columns-repeated="2"/>
          <table:table-cell office:value-type="float" office:value="5.22708207" calcext:value-type="float">
            <text:p>5,227082</text:p>
          </table:table-cell>
          <table:table-cell office:value-type="float" office:value="5.79193535" calcext:value-type="float">
            <text:p>5,791935</text:p>
          </table:table-cell>
          <table:table-cell office:value-type="float" office:value="-5.6105971" calcext:value-type="float">
            <text:p>-5,610597</text:p>
          </table:table-cell>
          <table:table-cell office:value-type="float" office:value="-5.042028633" calcext:value-type="float">
            <text:p>-5,0420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4"/>
          <table:table-cell office:value-type="string" calcext:value-type="string">
            <text:p>Level 6</text:p>
          </table:table-cell>
          <table:table-cell/>
          <table:table-cell table:style-name="ce1"/>
          <table:table-cell table:style-name="ce2" office:value-type="string" calcext:value-type="string">
            <text:p>&gt; 1h.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88727" calcext:value-type="float">
            <text:p>0,688727</text:p>
          </table:table-cell>
          <table:table-cell table:style-name="ce1"/>
          <table:table-cell table:style-name="ce2"/>
          <table:table-cell office:value-type="float" office:value="59.65" calcext:value-type="float">
            <text:p>59,65</text:p>
          </table:table-cell>
          <table:table-cell/>
          <table:table-cell office:value-type="float" office:value="5.23736753" calcext:value-type="float">
            <text:p>5,237368</text:p>
          </table:table-cell>
          <table:table-cell office:value-type="float" office:value="5.78226676" calcext:value-type="float">
            <text:p>5,782267</text:p>
          </table:table-cell>
          <table:table-cell office:value-type="float" office:value="-5.5991631" calcext:value-type="float">
            <text:p>-5,599163</text:p>
          </table:table-cell>
          <table:table-cell office:value-type="float" office:value="-5.0541473640622" calcext:value-type="float">
            <text:p>-5,0541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Guess+oiscl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88727" calcext:value-type="float">
            <text:p>0,688727</text:p>
          </table:table-cell>
          <table:table-cell table:style-name="ce1"/>
          <table:table-cell table:style-name="ce2"/>
          <table:table-cell table:style-name="Default" office:value-type="float" office:value="75.3" calcext:value-type="float">
            <text:p>75,3</text:p>
          </table:table-cell>
          <table:table-cell/>
          <table:table-cell office:value-type="float" office:value="5.23736753" calcext:value-type="float">
            <text:p>5,237368</text:p>
          </table:table-cell>
          <table:table-cell office:value-type="float" office:value="5.78226676" calcext:value-type="float">
            <text:p>5,782267</text:p>
          </table:table-cell>
          <table:table-cell office:value-type="float" office:value="-5.5991631" calcext:value-type="float">
            <text:p>-5,599163</text:p>
          </table:table-cell>
          <table:table-cell office:value-type="float" office:value="-5.0541473640622" calcext:value-type="float">
            <text:p>-5,0541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Guess+picsl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88727" calcext:value-type="float">
            <text:p>0,688727</text:p>
          </table:table-cell>
          <table:table-cell table:style-name="ce1"/>
          <table:table-cell table:style-name="ce2"/>
          <table:table-cell office:value-type="float" office:value="107.32" calcext:value-type="float">
            <text:p>107,32</text:p>
          </table:table-cell>
          <table:table-cell/>
          <table:table-cell office:value-type="float" office:value="5.23736753" calcext:value-type="float">
            <text:p>5,237368</text:p>
          </table:table-cell>
          <table:table-cell office:value-type="float" office:value="5.78226676" calcext:value-type="float">
            <text:p>5,782267</text:p>
          </table:table-cell>
          <table:table-cell office:value-type="float" office:value="-5.5991631" calcext:value-type="float">
            <text:p>-5,599163</text:p>
          </table:table-cell>
          <table:table-cell office:value-type="float" office:value="-5.0541473640622" calcext:value-type="float">
            <text:p>-5,0541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88661" calcext:value-type="float">
            <text:p>0,688661</text:p>
          </table:table-cell>
          <table:table-cell table:style-name="ce1"/>
          <table:table-cell table:style-name="ce2" office:value-type="float" office:value="132.63" calcext:value-type="float">
            <text:p>132,63</text:p>
          </table:table-cell>
          <table:table-cell office:value-type="float" office:value="38.13" calcext:value-type="float">
            <text:p>38,13</text:p>
          </table:table-cell>
          <table:table-cell/>
          <table:table-cell office:value-type="float" office:value="5.2374228" calcext:value-type="float">
            <text:p>5,237423</text:p>
          </table:table-cell>
          <table:table-cell office:value-type="float" office:value="5.7822117" calcext:value-type="float">
            <text:p>5,782212</text:p>
          </table:table-cell>
          <table:table-cell office:value-type="float" office:value="-5.599084" calcext:value-type="float">
            <text:p>-5,599084</text:p>
          </table:table-cell>
          <table:table-cell office:value-type="float" office:value="-5.054226" calcext:value-type="float">
            <text:p>-5,0542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88661" calcext:value-type="float">
            <text:p>0,688661</text:p>
          </table:table-cell>
          <table:table-cell table:style-name="ce1"/>
          <table:table-cell table:style-name="ce2" office:value-type="float" office:value="149.7" calcext:value-type="float">
            <text:p>149,70</text:p>
          </table:table-cell>
          <table:table-cell office:value-type="float" office:value="53.22" calcext:value-type="float">
            <text:p>53,22</text:p>
          </table:table-cell>
          <table:table-cell/>
          <table:table-cell office:value-type="float" office:value="5.2374228" calcext:value-type="float">
            <text:p>5,237423</text:p>
          </table:table-cell>
          <table:table-cell office:value-type="float" office:value="5.7822117" calcext:value-type="float">
            <text:p>5,782212</text:p>
          </table:table-cell>
          <table:table-cell office:value-type="float" office:value="-5.599084" calcext:value-type="float">
            <text:p>-5,599084</text:p>
          </table:table-cell>
          <table:table-cell office:value-type="float" office:value="-5.054226" calcext:value-type="float">
            <text:p>-5,054226</text:p>
          </table:table-cell>
        </table:table-row>
        <table:table-row table:style-name="ro1" table:number-rows-repeated="2">
          <table:table-cell table:number-columns-repeated="13"/>
          <table:table-cell table:style-name="ce1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15_sinbvp</text:p>
          </table:table-cell>
          <table:table-cell office:value-type="string" calcext:value-type="string">
            <text:p>bvp wikipedia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/>
          <table:table-cell table:style-name="ce1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16</text:p>
          </table:table-cell>
          <table:table-cell office:value-type="float" office:value="0.00111678" calcext:value-type="float">
            <text:p>0,001117</text:p>
          </table:table-cell>
          <table:table-cell table:style-name="ce1"/>
          <table:table-cell table:style-name="ce2"/>
          <table:table-cell office:value-type="float" office:value="158.821" calcext:value-type="float">
            <text:p>158,8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Basic+Picsl+3B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8</text:p>
          </table:table-cell>
          <table:table-cell office:value-type="float" office:value="0.00172704" calcext:value-type="float">
            <text:p>0,001727</text:p>
          </table:table-cell>
          <table:table-cell table:style-name="ce1"/>
          <table:table-cell table:style-name="ce2"/>
          <table:table-cell office:value-type="float" office:value="345.2" calcext:value-type="float">
            <text:p>345,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Basic+Picsl+3BCtcDe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00925662" calcext:value-type="float">
            <text:p>0,000926</text:p>
          </table:table-cell>
          <table:table-cell table:style-name="ce1"/>
          <table:table-cell table:style-name="ce2"/>
          <table:table-cell office:value-type="float" office:value="225.25" calcext:value-type="float">
            <text:p>225,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/>
          <table:table-cell table:style-name="ce1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Picsl+3BCtcDeriv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7</text:p>
          </table:table-cell>
          <table:table-cell office:value-type="float" office:value="0.00115244" calcext:value-type="float">
            <text:p>0,001152</text:p>
          </table:table-cell>
          <table:table-cell table:style-name="ce1"/>
          <table:table-cell table:style-name="ce2"/>
          <table:table-cell office:value-type="float" office:value="430.05" calcext:value-type="float">
            <text:p>430,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9</text:p>
          </table:table-cell>
          <table:table-cell office:value-type="float" office:value="0.00155733" calcext:value-type="float">
            <text:p>0,001557</text:p>
          </table:table-cell>
          <table:table-cell table:style-name="ce1" office:value-type="string" calcext:value-type="string">
            <text:p>1sol parasite</text:p>
          </table:table-cell>
          <table:table-cell table:style-name="ce2"/>
          <table:table-cell office:value-type="float" office:value="820.65" calcext:value-type="float">
            <text:p>820,6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7</text:p>
          </table:table-cell>
          <table:table-cell office:value-type="float" office:value="0.00143096" calcext:value-type="float">
            <text:p>0,001431</text:p>
          </table:table-cell>
          <table:table-cell table:style-name="ce1"/>
          <table:table-cell table:style-name="ce2"/>
          <table:table-cell office:value-type="float" office:value="946.92" calcext:value-type="float">
            <text:p>946,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/>
          <table:table-cell table:style-name="ce1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7</text:p>
          </table:table-cell>
          <table:table-cell office:value-type="float" office:value="0.000889581" calcext:value-type="float">
            <text:p>0,000890</text:p>
          </table:table-cell>
          <table:table-cell table:style-name="ce1"/>
          <table:table-cell table:style-name="ce2"/>
          <table:table-cell office:value-type="float" office:value="428.95" calcext:value-type="float">
            <text:p>428,95</text:p>
          </table:table-cell>
          <table:table-cell/>
          <table:table-cell office:value-type="float" office:value="1.99986131" calcext:value-type="float">
            <text:p>1,999861</text:p>
          </table:table-cell>
          <table:table-cell office:value-type="float" office:value="2.0001265" calcext:value-type="float">
            <text:p>2,000127</text:p>
          </table:table-cell>
          <table:table-cell office:value-type="float" office:value="-0.0001439083" calcext:value-type="float">
            <text:p>-0,000144</text:p>
          </table:table-cell>
          <table:table-cell office:value-type="float" office:value="0.00013424" calcext:value-type="float">
            <text:p>0,0001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1</text:p>
          </table:table-cell>
          <table:table-cell office:value-type="float" office:value="0.001078" calcext:value-type="float">
            <text:p>0,001078</text:p>
          </table:table-cell>
          <table:table-cell table:style-name="ce1"/>
          <table:table-cell table:style-name="ce2"/>
          <table:table-cell office:value-type="float" office:value="9872.67" calcext:value-type="float">
            <text:p>9872,67</text:p>
          </table:table-cell>
          <table:table-cell/>
          <table:table-cell office:value-type="float" office:value="1.99980964" calcext:value-type="float">
            <text:p>1,999810</text:p>
          </table:table-cell>
          <table:table-cell office:value-type="float" office:value="2.00021414" calcext:value-type="float">
            <text:p>2,000214</text:p>
          </table:table-cell>
          <table:table-cell office:value-type="float" office:value="-0.000190032" calcext:value-type="float">
            <text:p>-0,000190</text:p>
          </table:table-cell>
          <table:table-cell office:value-type="float" office:value="0.000228163" calcext:value-type="float">
            <text:p>0,000228</text:p>
          </table:table-cell>
        </table:table-row>
        <table:table-row table:style-name="ro1" table:number-rows-repeated="4">
          <table:table-cell table:number-columns-repeated="13"/>
          <table:table-cell table:style-name="ce1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16_circlebvp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80</text:p>
          </table:table-cell>
          <table:table-cell office:value-type="float" office:value="0.00743494" calcext:value-type="float">
            <text:p>0,007435</text:p>
          </table:table-cell>
          <table:table-cell table:style-name="ce1"/>
          <table:table-cell table:style-name="ce2" office:value-type="float" office:value="234.97" calcext:value-type="float">
            <text:p>234,97</text:p>
          </table:table-cell>
          <table:table-cell/>
          <table:table-cell table:style-name="ce1"/>
          <table:table-cell office:value-type="float" office:value="0.999184" calcext:value-type="float">
            <text:p>0,999184</text:p>
          </table:table-cell>
          <table:table-cell office:value-type="float" office:value="1.0005387" calcext:value-type="float">
            <text:p>1,000539</text:p>
          </table:table-cell>
          <table:table-cell office:value-type="float" office:value="-0.0007281" calcext:value-type="float">
            <text:p>-0,000728</text:p>
          </table:table-cell>
          <table:table-cell office:value-type="float" office:value="0.00056907" calcext:value-type="float">
            <text:p>0,0005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4</text:p>
          </table:table-cell>
          <table:table-cell office:value-type="float" office:value="0.00549572" calcext:value-type="float">
            <text:p>0,005496</text:p>
          </table:table-cell>
          <table:table-cell table:style-name="ce1"/>
          <table:table-cell office:value-type="float" office:value="581.73" calcext:value-type="float">
            <text:p>581,73</text:p>
          </table:table-cell>
          <table:table-cell/>
          <table:table-cell table:style-name="ce1"/>
          <table:table-cell office:value-type="float" office:value="0.999509447245" calcext:value-type="float">
            <text:p>0,999509</text:p>
          </table:table-cell>
          <table:table-cell office:value-type="float" office:value="1.00065716" calcext:value-type="float">
            <text:p>1,000657</text:p>
          </table:table-cell>
          <table:table-cell office:value-type="float" office:value="-0.000305826" calcext:value-type="float">
            <text:p>-0,000306</text:p>
          </table:table-cell>
          <table:table-cell office:value-type="float" office:value="0.0006163746" calcext:value-type="float">
            <text:p>0,0006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Basic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80</text:p>
          </table:table-cell>
          <table:table-cell office:value-type="float" office:value="0.00742056" calcext:value-type="float">
            <text:p>0,007421</text:p>
          </table:table-cell>
          <table:table-cell table:style-name="ce1"/>
          <table:table-cell table:style-name="ce2" office:value-type="float" office:value="481.53" calcext:value-type="float">
            <text:p>481,53</text:p>
          </table:table-cell>
          <table:table-cell/>
          <table:table-cell table:style-name="ce1"/>
          <table:table-cell office:value-type="float" office:value="0.99918438" calcext:value-type="float">
            <text:p>0,999184</text:p>
          </table:table-cell>
          <table:table-cell office:value-type="float" office:value="1.000538774" calcext:value-type="float">
            <text:p>1,000539</text:p>
          </table:table-cell>
          <table:table-cell office:value-type="float" office:value="-0.0007281337" calcext:value-type="float">
            <text:p>-0,000728</text:p>
          </table:table-cell>
          <table:table-cell office:value-type="float" office:value="0.000569070221" calcext:value-type="float">
            <text:p>0,0005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Basic+3BCtcDeriv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0</text:p>
          </table:table-cell>
          <table:table-cell office:value-type="float" office:value="0.00485339" calcext:value-type="float">
            <text:p>0,004853</text:p>
          </table:table-cell>
          <table:table-cell table:style-name="ce1"/>
          <table:table-cell table:style-name="ce2" office:value-type="float" office:value="730.9" calcext:value-type="float">
            <text:p>730,90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80</text:p>
          </table:table-cell>
          <table:table-cell office:value-type="float" office:value="0.0103961" calcext:value-type="float">
            <text:p>0,010396</text:p>
          </table:table-cell>
          <table:table-cell table:style-name="ce1" office:value-type="string" calcext:value-type="string">
            <text:p>1sol parasite</text:p>
          </table:table-cell>
          <table:table-cell table:style-name="ce2" office:value-type="float" office:value="1558.93" calcext:value-type="float">
            <text:p>1558,93</text:p>
          </table:table-cell>
          <table:table-cell/>
          <table:table-cell table:style-name="ce1"/>
          <table:table-cell office:value-type="float" office:value="0.99878809" calcext:value-type="float">
            <text:p>0,998788</text:p>
          </table:table-cell>
          <table:table-cell office:value-type="float" office:value="1.0018013" calcext:value-type="float">
            <text:p>1,001801</text:p>
          </table:table-cell>
          <table:table-cell office:value-type="float" office:value="-0.0011603" calcext:value-type="float">
            <text:p>-0,001160</text:p>
          </table:table-cell>
          <table:table-cell office:value-type="float" office:value="0.0010012" calcext:value-type="float">
            <text:p>0,0010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+3BCtcDeriv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9</text:p>
          </table:table-cell>
          <table:table-cell office:value-type="float" office:value="0.00485339" calcext:value-type="float">
            <text:p>0,004853</text:p>
          </table:table-cell>
          <table:table-cell table:style-name="ce1"/>
          <table:table-cell table:style-name="ce2" office:value-type="float" office:value="674.57" calcext:value-type="float">
            <text:p>674,57</text:p>
          </table:table-cell>
          <table:table-cell/>
          <table:table-cell table:style-name="ce1"/>
          <table:table-cell office:value-type="float" office:value="0.99970172448" calcext:value-type="float">
            <text:p>0,999702</text:p>
          </table:table-cell>
          <table:table-cell office:value-type="float" office:value="1.0004195839" calcext:value-type="float">
            <text:p>1,000420</text:p>
          </table:table-cell>
          <table:table-cell office:value-type="float" office:value="-0.000518826" calcext:value-type="float">
            <text:p>-0,000519</text:p>
          </table:table-cell>
          <table:table-cell office:value-type="float" office:value="0.0006575498106" calcext:value-type="float">
            <text:p>0,0006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79</text:p>
          </table:table-cell>
          <table:table-cell office:value-type="float" office:value="0.0103702" calcext:value-type="float">
            <text:p>0,010370</text:p>
          </table:table-cell>
          <table:table-cell table:style-name="ce1" office:value-type="string" calcext:value-type="string">
            <text:p>1sol parasite</text:p>
          </table:table-cell>
          <table:table-cell table:style-name="ce2" office:value-type="float" office:value="2447.35" calcext:value-type="float">
            <text:p>2447,35</text:p>
          </table:table-cell>
          <table:table-cell/>
          <table:table-cell table:style-name="ce1"/>
          <table:table-cell office:value-type="float" office:value="0.99878809" calcext:value-type="float">
            <text:p>0,998788</text:p>
          </table:table-cell>
          <table:table-cell office:value-type="float" office:value="1.00180139" calcext:value-type="float">
            <text:p>1,001801</text:p>
          </table:table-cell>
          <table:table-cell office:value-type="float" office:value="-0.0011603" calcext:value-type="float">
            <text:p>-0,001160</text:p>
          </table:table-cell>
          <table:table-cell office:value-type="float" office:value="0.00100124095" calcext:value-type="float">
            <text:p>0,0010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table:number-columns-repeated="2"/>
          <table:table-cell table:style-name="ce1"/>
          <table:table-cell table:style-name="ce2" office:value-type="string" calcext:value-type="string">
            <text:p>&gt; 1h.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Deriv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<text:s/>48</text:p>
          </table:table-cell>
          <table:table-cell office:value-type="float" office:value="0.00326172" calcext:value-type="float">
            <text:p>0,003262</text:p>
          </table:table-cell>
          <table:table-cell table:style-name="ce1"/>
          <table:table-cell table:style-name="ce2" office:value-type="float" office:value="1535.05" calcext:value-type="float">
            <text:p>1535,05</text:p>
          </table:table-cell>
          <table:table-cell table:number-columns-repeated="2"/>
          <table:table-cell office:value-type="float" office:value="0.9990464" calcext:value-type="float">
            <text:p>0,999046</text:p>
          </table:table-cell>
          <table:table-cell office:value-type="float" office:value="1.0004036" calcext:value-type="float">
            <text:p>1,000404</text:p>
          </table:table-cell>
          <table:table-cell office:value-type="float" office:value="-0.000765" calcext:value-type="float">
            <text:p>-0,000765</text:p>
          </table:table-cell>
          <table:table-cell office:value-type="float" office:value="0.00033993074" calcext:value-type="float">
            <text:p>0,00034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table:number-columns-repeated="2"/>
          <table:table-cell table:style-name="ce1"/>
          <table:table-cell table:style-name="ce2"/>
          <table:table-cell table:number-columns-repeated="6"/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17_bvpsolveprob2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7</text:p>
          </table:table-cell>
          <table:table-cell office:value-type="float" office:value="0.00784059" calcext:value-type="float">
            <text:p>0,007841</text:p>
          </table:table-cell>
          <table:table-cell table:style-name="ce1"/>
          <table:table-cell table:style-name="ce2" office:value-type="float" office:value="437.05" calcext:value-type="float">
            <text:p>437,0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4</text:p>
          </table:table-cell>
          <table:table-cell office:value-type="float" office:value="0.0172583" calcext:value-type="float">
            <text:p>0,017258</text:p>
          </table:table-cell>
          <table:table-cell/>
          <table:table-cell table:style-name="ce2" office:value-type="float" office:value="107.62" calcext:value-type="float">
            <text:p>107,6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1</text:p>
          </table:table-cell>
          <table:table-cell office:value-type="float" office:value="0.0048533" calcext:value-type="float">
            <text:p>0,004853</text:p>
          </table:table-cell>
          <table:table-cell table:number-columns-repeated="2"/>
          <table:table-cell office:value-type="float" office:value="368.59" calcext:value-type="float">
            <text:p>368,59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<text:s/>18</text:p>
          </table:table-cell>
          <table:table-cell office:value-type="float" office:value="0.00666252" calcext:value-type="float">
            <text:p>0,006663</text:p>
          </table:table-cell>
          <table:table-cell table:style-name="ce1"/>
          <table:table-cell table:style-name="ce2"/>
          <table:table-cell office:value-type="float" office:value="182.69" calcext:value-type="float">
            <text:p>182,6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25" calcext:value-type="float">
            <text:p>0,025000</text:p>
          </table:table-cell>
          <table:table-cell table:style-name="ce1" office:value-type="string" calcext:value-type="string">
            <text:p>4sol.</text:p>
          </table:table-cell>
          <table:table-cell table:style-name="ce2" office:value-type="float" office:value="52.89" calcext:value-type="float">
            <text:p>52,89</text:p>
          </table:table-cell>
          <table:table-cell office:value-type="float" office:value="63.81" calcext:value-type="float">
            <text:p>63,8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office:value-type="float" office:value="0.00968309" calcext:value-type="float">
            <text:p>0,009683</text:p>
          </table:table-cell>
          <table:table-cell table:style-name="ce1"/>
          <table:table-cell table:style-name="ce2"/>
          <table:table-cell office:value-type="float" office:value="80.76" calcext:value-type="float">
            <text:p>80,76</text:p>
          </table:table-cell>
          <table:table-cell/>
          <table:table-cell office:value-type="float" office:value="-0.034025365" calcext:value-type="float">
            <text:p>-0,034025</text:p>
          </table:table-cell>
          <table:table-cell office:value-type="float" office:value="-0.0335425" calcext:value-type="float">
            <text:p>-0,033543</text:p>
          </table:table-cell>
          <table:table-cell office:value-type="float" office:value="-5.0459903" calcext:value-type="float">
            <text:p>-5,045990</text:p>
          </table:table-cell>
          <table:table-cell office:value-type="float" office:value="-5.01649504" calcext:value-type="float">
            <text:p>-5,0164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rr0tf</text:p>
          </table:table-cell>
          <table:table-cell office:value-type="string" calcext:value-type="string">
            <text:p>Level 6/8</text:p>
          </table:table-cell>
          <table:table-cell office:value-type="float" office:value="0.008248" calcext:value-type="float">
            <text:p>0,008248</text:p>
          </table:table-cell>
          <table:table-cell table:style-name="ce1" office:value-type="float" office:value="0.00705367" calcext:value-type="float">
            <text:p>0,007054</text:p>
          </table:table-cell>
          <table:table-cell table:style-name="ce2" office:value-type="float" office:value="40.55" calcext:value-type="float">
            <text:p>40,55</text:p>
          </table:table-cell>
          <table:table-cell office:value-type="float" office:value="53.04" calcext:value-type="float">
            <text:p>53,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+3Bnin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rr0tf</text:p>
          </table:table-cell>
          <table:table-cell office:value-type="string" calcext:value-type="string">
            <text:p>Level 0</text:p>
          </table:table-cell>
          <table:table-cell office:value-type="float" office:value="0.00278208" calcext:value-type="float">
            <text:p>0,002782</text:p>
          </table:table-cell>
          <table:table-cell table:style-name="ce1"/>
          <table:table-cell table:style-name="ce2"/>
          <table:table-cell office:value-type="float" office:value="161.26" calcext:value-type="float">
            <text:p>161,26</text:p>
          </table:table-cell>
          <table:table-cell/>
          <table:table-cell office:value-type="float" office:value="-0.0340291" calcext:value-type="float">
            <text:p>-0,034029</text:p>
          </table:table-cell>
          <table:table-cell office:value-type="float" office:value="-0.033789152" calcext:value-type="float">
            <text:p>-0,033789</text:p>
          </table:table-cell>
          <table:table-cell office:value-type="float" office:value="-5.035992" calcext:value-type="float">
            <text:p>-5,035992</text:p>
          </table:table-cell>
          <table:table-cell office:value-type="float" office:value="-5.0291277" calcext:value-type="float">
            <text:p>-5,0291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 office:value-type="float" office:value="0.00529174" calcext:value-type="float">
            <text:p>0,005292</text:p>
          </table:table-cell>
          <table:table-cell table:style-name="ce1"/>
          <table:table-cell table:style-name="ce2" office:value-type="float" office:value="172.51" calcext:value-type="float">
            <text:p>172,51</text:p>
          </table:table-cell>
          <table:table-cell office:value-type="float" office:value="34.78" calcext:value-type="float">
            <text:p>34,78</text:p>
          </table:table-cell>
          <table:table-cell/>
          <table:table-cell office:value-type="float" office:value="-0.033971365" calcext:value-type="float">
            <text:p>-0,033971</text:p>
          </table:table-cell>
          <table:table-cell office:value-type="float" office:value="-0.0338246677" calcext:value-type="float">
            <text:p>-0,033825</text:p>
          </table:table-cell>
          <table:table-cell office:value-type="float" office:value="-5.04502" calcext:value-type="float">
            <text:p>-5,045020</text:p>
          </table:table-cell>
          <table:table-cell office:value-type="float" office:value="-5.023235" calcext:value-type="float">
            <text:p>-5,0232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Guess-1e-8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 office:value-type="float" office:value="0.00296523" calcext:value-type="float">
            <text:p>0,002965</text:p>
          </table:table-cell>
          <table:table-cell table:style-name="ce1"/>
          <table:table-cell table:style-name="ce2"/>
          <table:table-cell office:value-type="float" office:value="38" calcext:value-type="float">
            <text:p>38,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office:value-type="float" office:value="0.00285317" calcext:value-type="float">
            <text:p>0,002853</text:p>
          </table:table-cell>
          <table:table-cell table:style-name="ce1"/>
          <table:table-cell/>
          <table:table-cell office:value-type="float" office:value="42.84" calcext:value-type="float">
            <text:p>42,84</text:p>
          </table:table-cell>
          <table:table-cell/>
          <table:table-cell office:value-type="float" office:value="-0.03395927" calcext:value-type="float">
            <text:p>-0,033959</text:p>
          </table:table-cell>
          <table:table-cell office:value-type="float" office:value="-0.03386525" calcext:value-type="float">
            <text:p>-0,033865</text:p>
          </table:table-cell>
          <table:table-cell office:value-type="float" office:value="-5.036951" calcext:value-type="float">
            <text:p>-5,036951</text:p>
          </table:table-cell>
          <table:table-cell office:value-type="float" office:value="-5.0228389" calcext:value-type="float">
            <text:p>-5,0228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</text:p>
          </table:table-cell>
          <table:table-cell office:value-type="float" office:value="0.00367929" calcext:value-type="float">
            <text:p>0,003679</text:p>
          </table:table-cell>
          <table:table-cell table:style-name="ce1"/>
          <table:table-cell table:style-name="ce2" office:value-type="float" office:value="580.45" calcext:value-type="float">
            <text:p>580,45</text:p>
          </table:table-cell>
          <table:table-cell office:value-type="float" office:value="122.89" calcext:value-type="float">
            <text:p>122,89</text:p>
          </table:table-cell>
          <table:table-cell/>
          <table:table-cell office:value-type="float" office:value="-0.03395927" calcext:value-type="float">
            <text:p>-0,033959</text:p>
          </table:table-cell>
          <table:table-cell office:value-type="float" office:value="-0.03386525" calcext:value-type="float">
            <text:p>-0,033865</text:p>
          </table:table-cell>
          <table:table-cell office:value-type="float" office:value="-5.036951" calcext:value-type="float">
            <text:p>-5,036951</text:p>
          </table:table-cell>
          <table:table-cell office:value-type="float" office:value="-5.0228389" calcext:value-type="float">
            <text:p>-5,0228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Guess+3Bnin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221182" calcext:value-type="float">
            <text:p>0,002212</text:p>
          </table:table-cell>
          <table:table-cell table:style-name="ce1"/>
          <table:table-cell table:style-name="ce2"/>
          <table:table-cell office:value-type="float" office:value="115.92" calcext:value-type="float">
            <text:p>115,92</text:p>
          </table:table-cell>
          <table:table-cell/>
          <table:table-cell office:value-type="float" office:value="-0.03395927" calcext:value-type="float">
            <text:p>-0,033959</text:p>
          </table:table-cell>
          <table:table-cell office:value-type="float" office:value="-0.03386525" calcext:value-type="float">
            <text:p>-0,033865</text:p>
          </table:table-cell>
          <table:table-cell office:value-type="float" office:value="-5.036951" calcext:value-type="float">
            <text:p>-5,036951</text:p>
          </table:table-cell>
          <table:table-cell office:value-type="float" office:value="-5.0228389" calcext:value-type="float">
            <text:p>-5,022839</text:p>
          </table:table-cell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18_bvpsolveprob34</text:p>
          </table:table-cell>
          <table:table-cell office:value-type="string" calcext:value-type="string">
            <text:p>bvp 2sol.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/>
          <table:table-cell table:style-name="ce1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0</text:p>
          </table:table-cell>
          <table:table-cell office:value-type="float" office:value="0.0363547" calcext:value-type="float">
            <text:p>0,036355</text:p>
          </table:table-cell>
          <table:table-cell table:style-name="ce1" office:value-type="float" office:value="0.034182" calcext:value-type="float">
            <text:p>0,034182</text:p>
          </table:table-cell>
          <table:table-cell table:style-name="ce2" office:value-type="float" office:value="853.33" calcext:value-type="float">
            <text:p>853,33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9</text:p>
          </table:table-cell>
          <table:table-cell office:value-type="float" office:value="0.0348006" calcext:value-type="float">
            <text:p>0,034801</text:p>
          </table:table-cell>
          <table:table-cell table:style-name="ce1" office:value-type="float" office:value="0.0169945" calcext:value-type="float">
            <text:p>0,016995</text:p>
          </table:table-cell>
          <table:table-cell table:style-name="ce2" office:value-type="float" office:value="650.37" calcext:value-type="float">
            <text:p>650,37</text:p>
          </table:table-cell>
          <table:table-cell/>
          <table:table-cell table:style-name="ce1"/>
          <table:table-cell office:value-type="float" office:value="10.836568004" calcext:value-type="float">
            <text:p>10,836568</text:p>
          </table:table-cell>
          <table:table-cell office:value-type="float" office:value="10.85128922" calcext:value-type="float">
            <text:p>10,851289</text:p>
          </table:table-cell>
          <table:table-cell office:value-type="float" office:value="0.547569" calcext:value-type="float">
            <text:p>0,547569</text:p>
          </table:table-cell>
          <table:table-cell office:value-type="float" office:value="0.56146063" calcext:value-type="float">
            <text:p>0,5614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0</text:p>
          </table:table-cell>
          <table:table-cell office:value-type="float" office:value="0.0415159" calcext:value-type="float">
            <text:p>0,041516</text:p>
          </table:table-cell>
          <table:table-cell table:style-name="ce1" office:value-type="float" office:value="0.0190573" calcext:value-type="float">
            <text:p>0,019057</text:p>
          </table:table-cell>
          <table:table-cell table:style-name="ce2" office:value-type="float" office:value="911.01" calcext:value-type="float">
            <text:p>911,01</text:p>
          </table:table-cell>
          <table:table-cell office:value-type="string" calcext:value-type="string">
            <text:p>hamilton</text:p>
          </table:table-cell>
          <table:table-cell table:style-name="ce1"/>
          <table:table-cell office:value-type="float" office:value="10.83056583" calcext:value-type="float">
            <text:p>10,830566</text:p>
          </table:table-cell>
          <table:table-cell office:value-type="float" office:value="10.857752444" calcext:value-type="float">
            <text:p>10,85775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nincr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0</text:p>
          </table:table-cell>
          <table:table-cell office:value-type="float" office:value="0.0472702" calcext:value-type="float">
            <text:p>0,047270</text:p>
          </table:table-cell>
          <table:table-cell table:style-name="ce1" office:value-type="float" office:value="0.025054" calcext:value-type="float">
            <text:p>0,025054</text:p>
          </table:table-cell>
          <table:table-cell table:style-name="ce2" office:value-type="float" office:value="1675.16" calcext:value-type="float">
            <text:p>1675,16</text:p>
          </table:table-cell>
          <table:table-cell/>
          <table:table-cell table:style-name="ce1"/>
          <table:table-cell office:value-type="float" office:value="10.8246919" calcext:value-type="float">
            <text:p>10,824692</text:p>
          </table:table-cell>
          <table:table-cell office:value-type="float" office:value="10.86831484" calcext:value-type="float">
            <text:p>10,868315</text:p>
          </table:table-cell>
          <table:table-cell office:value-type="float" office:value="0.530186" calcext:value-type="float">
            <text:p>0,530186</text:p>
          </table:table-cell>
          <table:table-cell office:value-type="float" office:value="0.55121343" calcext:value-type="float">
            <text:p>0,5512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/>
          <table:table-cell table:style-name="ce1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/>
          <table:table-cell table:style-name="ce1"/>
          <table:table-cell table:style-name="ce2" office:value-type="string" calcext:value-type="string">
            <text:p>&gt;2h.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9</text:p>
          </table:table-cell>
          <table:table-cell office:value-type="float" office:value="0.0427179" calcext:value-type="float">
            <text:p>0,042718</text:p>
          </table:table-cell>
          <table:table-cell table:style-name="ce1" office:value-type="float" office:value="0.00379227" calcext:value-type="float">
            <text:p>0,003792</text:p>
          </table:table-cell>
          <table:table-cell table:style-name="ce2" office:value-type="float" office:value="1506.02" calcext:value-type="float">
            <text:p>1506,02</text:p>
          </table:table-cell>
          <table:table-cell office:value-type="string" calcext:value-type="string">
            <text:p>hamilto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+3Bbasicnincr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9</text:p>
          </table:table-cell>
          <table:table-cell office:value-type="float" office:value="0.040143" calcext:value-type="float">
            <text:p>0,040143</text:p>
          </table:table-cell>
          <table:table-cell table:style-name="ce1" office:value-type="float" office:value="0.0299517" calcext:value-type="float">
            <text:p>0,029952</text:p>
          </table:table-cell>
          <table:table-cell table:style-name="ce2" office:value-type="float" office:value="2338.9" calcext:value-type="float">
            <text:p>2338,9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nincr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9</text:p>
          </table:table-cell>
          <table:table-cell office:value-type="float" office:value="0.0328673" calcext:value-type="float">
            <text:p>0,032867</text:p>
          </table:table-cell>
          <table:table-cell table:style-name="ce1" office:value-type="float" office:value="0.0299252" calcext:value-type="float">
            <text:p>0,029925</text:p>
          </table:table-cell>
          <table:table-cell table:style-name="ce2" office:value-type="float" office:value="10828.44" calcext:value-type="float">
            <text:p>10828,44</text:p>
          </table:table-cell>
          <table:table-cell table:number-columns-repeated="2"/>
          <table:table-cell office:value-type="float" office:value="10.831039862" calcext:value-type="float">
            <text:p>10,831040</text:p>
          </table:table-cell>
          <table:table-cell office:value-type="float" office:value="10.853643" calcext:value-type="float">
            <text:p>10,853643</text:p>
          </table:table-cell>
          <table:table-cell office:value-type="float" office:value="0.546099" calcext:value-type="float">
            <text:p>0,546099</text:p>
          </table:table-cell>
          <table:table-cell office:value-type="float" office:value="0.5699127" calcext:value-type="float">
            <text:p>0,5699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0</text:p>
          </table:table-cell>
          <table:table-cell office:value-type="float" office:value="0.041507" calcext:value-type="float">
            <text:p>0,041507</text:p>
          </table:table-cell>
          <table:table-cell table:style-name="ce1" office:value-type="float" office:value="0.0191604" calcext:value-type="float">
            <text:p>0,019160</text:p>
          </table:table-cell>
          <table:table-cell table:style-name="ce2" office:value-type="float" office:value="1697.64" calcext:value-type="float">
            <text:p>1697,64</text:p>
          </table:table-cell>
          <table:table-cell office:value-type="string" calcext:value-type="string">
            <text:p>hamilton</text:p>
          </table:table-cell>
          <table:table-cell/>
          <table:table-cell office:value-type="float" office:value="10.830561" calcext:value-type="float">
            <text:p>10,830561</text:p>
          </table:table-cell>
          <table:table-cell office:value-type="float" office:value="10.857748" calcext:value-type="float">
            <text:p>10,857748</text:p>
          </table:table-cell>
          <table:table-cell office:value-type="float" office:value="0.5457278" calcext:value-type="float">
            <text:p>0,545728</text:p>
          </table:table-cell>
          <table:table-cell office:value-type="float" office:value="0.5636776" calcext:value-type="float">
            <text:p>0,5636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Guess+3Bnincr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0</text:p>
          </table:table-cell>
          <table:table-cell office:value-type="float" office:value="0.0427749" calcext:value-type="float">
            <text:p>0,042775</text:p>
          </table:table-cell>
          <table:table-cell table:style-name="ce1" office:value-type="float" office:value="0.020419" calcext:value-type="float">
            <text:p>0,020419</text:p>
          </table:table-cell>
          <table:table-cell table:style-name="ce2" office:value-type="float" office:value="9862.34" calcext:value-type="float">
            <text:p>9862,34</text:p>
          </table:table-cell>
          <table:table-cell table:number-columns-repeated="6"/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19_wrappingivp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</text:p>
          </table:table-cell>
          <table:table-cell office:value-type="float" office:value="0.036159" calcext:value-type="float">
            <text:p>0,036159</text:p>
          </table:table-cell>
          <table:table-cell table:style-name="ce1"/>
          <table:table-cell table:style-name="ce2" office:value-type="float" office:value="30.85" calcext:value-type="float">
            <text:p>30,8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0</text:p>
          </table:table-cell>
          <table:table-cell office:value-type="float" office:value="0.0272403" calcext:value-type="float">
            <text:p>0,027240</text:p>
          </table:table-cell>
          <table:table-cell table:style-name="ce1"/>
          <table:table-cell table:style-name="ce2" office:value-type="float" office:value="261.887" calcext:value-type="float">
            <text:p>261,8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too many bis.</text:p>
          </table:table-cell>
          <table:table-cell/>
          <table:table-cell table:style-name="ce1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1</text:p>
          </table:table-cell>
          <table:table-cell office:value-type="float" office:value="0.0276056" calcext:value-type="float">
            <text:p>0,027606</text:p>
          </table:table-cell>
          <table:table-cell table:style-name="ce1"/>
          <table:table-cell table:style-name="ce2" office:value-type="float" office:value="296.267" calcext:value-type="float">
            <text:p>296,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office:value-type="float" office:value="0.0269703" calcext:value-type="float">
            <text:p>0,026970</text:p>
          </table:table-cell>
          <table:table-cell/>
          <table:table-cell office:value-type="float" office:value="244.89" calcext:value-type="float">
            <text:p>244,89</text:p>
          </table:table-cell>
          <table:table-cell table:number-columns-repeated="6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nobiss </text:p>
          </table:table-cell>
          <table:table-cell office:value-type="string" calcext:value-type="string">
            <text:p>0 bis</text:p>
          </table:table-cell>
          <table:table-cell table:style-name="Default" office:value-type="float" office:value="0.0349704" calcext:value-type="float">
            <text:p>0,0349704</text:p>
          </table:table-cell>
          <table:table-cell table:number-columns-repeated="2"/>
          <table:table-cell office:value-type="float" office:value="131.573" calcext:value-type="float">
            <text:p>131,5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5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10</text:p>
          </table:table-cell>
          <table:table-cell/>
          <table:table-cell table:style-name="ce1"/>
          <table:table-cell/>
          <table:table-cell office:value-type="float" office:value="296.26" calcext:value-type="float">
            <text:p>296,26</text:p>
          </table:table-cell>
          <table:table-cell office:value-type="float" office:value="2230.37" calcext:value-type="float">
            <text:p>2230,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string" calcext:value-type="string">
            <text:p>nobiss </text:p>
          </table:table-cell>
          <table:table-cell office:value-type="string" calcext:value-type="string">
            <text:p>0 bis</text:p>
          </table:table-cell>
          <table:table-cell table:style-name="Default" office:value-type="float" office:value="0.0226739" calcext:value-type="float">
            <text:p>0,0226739</text:p>
          </table:table-cell>
          <table:table-cell table:number-columns-repeated="2"/>
          <table:table-cell office:value-type="float" office:value="191.659" calcext:value-type="float">
            <text:p>191,6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10</text:p>
          </table:table-cell>
          <table:table-cell office:value-type="float" office:value="0.0469336" calcext:value-type="float">
            <text:p>0,046934</text:p>
          </table:table-cell>
          <table:table-cell table:style-name="ce1"/>
          <table:table-cell table:style-name="ce2" office:value-type="float" office:value="1684.01" calcext:value-type="float">
            <text:p>1684,01</text:p>
          </table:table-cell>
          <table:table-cell/>
          <table:table-cell office:value-type="float" office:value="1049.41" calcext:value-type="float">
            <text:p>1049,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office:value-type="float" office:value="0.0315847" calcext:value-type="float">
            <text:p>0,031585</text:p>
          </table:table-cell>
          <table:table-cell/>
          <table:table-cell office:value-type="float" office:value="171.23" calcext:value-type="float">
            <text:p>171,23</text:p>
          </table:table-cell>
          <table:table-cell office:value-type="float" office:value="46.41" calcext:value-type="float">
            <text:p>46,4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office:value-type="float" office:value="0.0230414" calcext:value-type="float">
            <text:p>0,023041</text:p>
          </table:table-cell>
          <table:table-cell table:number-columns-repeated="2"/>
          <table:table-cell office:value-type="float" office:value="272.076" calcext:value-type="float">
            <text:p>272,08</text:p>
          </table:table-cell>
          <table:table-cell table:number-columns-repeated="5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CtcDyncid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1</text:p>
          </table:table-cell>
          <table:table-cell office:value-type="float" office:value="0.0315371" calcext:value-type="float">
            <text:p>0,031537</text:p>
          </table:table-cell>
          <table:table-cell table:number-columns-repeated="2"/>
          <table:table-cell office:value-type="float" office:value="75.78" calcext:value-type="float">
            <text:p>75,7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+3B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1</text:p>
          </table:table-cell>
          <table:table-cell office:value-type="float" office:value="0.0307655" calcext:value-type="float">
            <text:p>0,030766</text:p>
          </table:table-cell>
          <table:table-cell table:number-columns-repeated="2"/>
          <table:table-cell office:value-type="float" office:value="352.52" calcext:value-type="float">
            <text:p>352,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office:value-type="float" office:value="0.0293515" calcext:value-type="float">
            <text:p>0,029352</text:p>
          </table:table-cell>
          <table:table-cell table:number-columns-repeated="2"/>
          <table:table-cell office:value-type="float" office:value="156.65" calcext:value-type="float">
            <text:p>156,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_wrappingiivp</text:p>
          </table:table-cell>
          <table:table-cell office:value-type="string" calcext:value-type="string">
            <text:p>iivp [-0,1 0,1]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Domain[0,3]</text:p>
          </table:table-cell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/>
          <table:table-cell office:value-type="string" calcext:value-type="string">
            <text:p>in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tcDynCid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string" calcext:value-type="string">
            <text:p>t0</text:p>
          </table:table-cell>
          <table:table-cell/>
          <table:table-cell office:value-type="string" calcext:value-type="string">
            <text:p>in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office:value-type="float" office:value="2.68556" calcext:value-type="float">
            <text:p>2,685560</text:p>
          </table:table-cell>
          <table:table-cell table:number-columns-repeated="2"/>
          <table:table-cell office:value-type="float" office:value="158.829" calcext:value-type="float">
            <text:p>158,8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office:value-type="float" office:value="2.68556" calcext:value-type="float">
            <text:p>2,685560</text:p>
          </table:table-cell>
          <table:table-cell table:number-columns-repeated="2"/>
          <table:table-cell office:value-type="float" office:value="105.76" calcext:value-type="float">
            <text:p>105,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2</text:p>
          </table:table-cell>
          <table:table-cell table:style-name="Default" office:value-type="float" office:value="3.25733" calcext:value-type="float">
            <text:p>3,25733</text:p>
          </table:table-cell>
          <table:table-cell table:number-columns-repeated="2"/>
          <table:table-cell office:value-type="float" office:value="158.118" calcext:value-type="float">
            <text:p>158,12</text:p>
          </table:table-cell>
          <table:table-cell/>
          <table:table-cell office:value-type="float" office:value="-1.4383264" calcext:value-type="float">
            <text:p>-1,438326</text:p>
          </table:table-cell>
          <table:table-cell office:value-type="float" office:value="-0.5454843" calcext:value-type="float">
            <text:p>-0,545484</text:p>
          </table:table-cell>
          <table:table-cell office:value-type="float" office:value="-0.32940578" calcext:value-type="float">
            <text:p>-0,329406</text:p>
          </table:table-cell>
          <table:table-cell office:value-type="float" office:value="0.7214808039" calcext:value-type="float">
            <text:p>0,7214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.68552" calcext:value-type="float">
            <text:p>2,685520</text:p>
          </table:table-cell>
          <table:table-cell/>
          <table:table-cell office:value-type="float" office:value="875.503" calcext:value-type="float">
            <text:p>875,503</text:p>
          </table:table-cell>
          <table:table-cell table:number-columns-repeated="2"/>
          <table:table-cell office:value-type="float" office:value="-1.4460549" calcext:value-type="float">
            <text:p>-1,446055</text:p>
          </table:table-cell>
          <table:table-cell office:value-type="float" office:value="-0.500788" calcext:value-type="float">
            <text:p>-0,500788</text:p>
          </table:table-cell>
          <table:table-cell office:value-type="float" office:value="-0.43923738" calcext:value-type="float">
            <text:p>-0,439237</text:p>
          </table:table-cell>
          <table:table-cell office:value-type="float" office:value="0.7659543" calcext:value-type="float">
            <text:p>0,7659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biss.</text:p>
          </table:table-cell>
          <table:table-cell/>
          <table:table-cell office:value-type="float" office:value="8.9778" calcext:value-type="float">
            <text:p>8,977800</text:p>
          </table:table-cell>
          <table:table-cell table:number-columns-repeated="2"/>
          <table:table-cell office:value-type="float" office:value="13.8493" calcext:value-type="float">
            <text:p>13,8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Guesslim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biss.</text:p>
          </table:table-cell>
          <table:table-cell/>
          <table:table-cell office:value-type="float" office:value="8.97745" calcext:value-type="float">
            <text:p>8,977450</text:p>
          </table:table-cell>
          <table:table-cell/>
          <table:table-cell office:value-type="float" office:value="38.46" calcext:value-type="float">
            <text:p>38,46</text:p>
          </table:table-cell>
          <table:table-cell office:value-type="float" office:value="14.3" calcext:value-type="float">
            <text:p>14,3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biss.</text:p>
          </table:table-cell>
          <table:table-cell/>
          <table:table-cell office:value-type="float" office:value="8.96959" calcext:value-type="float">
            <text:p>8,969590</text:p>
          </table:table-cell>
          <table:table-cell/>
          <table:table-cell office:value-type="float" office:value="29.66" calcext:value-type="float">
            <text:p>29,6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office:value-type="float" office:value="2.67714" calcext:value-type="float">
            <text:p>2,677140</text:p>
          </table:table-cell>
          <table:table-cell/>
          <table:table-cell office:value-type="float" office:value="288.351" calcext:value-type="float">
            <text:p>288,351</text:p>
          </table:table-cell>
          <table:table-cell table:number-columns-repeated="2"/>
          <table:table-cell office:value-type="float" office:value="-1.45031111" calcext:value-type="float">
            <text:p>-1,450311</text:p>
          </table:table-cell>
          <table:table-cell office:value-type="float" office:value="-0.5109134" calcext:value-type="float">
            <text:p>-0,510913</text:p>
          </table:table-cell>
          <table:table-cell office:value-type="float" office:value="-0.42329267" calcext:value-type="float">
            <text:p>-0,423293</text:p>
          </table:table-cell>
          <table:table-cell office:value-type="float" office:value="0.7433007563" calcext:value-type="float">
            <text:p>0,7433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office:value-type="float" office:value="2.66653" calcext:value-type="float">
            <text:p>2,666530</text:p>
          </table:table-cell>
          <table:table-cell/>
          <table:table-cell office:value-type="float" office:value="587.629" calcext:value-type="float">
            <text:p>587,629</text:p>
          </table:table-cell>
          <table:table-cell office:value-type="float" office:value="177.409" calcext:value-type="float">
            <text:p>177,41</text:p>
          </table:table-cell>
          <table:table-cell/>
          <table:table-cell office:value-type="float" office:value="-1.44766778" calcext:value-type="float">
            <text:p>-1,447668</text:p>
          </table:table-cell>
          <table:table-cell office:value-type="float" office:value="-0.5135577" calcext:value-type="float">
            <text:p>-0,513558</text:p>
          </table:table-cell>
          <table:table-cell office:value-type="float" office:value="-0.4206701" calcext:value-type="float">
            <text:p>-0,420670</text:p>
          </table:table-cell>
          <table:table-cell office:value-type="float" office:value="0.7396055319" calcext:value-type="float">
            <text:p>0,7396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Guess-1e-8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office:value-type="float" office:value="2.66708" calcext:value-type="float">
            <text:p>2,667080</text:p>
          </table:table-cell>
          <table:table-cell table:number-columns-repeated="2"/>
          <table:table-cell office:value-type="float" office:value="166.23" calcext:value-type="float">
            <text:p>166,23</text:p>
          </table:table-cell>
          <table:table-cell/>
          <table:table-cell office:value-type="float" office:value="-1.447669842" calcext:value-type="float">
            <text:p>-1,447670</text:p>
          </table:table-cell>
          <table:table-cell office:value-type="float" office:value="-0.5135565395" calcext:value-type="float">
            <text:p>-0,513557</text:p>
          </table:table-cell>
          <table:table-cell office:value-type="float" office:value="-0.42067158" calcext:value-type="float">
            <text:p>-0,420672</text:p>
          </table:table-cell>
          <table:table-cell office:value-type="float" office:value="0.73960847" calcext:value-type="float">
            <text:p>0,7396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office:value-type="float" office:value="2.66287" calcext:value-type="float">
            <text:p>2,662870</text:p>
          </table:table-cell>
          <table:table-cell/>
          <table:table-cell office:value-type="float" office:value="1047.1" calcext:value-type="float">
            <text:p>1047,1</text:p>
          </table:table-cell>
          <table:table-cell table:number-columns-repeated="2"/>
          <table:table-cell office:value-type="float" office:value="-1.44658" calcext:value-type="float">
            <text:p>-1,446580</text:p>
          </table:table-cell>
          <table:table-cell office:value-type="float" office:value="-0.514623" calcext:value-type="float">
            <text:p>-0,514623</text:p>
          </table:table-cell>
          <table:table-cell office:value-type="float" office:value="-0.419567" calcext:value-type="float">
            <text:p>-0,419567</text:p>
          </table:table-cell>
          <table:table-cell office:value-type="float" office:value="0.73806792" calcext:value-type="float">
            <text:p>0,7380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office:value-type="float" office:value="2.66653" calcext:value-type="float">
            <text:p>2,666530</text:p>
          </table:table-cell>
          <table:table-cell/>
          <table:table-cell office:value-type="float" office:value="527.954" calcext:value-type="float">
            <text:p>527,954</text:p>
          </table:table-cell>
          <table:table-cell table:number-columns-repeated="2"/>
          <table:table-cell office:value-type="float" office:value="-1.44751272" calcext:value-type="float">
            <text:p>-1,447513</text:p>
          </table:table-cell>
          <table:table-cell office:value-type="float" office:value="-0.5137023" calcext:value-type="float">
            <text:p>-0,513702</text:p>
          </table:table-cell>
          <table:table-cell office:value-type="float" office:value="-0.4205223" calcext:value-type="float">
            <text:p>-0,420522</text:p>
          </table:table-cell>
          <table:table-cell office:value-type="float" office:value="0.7394137" calcext:value-type="float">
            <text:p>0,7394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biss.</text:p>
          </table:table-cell>
          <table:table-cell/>
          <table:table-cell office:value-type="float" office:value="8.96102" calcext:value-type="float">
            <text:p>8,961020</text:p>
          </table:table-cell>
          <table:table-cell/>
          <table:table-cell office:value-type="float" office:value="57.51" calcext:value-type="float">
            <text:p>57,5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2</text:p>
          </table:table-cell>
          <table:table-cell table:style-name="Default" office:value-type="float" office:value="3.2341" calcext:value-type="float">
            <text:p>3,2341</text:p>
          </table:table-cell>
          <table:table-cell table:number-columns-repeated="2"/>
          <table:table-cell office:value-type="float" office:value="229.301" calcext:value-type="float">
            <text:p>229,30</text:p>
          </table:table-cell>
          <table:table-cell/>
          <table:table-cell office:value-type="float" office:value="-1.31024462" calcext:value-type="float">
            <text:p>-1,310245</text:p>
          </table:table-cell>
          <table:table-cell office:value-type="float" office:value="-0.713479755" calcext:value-type="float">
            <text:p>-0,713480</text:p>
          </table:table-cell>
          <table:table-cell office:value-type="float" office:value="-0.2181609" calcext:value-type="float">
            <text:p>-0,218161</text:p>
          </table:table-cell>
          <table:table-cell office:value-type="float" office:value="0.57750083" calcext:value-type="float">
            <text:p>0,577501</text:p>
          </table:table-cell>
        </table:table-row>
        <table:table-row table:style-name="ro1" table:number-rows-repeated="1048374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  <table:database-ranges>
        <table:database-range table:name="__Anonymous_Sheet_DB__3" table:target-range-address="solver3.A114:solver3.AMJ114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6" loext:min-decimal-places="6"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1">
      <number:number number:decimal-places="0" loext:min-decimal-places="0" number:min-integer-digits="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5">00/00/0000</text:date>, <text:time style:data-style-name="N2" text:time-value="09:48:56.9964909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7T14:16:29.774816876</meta:creation-date>
    <dc:date>2020-04-15T11:33:05.238175737</dc:date>
    <meta:editing-duration>P14DT19H43M42S</meta:editing-duration>
    <meta:editing-cycles>161</meta:editing-cycles>
    <meta:generator>LibreOffice/5.1.6.2$Linux_X86_64 LibreOffice_project/10m0$Build-2</meta:generator>
    <meta:document-statistic meta:table-count="4" meta:cell-count="5612" meta:object-count="0"/>
  </office:meta>
</office:document-meta>
</file>